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1882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ext-properties style:font-name="Courier New" fo:font-size="10pt" style:font-size-asian="10pt" style:font-size-complex="10pt"/>
    </style:style>
    <style:style style:name="ce4" style:family="table-cell" style:parent-style-name="Excel_20_Built-in_20_Normal">
      <style:text-properties style:font-name="Courier New" fo:font-size="10pt" style:font-name-asian="Courier New" style:font-size-asian="10pt" style:font-size-complex="10pt"/>
    </style:style>
    <style:style style:name="ce5" style:family="table-cell" style:parent-style-name="Default">
      <style:text-properties style:font-name="Courier New" style:font-name-asian="Arial Unicode MS" style:font-name-complex="Arial Unicode MS"/>
    </style:style>
    <style:style style:name="ce6" style:family="table-cell" style:parent-style-name="Excel_20_Built-in_20_Normal">
      <style:text-properties style:font-name="Courier New" fo:font-size="10pt" fo:language="en" fo:country="US" style:font-name-asian="Courier New" style:font-size-asian="10pt" style:language-asian="en" style:country-asian="US" style:font-size-complex="10pt" style:language-complex="en" style:country-complex="US"/>
    </style:style>
    <style:style style:name="ce7" style:family="table-cell" style:parent-style-name="Default">
      <style:text-properties style:font-name="Courier New"/>
    </style:style>
    <style:style style:name="ce8" style:family="table-cell" style:parent-style-name="Excel_20_Built-in_20_Normal">
      <style:text-properties style:font-name="Courier New"/>
    </style:style>
    <style:style style:name="ce9" style:family="table-cell" style:parent-style-name="TableStyleLight1" style:data-style-name="N12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0" style:family="table-cell" style:parent-style-name="Excel_20_Built-in_20_Normal" style:data-style-name="N8037">
      <style:text-properties style:font-name="Courier New" fo:font-size="10pt" style:font-size-asian="10pt" style:font-size-complex="10pt"/>
    </style:style>
    <style:style style:name="ce12" style:family="table-cell" style:parent-style-name="Excel_20_Built-in_20_Normal" style:data-style-name="N8037">
      <style:text-properties style:font-name="Courier New"/>
    </style:style>
    <style:style style:name="ce13" style:family="table-cell" style:parent-style-name="Default">
      <style:text-properties style:font-name="Courier New" fo:font-size="10pt"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3"/>
        <table:table-column table:style-name="co4" table:default-cell-style-name="ce10"/>
        <table:table-column table:style-name="co6" table:default-cell-style-name="ce3"/>
        <table:table-column table:style-name="co3" table:number-columns-repeated="1014" table:default-cell-style-name="ce3"/>
        <table:table-column table:style-name="co3" table:number-columns-repeated="4" table:default-cell-style-name="ce13"/>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9"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service.apella.grnet.gr/apella.html#issues"&gt;Helpdesk&lt;/a&gt;.</text:p>
          </table:table-cell>
          <table:table-cell table:style-name="ce9" office:value-type="date" office:date-value="2014-01-30">
            <text:p>30/01/14</text:p>
          </table:table-cell>
          <table:table-cell table:formula="of:=IF([.A2]=[.C2];&quot;OK&quot;;&quot;ERROR&quot;)" office:value-type="string" office:string-value="OK">
            <text:p>OK</text:p>
          </table:table-cell>
          <table:table-cell table:formula="of:=CONCATENATE([.A2];&quot;=&quot;;[.B2])"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service.apella.grnet.gr/apella.html#issues&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formula="of:=CONCATENATE([.C2];&quot;=&quot;;[.D2])" office:value-type="string" office:string-value="account_helpdesk_for_edit=In order to change some of the already filled data of your account or profile please contact the &lt;a href=&quot;https://service.apella.grnet.gr/apella.html#issues&quot;&gt;Helpdesk&lt;/a&gt;.">
            <text:p>account_helpdesk_for_edit=In order to change some of the already filled data of your account or profile please contact the &lt;a href="https://service.apella.grnet.gr/apella.html#issues"&gt;Helpdesk&lt;/a&g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9"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ccountTitle=Διαχείριση Λογαριασμού">
            <text:p>AccountTitle=Διαχείριση Λογαριασμού</text:p>
          </table:table-cell>
          <table:table-cell table:formula="of:=CONCATENATE([.C3];&quot;=&quot;;[.D3])"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9"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4];&quot;=&quot;;[.D4])"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9"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Phase=Προσθήκη Κατάστασης">
            <text:p>AddPhase=Προσθήκη Κατάστασης</text:p>
          </table:table-cell>
          <table:table-cell table:formula="of:=CONCATENATE([.C5];&quot;=&quot;;[.D5])"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9"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dress=Διεύθυνση">
            <text:p>Address=Διεύθυνση</text:p>
          </table:table-cell>
          <table:table-cell table:formula="of:=CONCATENATE([.C6];&quot;=&quot;;[.D6])"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9"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ADMINISTRATOR=Διαχειριστής ΑΠΕΛΛΑ">
            <text:p>ADMINISTRATOR=Διαχειριστής ΑΠΕΛΛΑ</text:p>
          </table:table-cell>
          <table:table-cell table:formula="of:=CONCATENATE([.C7];&quot;=&quot;;[.D7])" office:value-type="string" office:string-value="ADMINISTRATOR=Administrator">
            <text:p>ADMINISTRATOR=Administrator</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9"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9"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9" office:value-type="date" office:date-value="2013-12-11">
            <text:p>11/12/13</text:p>
          </table:table-cell>
          <table:table-cell table:formula="of:=IF([.A10]=[.C10];&quot;OK&quot;;&quot;ERROR&quot;)" office:value-type="string" office:string-value="OK">
            <text:p>OK</text:p>
          </table:table-cell>
          <table:table-cell table:formula="of:=CONCATENATE([.A10];&quot;=&quot;;[.B10])"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10];&quot;=&quot;;[.D10])"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9"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List=Ανακοινώσεις">
            <text:p>AnnouncemenList=Ανακοινώσεις</text:p>
          </table:table-cell>
          <table:table-cell table:formula="of:=CONCATENATE([.C11];&quot;=&quot;;[.D11])"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9"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
            <text:p>AnnouncementRoleStatus=</text:p>
          </table:table-cell>
          <table:table-cell table:formula="of:=CONCATENATE([.C12];&quot;=&quot;;[.D12])"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9"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ACTIVE=Το προφίλ {0} είναι ενεργό.">
            <text:p>AnnouncementRoleStatusACTIVE=Το προφίλ {0} είναι ενεργό.</text:p>
          </table:table-cell>
          <table:table-cell table:formula="of:=CONCATENATE([.C13];&quot;=&quot;;[.D13])"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9"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4];&quot;=&quot;;[.D14])"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9"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5];&quot;=&quot;;[.D15])"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9" office:value-type="date" office:date-value="2014-01-07">
            <text:p>07/01/14</text:p>
          </table:table-cell>
          <table:table-cell table:formula="of:=IF([.A16]=[.C16];&quot;OK&quot;;&quot;ERROR&quot;)" office:value-type="string" office:string-value="OK">
            <text:p>OK</text:p>
          </table:table-cell>
          <table:table-cell table:formula="of:=CONCATENATE([.A16];&quot;=&quot;;[.B16])"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16];&quot;=&quot;;[.D16])"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9" office:value-type="date" office:date-value="2013-12-11">
            <text:p>11/12/13</text:p>
          </table:table-cell>
          <table:table-cell table:formula="of:=IF([.A17]=[.C17];&quot;OK&quot;;&quot;ERROR&quot;)" office:value-type="string" office:string-value="OK">
            <text:p>OK</text:p>
          </table:table-cell>
          <table:table-cell table:formula="of:=CONCATENATE([.A17];&quot;=&quot;;[.B17])" office:value-type="string" office:string-value="ApellaTitle=Εκλογή και Εξέλιξη μελών ΔΕΠ">
            <text:p>ApellaTitle=Εκλογή και Εξέλιξη μελών ΔΕΠ</text:p>
          </table:table-cell>
          <table:table-cell table:formula="of:=CONCATENATE([.C17];&quot;=&quot;;[.D17])"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9"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ApofasiAnapompisFile=Απόφαση Αναπομπής">
            <text:p>ApofasiAnapompisFile=Απόφαση Αναπομπής</text:p>
          </table:table-cell>
          <table:table-cell table:formula="of:=CONCATENATE([.C18];&quot;=&quot;;[.D18])"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9"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ApofasiSystasisEpitropisFileList=Απόφαση Σύστασης Επιτροπής">
            <text:p>ApofasiSystasisEpitropisFileList=Απόφαση Σύστασης Επιτροπής</text:p>
          </table:table-cell>
          <table:table-cell table:formula="of:=CONCATENATE([.C19];&quot;=&quot;;[.D19])"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9"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AreYouSure=Είστε σίγουρος/η;">
            <text:p>AreYouSure=Είστε σίγουρος/η;</text:p>
          </table:table-cell>
          <table:table-cell table:formula="of:=CONCATENATE([.C20];&quot;=&quot;;[.D20])"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9"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21];&quot;=&quot;;[.D21])"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9"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iografikoFile=Βιογραφικό">
            <text:p>BiografikoFile=Βιογραφικό</text:p>
          </table:table-cell>
          <table:table-cell table:formula="of:=CONCATENATE([.C22];&quot;=&quot;;[.D22])"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9"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add=Προσθήκη">
            <text:p>btn_add=Προσθήκη</text:p>
          </table:table-cell>
          <table:table-cell table:formula="of:=CONCATENATE([.C23];&quot;=&quot;;[.D23])"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9"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add_file=Προσθήκη Αρχείου">
            <text:p>btn_add_file=Προσθήκη Αρχείου</text:p>
          </table:table-cell>
          <table:table-cell table:formula="of:=CONCATENATE([.C24];&quot;=&quot;;[.D24])"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9"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addAll=Προσθήκη όλων">
            <text:p>btn_addAll=Προσθήκη όλων</text:p>
          </table:table-cell>
          <table:table-cell table:formula="of:=CONCATENATE([.C25];&quot;=&quot;;[.D25])" office:value-type="string" office:string-value="btn_addAll=Add All">
            <text:p>btn_addAll=Add All</text:p>
          </table:table-cell>
          <table:table-cell table:number-columns-repeated="1016"/>
        </table:table-row>
        <table:table-row table:style-name="ro4">
          <table:table-cell table:style-name="ce2" office:value-type="string">
            <text:p>btn_addSelected</text:p>
          </table:table-cell>
          <table:table-cell table:style-name="ce2" office:value-type="string">
            <text:p>Προσθήκη επιλεγμένων</text:p>
          </table:table-cell>
          <table:table-cell table:style-name="ce2" office:value-type="string">
            <text:p>btn_addSelected</text:p>
          </table:table-cell>
          <table:table-cell table:style-name="ce2" office:value-type="string">
            <text:p>Add Selected</text:p>
          </table:table-cell>
          <table:table-cell table:style-name="ce9" office:value-type="date" office:date-value="2014-02-17">
            <text:p>17/02/14</text:p>
          </table:table-cell>
          <table:table-cell table:formula="of:=IF([.A26]=[.C26];&quot;OK&quot;;&quot;ERROR&quot;)" office:value-type="string" office:string-value="OK">
            <text:p>OK</text:p>
          </table:table-cell>
          <table:table-cell table:formula="of:=CONCATENATE([.A26];&quot;=&quot;;[.B26])" office:value-type="string" office:string-value="btn_addSelected=Προσθήκη επιλεγμένων">
            <text:p>btn_addSelected=Προσθήκη επιλεγμένων</text:p>
          </table:table-cell>
          <table:table-cell table:formula="of:=CONCATENATE([.C26];&quot;=&quot;;[.D26])" office:value-type="string" office:string-value="btn_addSelected=Add Selected">
            <text:p>btn_addSelected=Add Selected</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9"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ancel=Ακύρωση">
            <text:p>btn_cancel=Ακύρωση</text:p>
          </table:table-cell>
          <table:table-cell table:formula="of:=CONCATENATE([.C27];&quot;=&quot;;[.D27])"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9"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Δημιουργία">
            <text:p>btn_create=Δημιουργία</text:p>
          </table:table-cell>
          <table:table-cell table:formula="of:=CONCATENATE([.C28];&quot;=&quot;;[.D28])"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9"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candidacy=Υποβολή Υποψηφιότητας">
            <text:p>btn_create_candidacy=Υποβολή Υποψηφιότητας</text:p>
          </table:table-cell>
          <table:table-cell table:formula="of:=CONCATENATE([.C29];&quot;=&quot;;[.D29])"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9"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ia=Δημιουργία Βοηθού Ιδρύματος">
            <text:p>btn_create_ia=Δημιουργία Βοηθού Ιδρύματος</text:p>
          </table:table-cell>
          <table:table-cell table:formula="of:=CONCATENATE([.C30];&quot;=&quot;;[.D30])"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9"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create_institutionrf=Προσθήκη">
            <text:p>btn_create_institutionrf=Προσθήκη</text:p>
          </table:table-cell>
          <table:table-cell table:formula="of:=CONCATENATE([.C31];&quot;=&quot;;[.D31])"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9"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create_ma=Δημιουργία Βοηθού Υπουργείου">
            <text:p>btn_create_ma=Δημιουργία Βοηθού Υπουργείου</text:p>
          </table:table-cell>
          <table:table-cell table:formula="of:=CONCATENATE([.C32];&quot;=&quot;;[.D32])"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9"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create_position=Δημιουργία Θέσης">
            <text:p>btn_create_position=Δημιουργία Θέσης</text:p>
          </table:table-cell>
          <table:table-cell table:formula="of:=CONCATENATE([.C33];&quot;=&quot;;[.D33])"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9"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create_register=Δημιουργία Μητρώου">
            <text:p>btn_create_register=Δημιουργία Μητρώου</text:p>
          </table:table-cell>
          <table:table-cell table:formula="of:=CONCATENATE([.C34];&quot;=&quot;;[.D34])"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9"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delete=Διαγραφή">
            <text:p>btn_delete=Διαγραφή</text:p>
          </table:table-cell>
          <table:table-cell table:formula="of:=CONCATENATE([.C35];&quot;=&quot;;[.D35])"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9"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edit=Επεξεργασία">
            <text:p>btn_edit=Επεξεργασία</text:p>
          </table:table-cell>
          <table:table-cell table:formula="of:=CONCATENATE([.C36];&quot;=&quot;;[.D36])"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9"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forgotPassword=Ξέχασα το συνθηματικό μου">
            <text:p>btn_forgotPassword=Ξέχασα το συνθηματικό μου</text:p>
          </table:table-cell>
          <table:table-cell table:formula="of:=CONCATENATE([.C37];&quot;=&quot;;[.D37])"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9"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8];&quot;=&quot;;[.D38])"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9"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login=Είσοδος">
            <text:p>btn_login=Είσοδος</text:p>
          </table:table-cell>
          <table:table-cell table:formula="of:=CONCATENATE([.C39];&quot;=&quot;;[.D39])"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9"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needToRegister=Δεν έχω εγγραφεί">
            <text:p>btn_needToRegister=Δεν έχω εγγραφεί</text:p>
          </table:table-cell>
          <table:table-cell table:formula="of:=CONCATENATE([.C40];&quot;=&quot;;[.D40])"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9"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no=Όχι">
            <text:p>btn_no=Όχι</text:p>
          </table:table-cell>
          <table:table-cell table:formula="of:=CONCATENATE([.C41];&quot;=&quot;;[.D41])"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9"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position_interest=Εκδήλωση Ενδιαφέροντος">
            <text:p>btn_position_interest=Εκδήλωση Ενδιαφέροντος</text:p>
          </table:table-cell>
          <table:table-cell table:formula="of:=CONCATENATE([.C42];&quot;=&quot;;[.D42])"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9" office:value-type="date" office:date-value="2014-01-23">
            <text:p>23/01/14</text:p>
          </table:table-cell>
          <table:table-cell table:formula="of:=IF([.A43]=[.C43];&quot;OK&quot;;&quot;ERROR&quot;)" office:value-type="string" office:string-value="OK">
            <text:p>OK</text:p>
          </table:table-cell>
          <table:table-cell table:formula="of:=CONCATENATE([.A43];&quot;=&quot;;[.B43])" office:value-type="string" office:string-value="btn_positions_export=Εξαγωγή Θέσεων ως αρχείο">
            <text:p>btn_positions_export=Εξαγωγή Θέσεων ως αρχείο</text:p>
          </table:table-cell>
          <table:table-cell table:formula="of:=CONCATENATE([.C43];&quot;=&quot;;[.D43])"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9"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gister=Εγγραφή">
            <text:p>btn_register=Εγγραφή</text:p>
          </table:table-cell>
          <table:table-cell table:formula="of:=CONCATENATE([.C44];&quot;=&quot;;[.D44])" office:value-type="string" office:string-value="btn_register=Register">
            <text:p>btn_register=Register</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9" office:value-type="date" office:date-value="2014-01-23">
            <text:p>23/01/14</text:p>
          </table:table-cell>
          <table:table-cell table:formula="of:=IF([.A45]=[.C45];&quot;OK&quot;;&quot;ERROR&quot;)" office:value-type="string" office:string-value="OK">
            <text:p>OK</text:p>
          </table:table-cell>
          <table:table-cell table:formula="of:=CONCATENATE([.A45];&quot;=&quot;;[.B45])" office:value-type="string" office:string-value="btn_register_export=Εξαγωγή Μητρώου ως αρχείο">
            <text:p>btn_register_export=Εξαγωγή Μητρώου ως αρχείο</text:p>
          </table:table-cell>
          <table:table-cell table:formula="of:=CONCATENATE([.C45];&quot;=&quot;;[.D45])"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9"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gister_members=Προβολή Μελών Μητρώου">
            <text:p>btn_register_members=Προβολή Μελών Μητρώου</text:p>
          </table:table-cell>
          <table:table-cell table:formula="of:=CONCATENATE([.C46];&quot;=&quot;;[.D46])"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9"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load=Επαναφόρτωση">
            <text:p>btn_reload=Επαναφόρτωση</text:p>
          </table:table-cell>
          <table:table-cell table:formula="of:=CONCATENATE([.C47];&quot;=&quot;;[.D47])"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9"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Αφαίρεση">
            <text:p>btn_remove=Αφαίρεση</text:p>
          </table:table-cell>
          <table:table-cell table:formula="of:=CONCATENATE([.C48];&quot;=&quot;;[.D48])"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9"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move_candidacy=Απόσυρση Υποψηφιότητας">
            <text:p>btn_remove_candidacy=Απόσυρση Υποψηφιότητας</text:p>
          </table:table-cell>
          <table:table-cell table:formula="of:=CONCATENATE([.C49];&quot;=&quot;;[.D49])"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9"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move_institutionrf=Διαγραφή Κανονιστικού πλαισίου">
            <text:p>btn_remove_institutionrf=Διαγραφή Κανονιστικού πλαισίου</text:p>
          </table:table-cell>
          <table:table-cell table:formula="of:=CONCATENATE([.C50];&quot;=&quot;;[.D50])"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9"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remove_member=Αφαίρεση Μέλους">
            <text:p>btn_remove_member=Αφαίρεση Μέλους</text:p>
          </table:table-cell>
          <table:table-cell table:formula="of:=CONCATENATE([.C51];&quot;=&quot;;[.D51])"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9"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remove_position=Διαγραφή Θέσης">
            <text:p>btn_remove_position=Διαγραφή Θέσης</text:p>
          </table:table-cell>
          <table:table-cell table:formula="of:=CONCATENATE([.C52];&quot;=&quot;;[.D52])"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9"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remove_register=Διαγραφή Μητρώου">
            <text:p>btn_remove_register=Διαγραφή Μητρώου</text:p>
          </table:table-cell>
          <table:table-cell table:formula="of:=CONCATENATE([.C53];&quot;=&quot;;[.D53])"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9"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remove_user=Διαγραφή Χρήστη">
            <text:p>btn_remove_user=Διαγραφή Χρήστη</text:p>
          </table:table-cell>
          <table:table-cell table:formula="of:=CONCATENATE([.C54];&quot;=&quot;;[.D54])"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9" office:value-type="date" office:date-value="2014-01-15">
            <text:p>15/01/14</text:p>
          </table:table-cell>
          <table:table-cell table:formula="of:=IF([.A55]=[.C55];&quot;OK&quot;;&quot;ERROR&quot;)" office:value-type="string" office:string-value="OK">
            <text:p>OK</text:p>
          </table:table-cell>
          <table:table-cell table:formula="of:=CONCATENATE([.A55];&quot;=&quot;;[.B55])" office:value-type="string" office:string-value="btn_resendLoginEmail=Επαναποστολή e-mail εισόδου">
            <text:p>btn_resendLoginEmail=Επαναποστολή e-mail εισόδου</text:p>
          </table:table-cell>
          <table:table-cell table:formula="of:=CONCATENATE([.C55];&quot;=&quot;;[.D55])"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btn_resendReminderLoginEmail</text:p>
          </table:table-cell>
          <table:table-cell table:style-name="ce2" office:value-type="string">
            <text:p>Επαναποστολή e-mail υπενθύμισης εγγραφής</text:p>
          </table:table-cell>
          <table:table-cell table:style-name="ce2" office:value-type="string">
            <text:p>btn_resendReminderLoginEmail</text:p>
          </table:table-cell>
          <table:table-cell table:style-name="ce2" office:value-type="string">
            <text:p>Resend Registration Reminder Email</text:p>
          </table:table-cell>
          <table:table-cell table:style-name="ce9" office:value-type="date" office:date-value="2014-02-11">
            <text:p>11/02/14</text:p>
          </table:table-cell>
          <table:table-cell table:formula="of:=IF([.A56]=[.C56];&quot;OK&quot;;&quot;ERROR&quot;)" office:value-type="string" office:string-value="OK">
            <text:p>OK</text:p>
          </table:table-cell>
          <table:table-cell table:formula="of:=CONCATENATE([.A56];&quot;=&quot;;[.B56])" office:value-type="string" office:string-value="btn_resendReminderLoginEmail=Επαναποστολή e-mail υπενθύμισης εγγραφής">
            <text:p>btn_resendReminderLoginEmail=Επαναποστολή e-mail υπενθύμισης εγγραφής</text:p>
          </table:table-cell>
          <table:table-cell table:formula="of:=CONCATENATE([.C56];&quot;=&quot;;[.D56])" office:value-type="string" office:string-value="btn_resendReminderLoginEmail=Resend Registration Reminder Email">
            <text:p>btn_resendReminderLoginEmail=Resend Registration Reminder Email</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9"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resendVerificationEmail=Επαναποστολή e-mail ενεργοποίησης">
            <text:p>btn_resendVerificationEmail=Επαναποστολή e-mail ενεργοποίησης</text:p>
          </table:table-cell>
          <table:table-cell table:formula="of:=CONCATENATE([.C57];&quot;=&quot;;[.D57])"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9" office:value-type="date" office:date-value="2013-12-19">
            <text:p>19/12/13</text:p>
          </table:table-cell>
          <table:table-cell table:formula="of:=IF([.A58]=[.C58];&quot;OK&quot;;&quot;ERROR&quot;)" office:value-type="string" office:string-value="OK">
            <text:p>OK</text:p>
          </table:table-cell>
          <table:table-cell table:formula="of:=CONCATENATE([.A58];&quot;=&quot;;[.B58])" office:value-type="string" office:string-value="btn_resendVerificationEmail=Επαναποστολή e-mail ενεργοποίησης">
            <text:p>btn_resendVerificationEmail=Επαναποστολή e-mail ενεργοποίησης</text:p>
          </table:table-cell>
          <table:table-cell table:formula="of:=CONCATENATE([.C58];&quot;=&quot;;[.D58])"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9"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btn_resetPassword=Επαναφορά συνθηματικού">
            <text:p>btn_resetPassword=Επαναφορά συνθηματικού</text:p>
          </table:table-cell>
          <table:table-cell table:formula="of:=CONCATENATE([.C59];&quot;=&quot;;[.D59])"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9"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btn_save=Αποθήκευση">
            <text:p>btn_save=Αποθήκευση</text:p>
          </table:table-cell>
          <table:table-cell table:formula="of:=CONCATENATE([.C60];&quot;=&quot;;[.D60])"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9"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btn_search=Αναζήτηση">
            <text:p>btn_search=Αναζήτηση</text:p>
          </table:table-cell>
          <table:table-cell table:formula="of:=CONCATENATE([.C61];&quot;=&quot;;[.D61])"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9"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btn_select=Επιλογή">
            <text:p>btn_select=Επιλογή</text:p>
          </table:table-cell>
          <table:table-cell table:formula="of:=CONCATENATE([.C62];&quot;=&quot;;[.D62])" office:value-type="string" office:string-value="btn_select=Select">
            <text:p>btn_select=Selec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9" office:value-type="date" office:date-value="2014-01-23">
            <text:p>23/01/14</text:p>
          </table:table-cell>
          <table:table-cell table:formula="of:=IF([.A63]=[.C63];&quot;OK&quot;;&quot;ERROR&quot;)" office:value-type="string" office:string-value="OK">
            <text:p>OK</text:p>
          </table:table-cell>
          <table:table-cell table:formula="of:=CONCATENATE([.A63];&quot;=&quot;;[.B63])" office:value-type="string" office:string-value="btn_shibbolethConnect=Σύνδεση μέσω οικείου φορέα">
            <text:p>btn_shibbolethConnect=Σύνδεση μέσω οικείου φορέα</text:p>
          </table:table-cell>
          <table:table-cell table:formula="of:=CONCATENATE([.C63];&quot;=&quot;;[.D63])"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9"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btn_shibbolethLogin=Είσοδος μέσω οικείου φορέα">
            <text:p>btn_shibbolethLogin=Είσοδος μέσω οικείου φορέα</text:p>
          </table:table-cell>
          <table:table-cell table:formula="of:=CONCATENATE([.C64];&quot;=&quot;;[.D6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9"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btn_update_member=Ενημέρωση Μέλους">
            <text:p>btn_update_member=Ενημέρωση Μέλους</text:p>
          </table:table-cell>
          <table:table-cell table:formula="of:=CONCATENATE([.C65];&quot;=&quot;;[.D6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9"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btn_upload=Ανέβασμα Αρχείου">
            <text:p>btn_upload=Ανέβασμα Αρχείου</text:p>
          </table:table-cell>
          <table:table-cell table:formula="of:=CONCATENATE([.C66];&quot;=&quot;;[.D6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9"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btn_view=Επισκόπηση">
            <text:p>btn_view=Επισκόπηση</text:p>
          </table:table-cell>
          <table:table-cell table:formula="of:=CONCATENATE([.C67];&quot;=&quot;;[.D6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9"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btn_yes=Ναι">
            <text:p>btn_yes=Ναι</text:p>
          </table:table-cell>
          <table:table-cell table:formula="of:=CONCATENATE([.C68];&quot;=&quot;;[.D6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number-columns-repeated="2" table:style-name="ce2" office:value-type="string">
            <text:p>Candidacy</text:p>
          </table:table-cell>
          <table:table-cell table:style-name="ce9"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andidacy=Υποψηφιότητα">
            <text:p>Candidacy=Υποψηφιότητα</text:p>
          </table:table-cell>
          <table:table-cell table:formula="of:=CONCATENATE([.C69];&quot;=&quot;;[.D69])" office:value-type="string" office:string-value="Candidacy=Candidacy">
            <text:p>Candidacy=Candidacy</text:p>
          </table:table-cell>
          <table:table-cell table:number-columns-repeated="1016"/>
        </table:table-row>
        <table:table-row table:style-name="ro4">
          <table:table-cell office:value-type="string">
            <text:p>CandidacyEvaluatorHelp</text:p>
          </table:table-cell>
          <table:table-cell table:style-name="ce6" office:value-type="string">
            <text:p>Μπορείτε να υποδείξετε δύο καθηγητές ή ερευνητές που ανήκουν στα μητρώα του Ιδρύματος, εξαιρουμένων όσων περιλαμβάνονται στα τακτικά ή αναπληρωματικά μέλη της επιτροπής επιλογής, οι οποίοι θα συνδράμουν την επιτροπή στο έργο αξιολόγησης.</text:p>
          </table:table-cell>
          <table:table-cell office:value-type="string">
            <text:p>CandidacyEvaluatorHelp</text:p>
          </table:table-cell>
          <table:table-cell office:value-type="string">
            <text:p>You can indicate two professors or researchers from the Institution's Registries, other than those included in the regular or substitute members of the selection committee, who will assist the Committee in the evaluation work.</text:p>
          </table:table-cell>
          <table:table-cell office:value-type="date" office:date-value="2014-03-06">
            <text:p>06/03/14</text:p>
          </table:table-cell>
          <table:table-cell table:formula="of:=IF([.A70]=[.C70];&quot;OK&quot;;&quot;ERROR&quot;)" office:value-type="string" office:string-value="OK">
            <text:p>OK</text:p>
          </table:table-cell>
          <table:table-cell table:formula="of:=CONCATENATE([.A70];&quot;=&quot;;[.B70])" office:value-type="string" office:string-value="CandidacyEvaluatorHelp=Μπορείτε να υποδείξετε δύο καθηγητές ή ερευνητές που ανήκουν στα μητρώα του Ιδρύματος, εξαιρουμένων όσων περιλαμβάνονται στα τακτικά ή αναπληρωματικά μέλη της επιτροπής επιλογής, οι οποίοι θα συνδράμουν την επιτροπή στο έργο αξιολόγησης.">
            <text:p>CandidacyEvaluatorHelp=Μπορείτε να υποδείξετε δύο καθηγητές ή ερευνητές που ανήκουν στα μητρώα του Ιδρύματος, εξαιρουμένων όσων περιλαμβάνονται στα τακτικά ή αναπληρωματικά μέλη της επιτροπής επιλογής, οι οποίοι θα συνδράμουν την επιτροπή στο έργο αξιολόγησης.</text:p>
          </table:table-cell>
          <table:table-cell table:formula="of:=CONCATENATE([.C70];&quot;=&quot;;[.D70])" office:value-type="string" office:string-value="CandidacyEvaluatorHelp=You can indicate two professors or researchers from the Institution's Registries, other than those included in the regular or substitute members of the selection committee, who will assist the Committee in the evaluation work.">
            <text:p>CandidacyEvaluatorHelp=You can indicate two professors or researchers from the Institution's Registries, other than those included in the regular or substitute members of the selection committee, who will assist the Committee in the evaluation work.</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9"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71];&quot;=&quot;;[.D71])"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4" office:value-type="string">
            <text:p>CandidacyEvalutionsDueDateHelp</text:p>
          </table:table-cell>
          <table:table-cell table:style-name="ce6" office:value-type="string">
            <text:p>Η καταχώριση των προτεινόμενων αξιολογητών είναι δυνατή μόνο μετά τη σύσταση της επιτροπής επιλογής και μέχρι την καταληκτική ημερομηνία που ορίζεται από τον Υπεύθυνο του Ιδρύματος.</text:p>
          </table:table-cell>
          <table:table-cell table:style-name="ce4" office:value-type="string">
            <text:p>CandidacyEvalutionsDueDateHelp</text:p>
          </table:table-cell>
          <table:table-cell office:value-type="string">
            <text:p>The submission of proposed evaluators is possible only after the formation of the selection committee and until the due date set by the Institution's Administrator.</text:p>
          </table:table-cell>
          <table:table-cell office:value-type="date" office:date-value="2014-03-06">
            <text:p>06/03/14</text:p>
          </table:table-cell>
          <table:table-cell table:formula="of:=IF([.A72]=[.C72];&quot;OK&quot;;&quot;ERROR&quot;)" office:value-type="string" office:string-value="OK">
            <text:p>OK</text:p>
          </table:table-cell>
          <table:table-cell table:formula="of:=CONCATENATE([.A72];&quot;=&quot;;[.B72])" office:value-type="string" office:string-value="CandidacyEvalutionsDueDateHelp=Η καταχώριση των προτεινόμενων αξιολογητών είναι δυνατή μόνο μετά τη σύσταση της επιτροπής επιλογής και μέχρι την καταληκτική ημερομηνία που ορίζεται από τον Υπεύθυνο του Ιδρύματος.">
            <text:p>CandidacyEvalutionsDueDateHelp=Η καταχώριση των προτεινόμενων αξιολογητών είναι δυνατή μόνο μετά τη σύσταση της επιτροπής επιλογής και μέχρι την καταληκτική ημερομηνία που ορίζεται από τον Υπεύθυνο του Ιδρύματος.</text:p>
          </table:table-cell>
          <table:table-cell table:formula="of:=CONCATENATE([.C72];&quot;=&quot;;[.D72])" office:value-type="string" office:string-value="CandidacyEvalutionsDueDateHelp=The submission of proposed evaluators is possible only after the formation of the selection committee and until the due date set by the Institution's Administrator.">
            <text:p>CandidacyEvalutionsDueDateHelp=The submission of proposed evaluators is possible only after the formation of the selection committee and until the due date set by the Institution's Administrator.</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9"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andidacyFields=Στοιχεία Υποψηφιότητας">
            <text:p>CandidacyFields=Στοιχεία Υποψηφιότητας</text:p>
          </table:table-cell>
          <table:table-cell table:formula="of:=CONCATENATE([.C73];&quot;=&quot;;[.D73])"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9"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74];&quot;=&quot;;[.D74])"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9"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CandidacyTitle=Πληροφορίες Υποψηφιότητας">
            <text:p>CandidacyTitle=Πληροφορίες Υποψηφιότητας</text:p>
          </table:table-cell>
          <table:table-cell table:formula="of:=CONCATENATE([.C75];&quot;=&quot;;[.D75])"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9"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CANDIDATE=Υποψήφιος">
            <text:p>CANDIDATE=Υποψήφιος</text:p>
          </table:table-cell>
          <table:table-cell table:formula="of:=CONCATENATE([.C76];&quot;=&quot;;[.D76])"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9"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Candidate=Υποψήφιος">
            <text:p>Candidate=Υποψήφιος</text:p>
          </table:table-cell>
          <table:table-cell table:formula="of:=CONCATENATE([.C77];&quot;=&quot;;[.D77])" office:value-type="string" office:string-value="Candidate=Candidate">
            <text:p>Candidate=Candidate</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9" office:value-type="date" office:date-value="2014-01-07">
            <text:p>07/01/14</text:p>
          </table:table-cell>
          <table:table-cell table:formula="of:=IF([.A78]=[.C78];&quot;OK&quot;;&quot;ERROR&quot;)" office:value-type="string" office:string-value="OK">
            <text:p>OK</text:p>
          </table:table-cell>
          <table:table-cell table:formula="of:=CONCATENATE([.A78];&quot;=&quot;;[.B78])"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78];&quot;=&quot;;[.D78])"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9"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City=Πόλη">
            <text:p>City=Πόλη</text:p>
          </table:table-cell>
          <table:table-cell table:formula="of:=CONCATENATE([.C79];&quot;=&quot;;[.D79])"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9"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ClickForMore=Περισσότερα">
            <text:p>ClickForMore=Περισσότερα</text:p>
          </table:table-cell>
          <table:table-cell table:formula="of:=CONCATENATE([.C80];&quot;=&quot;;[.D80])" office:value-type="string" office:string-value="ClickForMore=More">
            <text:p>ClickForMore=More</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9" office:value-type="date" office:date-value="2014-01-21">
            <text:p>21/01/14</text:p>
          </table:table-cell>
          <table:table-cell table:formula="of:=IF([.A81]=[.C81];&quot;OK&quot;;&quot;ERROR&quot;)" office:value-type="string" office:string-value="OK">
            <text:p>OK</text:p>
          </table:table-cell>
          <table:table-cell table:formula="of:=CONCATENATE([.A81];&quot;=&quot;;[.B81])" office:value-type="string" office:string-value="Comment=Απάντηση">
            <text:p>Comment=Απάντηση</text:p>
          </table:table-cell>
          <table:table-cell table:formula="of:=CONCATENATE([.C81];&quot;=&quot;;[.D81])" office:value-type="string" office:string-value="Comment=Reply">
            <text:p>Comment=Reply</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9"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Committee=Επιτροπή">
            <text:p>Committee=Επιτροπή</text:p>
          </table:table-cell>
          <table:table-cell table:formula="of:=CONCATENATE([.C82];&quot;=&quot;;[.D82])"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9"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CommitteeMeetingDate=Ημερομηνία Συνεδρίασης Επιτροπής">
            <text:p>CommitteeMeetingDate=Ημερομηνία Συνεδρίασης Επιτροπής</text:p>
          </table:table-cell>
          <table:table-cell table:formula="of:=CONCATENATE([.C83];&quot;=&quot;;[.D83])"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9"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Committees=Επιτροπές">
            <text:p>Committees=Επιτροπές</text:p>
          </table:table-cell>
          <table:table-cell table:formula="of:=CONCATENATE([.C84];&quot;=&quot;;[.D84])"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9"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Confirm=Επιβεβαίωση ενέργειας">
            <text:p>Confirm=Επιβεβαίωση ενέργειας</text:p>
          </table:table-cell>
          <table:table-cell table:formula="of:=CONCATENATE([.C85];&quot;=&quot;;[.D85])"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9"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ConfirmPassword=Επαλήθευση Συνθηματικού">
            <text:p>ConfirmPassword=Επαλήθευση Συνθηματικού</text:p>
          </table:table-cell>
          <table:table-cell table:formula="of:=CONCATENATE([.C86];&quot;=&quot;;[.D86])"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9" office:value-type="date" office:date-value="2014-01-23">
            <text:p>23/01/14</text:p>
          </table:table-cell>
          <table:table-cell table:formula="of:=IF([.A87]=[.C87];&quot;OK&quot;;&quot;ERROR&quot;)" office:value-type="string" office:string-value="OK">
            <text:p>OK</text:p>
          </table:table-cell>
          <table:table-cell table:formula="of:=CONCATENATE([.A87];&quot;=&quot;;[.B8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87];&quot;=&quot;;[.D8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9" office:value-type="date" office:date-value="2014-01-23">
            <text:p>23/01/14</text:p>
          </table:table-cell>
          <table:table-cell table:formula="of:=IF([.A88]=[.C88];&quot;OK&quot;;&quot;ERROR&quot;)" office:value-type="string" office:string-value="OK">
            <text:p>OK</text:p>
          </table:table-cell>
          <table:table-cell table:formula="of:=CONCATENATE([.A88];&quot;=&quot;;[.B8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88];&quot;=&quot;;[.D8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9"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ContactInformation=Στοιχεία Επικοινωνίας">
            <text:p>ContactInformation=Στοιχεία Επικοινωνίας</text:p>
          </table:table-cell>
          <table:table-cell table:formula="of:=CONCATENATE([.C89];&quot;=&quot;;[.D89])"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9"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Country=Χώρα">
            <text:p>Country=Χώρα</text:p>
          </table:table-cell>
          <table:table-cell table:formula="of:=CONCATENATE([.C90];&quot;=&quot;;[.D90])" office:value-type="string" office:string-value="Country=Country">
            <text:p>Country=Country</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9" office:value-type="date" office:date-value="2014-01-20">
            <text:p>20/01/14</text:p>
          </table:table-cell>
          <table:table-cell table:formula="of:=IF([.A91]=[.C91];&quot;OK&quot;;&quot;ERROR&quot;)" office:value-type="string" office:string-value="OK">
            <text:p>OK</text:p>
          </table:table-cell>
          <table:table-cell table:formula="of:=CONCATENATE([.A91];&quot;=&quot;;[.B91])" office:value-type="string" office:string-value="CreateLoginLink=Να δημιουργηθεί και νέο URL εισόδου">
            <text:p>CreateLoginLink=Να δημιουργηθεί και νέο URL εισόδου</text:p>
          </table:table-cell>
          <table:table-cell table:formula="of:=CONCATENATE([.C91];&quot;=&quot;;[.D91])"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9"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dataTable_sFirst=Αρχική">
            <text:p>dataTable_sFirst=Αρχική</text:p>
          </table:table-cell>
          <table:table-cell table:formula="of:=CONCATENATE([.C92];&quot;=&quot;;[.D92])"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9"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93];&quot;=&quot;;[.D93])"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9"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dataTable_sInfoEmpty=Εμφανίζονται 0 έως 0 από 0 εγγραφές">
            <text:p>dataTable_sInfoEmpty=Εμφανίζονται 0 έως 0 από 0 εγγραφές</text:p>
          </table:table-cell>
          <table:table-cell table:formula="of:=CONCATENATE([.C94];&quot;=&quot;;[.D94])"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9"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95];&quot;=&quot;;[.D95])"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9"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dataTable_sLast=Τελευταία">
            <text:p>dataTable_sLast=Τελευταία</text:p>
          </table:table-cell>
          <table:table-cell table:formula="of:=CONCATENATE([.C96];&quot;=&quot;;[.D96])"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9"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97];&quot;=&quot;;[.D97])"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9"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dataTable_sNext=Επόμενη">
            <text:p>dataTable_sNext=Επόμενη</text:p>
          </table:table-cell>
          <table:table-cell table:formula="of:=CONCATENATE([.C98];&quot;=&quot;;[.D98])"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9"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dataTable_sPrevious=Προηγούμενη">
            <text:p>dataTable_sPrevious=Προηγούμενη</text:p>
          </table:table-cell>
          <table:table-cell table:formula="of:=CONCATENATE([.C99];&quot;=&quot;;[.D99])"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9"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dataTable_sSearch=Φίλτρο">
            <text:p>dataTable_sSearch=Φίλτρο</text:p>
          </table:table-cell>
          <table:table-cell table:formula="of:=CONCATENATE([.C100];&quot;=&quot;;[.D100])"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9"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dataTable_sZeroRecords=Δε βρέθηκαν εγγραφές">
            <text:p>dataTable_sZeroRecords=Δε βρέθηκαν εγγραφές</text:p>
          </table:table-cell>
          <table:table-cell table:formula="of:=CONCATENATE([.C101];&quot;=&quot;;[.D101])"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9" office:value-type="date" office:date-value="2013-12-03">
            <text:p>03/12/13</text:p>
          </table:table-cell>
          <table:table-cell table:formula="of:=IF([.A102]=[.C102];&quot;OK&quot;;&quot;ERROR&quot;)" office:value-type="string" office:string-value="OK">
            <text:p>OK</text:p>
          </table:table-cell>
          <table:table-cell table:formula="of:=CONCATENATE([.A102];&quot;=&quot;;[.B102])" office:value-type="string" office:string-value="Department=Τμήμα/Ινστιτούτο">
            <text:p>Department=Τμήμα/Ινστιτούτο</text:p>
          </table:table-cell>
          <table:table-cell table:formula="of:=CONCATENATE([.C102];&quot;=&quot;;[.D102])"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9" office:value-type="date" office:date-value="2013-12-03">
            <text:p>03/12/13</text:p>
          </table:table-cell>
          <table:table-cell table:formula="of:=IF([.A103]=[.C103];&quot;OK&quot;;&quot;ERROR&quot;)" office:value-type="string" office:string-value="OK">
            <text:p>OK</text:p>
          </table:table-cell>
          <table:table-cell table:formula="of:=CONCATENATE([.A103];&quot;=&quot;;[.B103])" office:value-type="string" office:string-value="Description=Περιγραφή">
            <text:p>Description=Περιγραφή</text:p>
          </table:table-cell>
          <table:table-cell table:formula="of:=CONCATENATE([.C103];&quot;=&quot;;[.D103])"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9"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DiavivastikoPraktikouFile=Διαβιβαστικό Πρακτικού">
            <text:p>DiavivastikoPraktikouFile=Διαβιβαστικό Πρακτικού</text:p>
          </table:table-cell>
          <table:table-cell table:formula="of:=CONCATENATE([.C104];&quot;=&quot;;[.D104])"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9"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DimosieusiFileList=Αρχεία Δημοσιεύσεων">
            <text:p>DimosieusiFileList=Αρχεία Δημοσιεύσεων</text:p>
          </table:table-cell>
          <table:table-cell table:formula="of:=CONCATENATE([.C105];&quot;=&quot;;[.D105])"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9"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DioikitikoEggrafoFileList=Διοικητικά Έγγραφα">
            <text:p>DioikitikoEggrafoFileList=Διοικητικά Έγγραφα</text:p>
          </table:table-cell>
          <table:table-cell table:formula="of:=CONCATENATE([.C106];&quot;=&quot;;[.D106])"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9"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DownloadHere=Κατεβάστε εδώ">
            <text:p>DownloadHere=Κατεβάστε εδώ</text:p>
          </table:table-cell>
          <table:table-cell table:formula="of:=CONCATENATE([.C107];&quot;=&quot;;[.D107])"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9"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108];&quot;=&quot;;[.D108])"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9"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kthesiAutoaksiologisisFile=Έκθεση αυτοαξιολόγησης">
            <text:p>EkthesiAutoaksiologisisFile=Έκθεση αυτοαξιολόγησης</text:p>
          </table:table-cell>
          <table:table-cell table:formula="of:=CONCATENATE([.C109];&quot;=&quot;;[.D109])"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9"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mail=Διεύθυνση Ηλ. Ταχυδρομείου">
            <text:p>Email=Διεύθυνση Ηλ. Ταχυδρομείου</text:p>
          </table:table-cell>
          <table:table-cell table:formula="of:=CONCATENATE([.C110];&quot;=&quot;;[.D110])"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9"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Σφάλμα συστήματος">
            <text:p>Error=Σφάλμα συστήματος</text:p>
          </table:table-cell>
          <table:table-cell table:formula="of:=CONCATENATE([.C111];&quot;=&quot;;[.D111])"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112];&quot;=&quot;;[.D112])"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9"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administrator.login=Κάνατε είσοδο ως διαχειριστής.">
            <text:p>error.administrator.login=Κάνατε είσοδο ως διαχειριστής.</text:p>
          </table:table-cell>
          <table:table-cell table:formula="of:=CONCATENATE([.C113];&quot;=&quot;;[.D113])"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9"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already.exists=Η εγγραφή υπάρχει ήδη">
            <text:p>error.already.exists=Η εγγραφή υπάρχει ήδη</text:p>
          </table:table-cell>
          <table:table-cell table:formula="of:=CONCATENATE([.C114];&quot;=&quot;;[.D114])"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9"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115];&quot;=&quot;;[.D115])"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9"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116];&quot;=&quot;;[.D116])"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9"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17];&quot;=&quot;;[.D117])"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9"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18];&quot;=&quot;;[.D118])"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9" office:value-type="date" office:date-value="2014-01-20">
            <text:p>20/01/14</text:p>
          </table:table-cell>
          <table:table-cell table:formula="of:=IF([.A119]=[.C119];&quot;OK&quot;;&quot;ERROR&quot;)" office:value-type="string" office:string-value="OK">
            <text:p>OK</text:p>
          </table:table-cell>
          <table:table-cell table:formula="of:=CONCATENATE([.A119];&quot;=&quot;;[.B119])"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19];&quot;=&quot;;[.D119])"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9" office:value-type="date" office:date-value="2014-01-20">
            <text:p>20/01/14</text:p>
          </table:table-cell>
          <table:table-cell table:formula="of:=IF([.A120]=[.C120];&quot;OK&quot;;&quot;ERROR&quot;)" office:value-type="string" office:string-value="OK">
            <text:p>OK</text:p>
          </table:table-cell>
          <table:table-cell table:formula="of:=CONCATENATE([.A120];&quot;=&quot;;[.B120])"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20];&quot;=&quot;;[.D120])"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9"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21];&quot;=&quot;;[.D121])"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9"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22];&quot;=&quot;;[.D122])"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9"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23];&quot;=&quot;;[.D123])"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9"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24];&quot;=&quot;;[.D124])"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25];&quot;=&quot;;[.D125])"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26];&quot;=&quot;;[.D126])"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9"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27];&quot;=&quot;;[.D127])"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9"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28];&quot;=&quot;;[.D128])"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9"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29];&quot;=&quot;;[.D129])"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9"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login.account.status.active=Ο λογαριασμός είναι ενεργός.">
            <text:p>error.login.account.status.active=Ο λογαριασμός είναι ενεργός.</text:p>
          </table:table-cell>
          <table:table-cell table:formula="of:=CONCATENATE([.C130];&quot;=&quot;;[.D130])"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9"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31];&quot;=&quot;;[.D131])"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9"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32];&quot;=&quot;;[.D132])"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9"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login.invalid.token=Λανθασμένα στοιχεία ταυτοποίησης">
            <text:p>error.login.invalid.token=Λανθασμένα στοιχεία ταυτοποίησης</text:p>
          </table:table-cell>
          <table:table-cell table:formula="of:=CONCATENATE([.C133];&quot;=&quot;;[.D133])"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9"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34];&quot;=&quot;;[.D134])"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9"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login.wrong.email=Δε βρέθηκε η διεύθυνση e-mail">
            <text:p>error.login.wrong.email=Δε βρέθηκε η διεύθυνση e-mail</text:p>
          </table:table-cell>
          <table:table-cell table:formula="of:=CONCATENATE([.C135];&quot;=&quot;;[.D135])"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9"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login.wrong.password=Λανθασμένο συνθηματικό">
            <text:p>error.login.wrong.password=Λανθασμένο συνθηματικό</text:p>
          </table:table-cell>
          <table:table-cell table:formula="of:=CONCATENATE([.C136];&quot;=&quot;;[.D136])"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9" office:value-type="date" office:date-value="2013-12-19">
            <text:p>19/12/13</text:p>
          </table:table-cell>
          <table:table-cell table:formula="of:=IF([.A137]=[.C137];&quot;OK&quot;;&quot;ERROR&quot;)" office:value-type="string" office:string-value="OK">
            <text:p>OK</text:p>
          </table:table-cell>
          <table:table-cell table:formula="of:=CONCATENATE([.A137];&quot;=&quot;;[.B137])"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137];&quot;=&quot;;[.D137])"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9" office:value-type="date" office:date-value="2013-12-03">
            <text:p>03/12/13</text:p>
          </table:table-cell>
          <table:table-cell table:formula="of:=IF([.A138]=[.C138];&quot;OK&quot;;&quot;ERROR&quot;)" office:value-type="string" office:string-value="OK">
            <text:p>OK</text:p>
          </table:table-cell>
          <table:table-cell table:formula="of:=CONCATENATE([.A138];&quot;=&quot;;[.B138])" office:value-type="string" office:string-value="error.login.wrong.username=Το Όνομα Χρήστη δεν υπάρχει">
            <text:p>error.login.wrong.username=Το Όνομα Χρήστη δεν υπάρχει</text:p>
          </table:table-cell>
          <table:table-cell table:formula="of:=CONCATENATE([.C138];&quot;=&quot;;[.D138])"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39];&quot;=&quot;;[.D139])"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9"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40];&quot;=&quot;;[.D140])"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9"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41];&quot;=&quot;;[.D141])"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9"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42];&quot;=&quot;;[.D142])"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9"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43];&quot;=&quot;;[.D143])"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9"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44];&quot;=&quot;;[.D144])"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9"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45];&quot;=&quot;;[.D145])"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9"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46];&quot;=&quot;;[.D146])"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9"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47];&quot;=&quot;;[.D147])"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48];&quot;=&quot;;[.D148])"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9"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49];&quot;=&quot;;[.D149])"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9" office:value-type="date" office:date-value="2013-12-03">
            <text:p>03/12/13</text:p>
          </table:table-cell>
          <table:table-cell table:formula="of:=IF([.A150]=[.C150];&quot;OK&quot;;&quot;ERROR&quot;)" office:value-type="string" office:string-value="OK">
            <text:p>OK</text:p>
          </table:table-cell>
          <table:table-cell table:formula="of:=CONCATENATE([.A150];&quot;=&quot;;[.B150])"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50];&quot;=&quot;;[.D150])"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9" office:value-type="date" office:date-value="2013-12-03">
            <text:p>03/12/13</text:p>
          </table:table-cell>
          <table:table-cell table:formula="of:=IF([.A151]=[.C151];&quot;OK&quot;;&quot;ERROR&quot;)" office:value-type="string" office:string-value="OK">
            <text:p>OK</text:p>
          </table:table-cell>
          <table:table-cell table:formula="of:=CONCATENATE([.A151];&quot;=&quot;;[.B151])"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51];&quot;=&quot;;[.D151])"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9"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52];&quot;=&quot;;[.D152])"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9"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53];&quot;=&quot;;[.D153])"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9"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54];&quot;=&quot;;[.D154])"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55];&quot;=&quot;;[.D155])"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9" office:value-type="date" office:date-value="2014-01-20">
            <text:p>20/01/14</text:p>
          </table:table-cell>
          <table:table-cell table:formula="of:=IF([.A156]=[.C156];&quot;OK&quot;;&quot;ERROR&quot;)" office:value-type="string" office:string-value="OK">
            <text:p>OK</text:p>
          </table:table-cell>
          <table:table-cell table:formula="of:=CONCATENATE([.A156];&quot;=&quot;;[.B156])"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56];&quot;=&quot;;[.D156])"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9"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57];&quot;=&quot;;[.D157])"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9"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58];&quot;=&quot;;[.D158])"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9"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59];&quot;=&quot;;[.D159])"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60];&quot;=&quot;;[.D160])"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9"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61];&quot;=&quot;;[.D161])"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62];&quot;=&quot;;[.D162])"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63];&quot;=&quot;;[.D163])"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9"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64];&quot;=&quot;;[.D164])"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9"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65];&quot;=&quot;;[.D165])"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9"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66];&quot;=&quot;;[.D166])"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9"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67];&quot;=&quot;;[.D167])"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9" office:value-type="date" office:date-value="2013-12-11">
            <text:p>11/12/13</text:p>
          </table:table-cell>
          <table:table-cell table:formula="of:=IF([.A168]=[.C168];&quot;OK&quot;;&quot;ERROR&quot;)" office:value-type="string" office:string-value="OK">
            <text:p>OK</text:p>
          </table:table-cell>
          <table:table-cell table:formula="of:=CONCATENATE([.A168];&quot;=&quot;;[.B168])"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168];&quot;=&quot;;[.D168])"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9" office:value-type="date" office:date-value="2014-01-20">
            <text:p>20/01/14</text:p>
          </table:table-cell>
          <table:table-cell table:formula="of:=IF([.A169]=[.C169];&quot;OK&quot;;&quot;ERROR&quot;)" office:value-type="string" office:string-value="OK">
            <text:p>OK</text:p>
          </table:table-cell>
          <table:table-cell table:formula="of:=CONCATENATE([.A169];&quot;=&quot;;[.B169])"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69];&quot;=&quot;;[.D169])"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9" office:value-type="date" office:date-value="2014-01-20">
            <text:p>20/01/14</text:p>
          </table:table-cell>
          <table:table-cell table:formula="of:=IF([.A170]=[.C170];&quot;OK&quot;;&quot;ERROR&quot;)" office:value-type="string" office:string-value="OK">
            <text:p>OK</text:p>
          </table:table-cell>
          <table:table-cell table:formula="of:=CONCATENATE([.A170];&quot;=&quot;;[.B170])"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70];&quot;=&quot;;[.D170])"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URL with CV on the website of your Academic Institution/Research Center' remains unspecified.</text:p>
          </table:table-cell>
          <table:table-cell table:style-name="ce9" office:value-type="date" office:date-value="2013-12-11">
            <text:p>11/12/13</text:p>
          </table:table-cell>
          <table:table-cell table:formula="of:=IF([.A171]=[.C171];&quot;OK&quot;;&quot;ERROR&quot;)" office:value-type="string" office:string-value="OK">
            <text:p>OK</text:p>
          </table:table-cell>
          <table:table-cell table:formula="of:=CONCATENATE([.A171];&quot;=&quot;;[.B171])"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171];&quot;=&quot;;[.D171])" office:value-type="string" office:string-value="error.professor.missing.profile=You need to upload a Curriculum Vitae file, since the field 'URL with CV on the website of your Academic Institution/Research Center' remains unspecified.">
            <text:p>error.professor.missing.profile=You need to upload a Curriculum Vitae file, since the field 'URL with CV on the website of your Academic Institution/Research Center' remains unspecified.</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9"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72];&quot;=&quot;;[.D17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9"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73];&quot;=&quot;;[.D17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9"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74];&quot;=&quot;;[.D17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9"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75];&quot;=&quot;;[.D17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9"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76];&quot;=&quot;;[.D17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9"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77];&quot;=&quot;;[.D17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9"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78];&quot;=&quot;;[.D17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9"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79];&quot;=&quot;;[.D17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9"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80];&quot;=&quot;;[.D18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9"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81];&quot;=&quot;;[.D18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9"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82];&quot;=&quot;;[.D18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9"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83];&quot;=&quot;;[.D18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9"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84];&quot;=&quot;;[.D18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9"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85];&quot;=&quot;;[.D18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9"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86];&quot;=&quot;;[.D18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9"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87];&quot;=&quot;;[.D18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9"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88];&quot;=&quot;;[.D18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9"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candidate.id=Δε βρέθηκε η εγγραφή του Υποψήφιου.">
            <text:p>error.wrong.candidate.id=Δε βρέθηκε η εγγραφή του Υποψήφιου.</text:p>
          </table:table-cell>
          <table:table-cell table:formula="of:=CONCATENATE([.C189];&quot;=&quot;;[.D18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9"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department.id=Δε βρέθηκε το συσχετιζόμενο Τμήμα.">
            <text:p>error.wrong.department.id=Δε βρέθηκε το συσχετιζόμενο Τμήμα.</text:p>
          </table:table-cell>
          <table:table-cell table:formula="of:=CONCATENATE([.C190];&quot;=&quot;;[.D19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9"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91];&quot;=&quot;;[.D19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9"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file.id=Δεν βρέθηκε το αρχείο">
            <text:p>error.wrong.file.id=Δεν βρέθηκε το αρχείο</text:p>
          </table:table-cell>
          <table:table-cell table:formula="of:=CONCATENATE([.C192];&quot;=&quot;;[.D19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9"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file.type=Λανθασμένος τύπος αρχείου">
            <text:p>error.wrong.file.type=Λανθασμένος τύπος αρχείου</text:p>
          </table:table-cell>
          <table:table-cell table:formula="of:=CONCATENATE([.C193];&quot;=&quot;;[.D19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9"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94];&quot;=&quot;;[.D19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9"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95];&quot;=&quot;;[.D19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9"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96];&quot;=&quot;;[.D19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9"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97];&quot;=&quot;;[.D19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9"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98];&quot;=&quot;;[.D19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9"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99];&quot;=&quot;;[.D19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9"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200];&quot;=&quot;;[.D20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9"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201];&quot;=&quot;;[.D20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9"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202];&quot;=&quot;;[.D20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9"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203];&quot;=&quot;;[.D20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9"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204];&quot;=&quot;;[.D20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9"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205];&quot;=&quot;;[.D20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9"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206];&quot;=&quot;;[.D20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9"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error.wrong.position.id=Δε βρέθηκε η συσχετιζόμενη θέση.">
            <text:p>error.wrong.position.id=Δε βρέθηκε η συσχετιζόμενη θέση.</text:p>
          </table:table-cell>
          <table:table-cell table:formula="of:=CONCATENATE([.C207];&quot;=&quot;;[.D20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9"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208];&quot;=&quot;;[.D20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9"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209];&quot;=&quot;;[.D20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9"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210];&quot;=&quot;;[.D21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9"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211];&quot;=&quot;;[.D21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9"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212];&quot;=&quot;;[.D21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9"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213];&quot;=&quot;;[.D21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9"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error.wrong.professor.id=Δε βρέθηκε το μέλος ΔΕΠ">
            <text:p>error.wrong.professor.id=Δε βρέθηκε το μέλος ΔΕΠ</text:p>
          </table:table-cell>
          <table:table-cell table:formula="of:=CONCATENATE([.C214];&quot;=&quot;;[.D21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9"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215];&quot;=&quot;;[.D21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9"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error.wrong.rank.id=Δε βρέθηκε η Βαθμίδα.">
            <text:p>error.wrong.rank.id=Δε βρέθηκε η Βαθμίδα.</text:p>
          </table:table-cell>
          <table:table-cell table:formula="of:=CONCATENATE([.C216];&quot;=&quot;;[.D21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9"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error.wrong.register.id=Δε βρέθηκε το Μητρώο.">
            <text:p>error.wrong.register.id=Δε βρέθηκε το Μητρώο.</text:p>
          </table:table-cell>
          <table:table-cell table:formula="of:=CONCATENATE([.C217];&quot;=&quot;;[.D21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9"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error.wrong.register.member.id=Δε βρέθηκε το μέλος του μητρώου.">
            <text:p>error.wrong.register.member.id=Δε βρέθηκε το μέλος του μητρώου.</text:p>
          </table:table-cell>
          <table:table-cell table:formula="of:=CONCATENATE([.C218];&quot;=&quot;;[.D21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9"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error.wrong.role.id=Δε βρέθηκε το Προφίλ.">
            <text:p>error.wrong.role.id=Δε βρέθηκε το Προφίλ.</text:p>
          </table:table-cell>
          <table:table-cell table:formula="of:=CONCATENATE([.C219];&quot;=&quot;;[.D21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9" office:value-type="date" office:date-value="2013-12-11">
            <text:p>11/12/13</text:p>
          </table:table-cell>
          <table:table-cell table:formula="of:=IF([.A220]=[.C220];&quot;OK&quot;;&quot;ERROR&quot;)" office:value-type="string" office:string-value="OK">
            <text:p>OK</text:p>
          </table:table-cell>
          <table:table-cell table:formula="of:=CONCATENATE([.A220];&quot;=&quot;;[.B220])" office:value-type="string" office:string-value="error.wrong.subject.id=Δε βρέθηκε το γνωστικό αντικείμενο.">
            <text:p>error.wrong.subject.id=Δε βρέθηκε το γνωστικό αντικείμενο.</text:p>
          </table:table-cell>
          <table:table-cell table:formula="of:=CONCATENATE([.C220];&quot;=&quot;;[.D220])"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9"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error.wrong.user.id=Δε βρέθηκε ο Χρήστης.">
            <text:p>error.wrong.user.id=Δε βρέθηκε ο Χρήστης.</text:p>
          </table:table-cell>
          <table:table-cell table:formula="of:=CONCATENATE([.C221];&quot;=&quot;;[.D221])"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9"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error.wrong.username=Λανθασμένο όνομα χρήστη.">
            <text:p>error.wrong.username=Λανθασμένο όνομα χρήστη.</text:p>
          </table:table-cell>
          <table:table-cell table:formula="of:=CONCATENATE([.C222];&quot;=&quot;;[.D222])"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9"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EswterikosKanonismosFile=Εσωτερικός Κανονισμός">
            <text:p>EswterikosKanonismosFile=Εσωτερικός Κανονισμός</text:p>
          </table:table-cell>
          <table:table-cell table:formula="of:=CONCATENATE([.C223];&quot;=&quot;;[.D223])"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9"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EswterikosKanonismosURL=Εσωτερικός Κανονισμός (link)">
            <text:p>EswterikosKanonismosURL=Εσωτερικός Κανονισμός (link)</text:p>
          </table:table-cell>
          <table:table-cell table:formula="of:=CONCATENATE([.C224];&quot;=&quot;;[.D224])"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9"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25];&quot;=&quot;;[.D225])"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9"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FatherName=Όνομα Πατρός">
            <text:p>FatherName=Όνομα Πατρός</text:p>
          </table:table-cell>
          <table:table-cell table:formula="of:=CONCATENATE([.C226];&quot;=&quot;;[.D226])"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9"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FatherNameLatin=Όνομα Πατρός (Λατινικοί Χαρακτήρες)">
            <text:p>FatherNameLatin=Όνομα Πατρός (Λατινικοί Χαρακτήρες)</text:p>
          </table:table-cell>
          <table:table-cell table:formula="of:=CONCATENATE([.C227];&quot;=&quot;;[.D227])"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9"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FEK=Φ.Ε.Κ.">
            <text:p>FEK=Φ.Ε.Κ.</text:p>
          </table:table-cell>
          <table:table-cell table:formula="of:=CONCATENATE([.C228];&quot;=&quot;;[.D228])" office:value-type="string" office:string-value="FEK=FEK (Government Gazette)">
            <text:p>FEK=FEK (Government Gazette)</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9" office:value-type="date" office:date-value="2014-01-20">
            <text:p>20/01/14</text:p>
          </table:table-cell>
          <table:table-cell table:formula="of:=IF([.A229]=[.C229];&quot;OK&quot;;&quot;ERROR&quot;)" office:value-type="string" office:string-value="OK">
            <text:p>OK</text:p>
          </table:table-cell>
          <table:table-cell table:formula="of:=CONCATENATE([.A229];&quot;=&quot;;[.B22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229];&quot;=&quot;;[.D22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9"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FEKFile=Αρχείο Φ.Ε.Κ.">
            <text:p>FEKFile=Αρχείο Φ.Ε.Κ.</text:p>
          </table:table-cell>
          <table:table-cell table:formula="of:=CONCATENATE([.C230];&quot;=&quot;;[.D230])"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9"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FEKSentDate=Ημερομηνία ΦΕΚ">
            <text:p>FEKSentDate=Ημερομηνία ΦΕΚ</text:p>
          </table:table-cell>
          <table:table-cell table:formula="of:=CONCATENATE([.C231];&quot;=&quot;;[.D231])"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9" office:value-type="date" office:date-value="2013-12-11">
            <text:p>11/12/13</text:p>
          </table:table-cell>
          <table:table-cell table:formula="of:=IF([.A232]=[.C232];&quot;OK&quot;;&quot;ERROR&quot;)" office:value-type="string" office:string-value="OK">
            <text:p>OK</text:p>
          </table:table-cell>
          <table:table-cell table:formula="of:=CONCATENATE([.A232];&quot;=&quot;;[.B232])" office:value-type="string" office:string-value="FEKSubject=Γνωστικό Αντικείμενο από Φ.Ε.Κ.">
            <text:p>FEKSubject=Γνωστικό Αντικείμενο από Φ.Ε.Κ.</text:p>
          </table:table-cell>
          <table:table-cell table:formula="of:=CONCATENATE([.C232];&quot;=&quot;;[.D232])"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9"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File=Αρχείο">
            <text:p>File=Αρχείο</text:p>
          </table:table-cell>
          <table:table-cell table:formula="of:=CONCATENATE([.C233];&quot;=&quot;;[.D233])"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9"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FileDate=Ημερομηνία">
            <text:p>FileDate=Ημερομηνία</text:p>
          </table:table-cell>
          <table:table-cell table:formula="of:=CONCATENATE([.C234];&quot;=&quot;;[.D234])"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9"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FileDescription=Περιγραφή">
            <text:p>FileDescription=Περιγραφή</text:p>
          </table:table-cell>
          <table:table-cell table:formula="of:=CONCATENATE([.C235];&quot;=&quot;;[.D235])"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9"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FileName=Τίτλος">
            <text:p>FileName=Τίτλος</text:p>
          </table:table-cell>
          <table:table-cell table:formula="of:=CONCATENATE([.C236];&quot;=&quot;;[.D236])"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9"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FileOptions=Επιλογές">
            <text:p>FileOptions=Επιλογές</text:p>
          </table:table-cell>
          <table:table-cell table:formula="of:=CONCATENATE([.C237];&quot;=&quot;;[.D237])"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9"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38];&quot;=&quot;;[.D238])"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9"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FileSize=Μέγεθος">
            <text:p>FileSize=Μέγεθος</text:p>
          </table:table-cell>
          <table:table-cell table:formula="of:=CONCATENATE([.C239];&quot;=&quot;;[.D239])"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9"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FileUploader=Ανέβασμα Αρχείου">
            <text:p>FileUploader=Ανέβασμα Αρχείου</text:p>
          </table:table-cell>
          <table:table-cell table:formula="of:=CONCATENATE([.C240];&quot;=&quot;;[.D240])"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9"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FileUploadForm=Ανέβασμα Αρχείου">
            <text:p>FileUploadForm=Ανέβασμα Αρχείου</text:p>
          </table:table-cell>
          <table:table-cell table:formula="of:=CONCATENATE([.C241];&quot;=&quot;;[.D241])"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Βεβαίωση Συμμετοχής</text:p>
          </table:table-cell>
          <table:table-cell table:style-name="ce2" office:value-type="string">
            <text:p>FormaSymmetoxisFile</text:p>
          </table:table-cell>
          <table:table-cell table:style-name="ce2" office:value-type="string">
            <text:p>Registration Form</text:p>
          </table:table-cell>
          <table:table-cell table:style-name="ce9" office:value-type="date" office:date-value="2014-03-04">
            <text:p>04/03/14</text:p>
          </table:table-cell>
          <table:table-cell table:formula="of:=IF([.A242]=[.C242];&quot;OK&quot;;&quot;ERROR&quot;)" office:value-type="string" office:string-value="OK">
            <text:p>OK</text:p>
          </table:table-cell>
          <table:table-cell table:formula="of:=CONCATENATE([.A242];&quot;=&quot;;[.B242])" office:value-type="string" office:string-value="FormaSymmetoxisFile=Βεβαίωση Συμμετοχής">
            <text:p>FormaSymmetoxisFile=Βεβαίωση Συμμετοχής</text:p>
          </table:table-cell>
          <table:table-cell table:formula="of:=CONCATENATE([.C242];&quot;=&quot;;[.D242])"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GoToApellaPortalText</text:p>
          </table:table-cell>
          <table:table-cell table:style-name="ce2" office:value-type="string">
            <text:p>Επιστροφή στον ιστότοπο της υπηρεσίας <text:s/>&lt;a href="https://apella.minedu.gov.gr"&gt;Απέλλα&lt;/a&gt;</text:p>
          </table:table-cell>
          <table:table-cell table:style-name="ce2" office:value-type="string">
            <text:p>GoToApellaPortalText</text:p>
          </table:table-cell>
          <table:table-cell table:style-name="ce2" office:value-type="string">
            <text:p>Back to &lt;a href="https://apella.minedu.gov.gr"&gt;Apella&lt;/a&gt; website</text:p>
          </table:table-cell>
          <table:table-cell table:style-name="ce9" office:value-type="date" office:date-value="2014-01-30">
            <text:p>30/01/14</text:p>
          </table:table-cell>
          <table:table-cell table:formula="of:=IF([.A243]=[.C243];&quot;OK&quot;;&quot;ERROR&quot;)" office:value-type="string" office:string-value="OK">
            <text:p>OK</text:p>
          </table:table-cell>
          <table:table-cell table:formula="of:=CONCATENATE([.A243];&quot;=&quot;;[.B243])"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243];&quot;=&quot;;[.D243])" office:value-type="string" office:string-value="GoToApellaPortalText=Back to &lt;a href=&quot;https://apella.minedu.gov.gr&quot;&gt;Apella&lt;/a&gt; website">
            <text:p>GoToApellaPortalText=Back to &lt;a href="https://apella.minedu.gov.gr"&gt;Apella&lt;/a&gt; website</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Main</text:p>
          </table:table-cell>
          <table:table-cell table:style-name="ce9" office:value-type="date" office:date-value="2014-01-30">
            <text:p>30/01/14</text:p>
          </table:table-cell>
          <table:table-cell table:formula="of:=IF([.A244]=[.C244];&quot;OK&quot;;&quot;ERROR&quot;)" office:value-type="string" office:string-value="OK">
            <text:p>OK</text:p>
          </table:table-cell>
          <table:table-cell table:formula="of:=CONCATENATE([.A244];&quot;=&quot;;[.B244])" office:value-type="string" office:string-value="HomeTitle=Κεντρική">
            <text:p>HomeTitle=Κεντρική</text:p>
          </table:table-cell>
          <table:table-cell table:formula="of:=CONCATENATE([.C244];&quot;=&quot;;[.D244])" office:value-type="string" office:string-value="HomeTitle=Main">
            <text:p>HomeTitle=Main</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9" office:value-type="date" office:date-value="2013-12-11">
            <text:p>11/12/13</text:p>
          </table:table-cell>
          <table:table-cell table:formula="of:=IF([.A245]=[.C245];&quot;OK&quot;;&quot;ERROR&quot;)" office:value-type="string" office:string-value="OK">
            <text:p>OK</text:p>
          </table:table-cell>
          <table:table-cell table:formula="of:=CONCATENATE([.A245];&quot;=&quot;;[.B245])" office:value-type="string" office:string-value="IAcceptTheTerms=Αποδέχομαι τους όρους χρήσης">
            <text:p>IAcceptTheTerms=Αποδέχομαι τους όρους χρήσης</text:p>
          </table:table-cell>
          <table:table-cell table:formula="of:=CONCATENATE([.C245];&quot;=&quot;;[.D245])"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9"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D=Κωδικός">
            <text:p>ID=Κωδικός</text:p>
          </table:table-cell>
          <table:table-cell table:formula="of:=CONCATENATE([.C246];&quot;=&quot;;[.D246])"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9"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dentification=Αριθμός Ταυτότητας ή Διαβατηρίου">
            <text:p>Identification=Αριθμός Ταυτότητας ή Διαβατηρίου</text:p>
          </table:table-cell>
          <table:table-cell table:formula="of:=CONCATENATE([.C247];&quot;=&quot;;[.D247])"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9"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IdentityFile=Αντίγραφο Ταυτότητας ή Διαβατηρίου">
            <text:p>IdentityFile=Αντίγραφο Ταυτότητας ή Διαβατηρίου</text:p>
          </table:table-cell>
          <table:table-cell table:formula="of:=CONCATENATE([.C248];&quot;=&quot;;[.D248])"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9"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IDoNotSpeakGreek=Δεν μιλάω Ελληνικά">
            <text:p>IDoNotSpeakGreek=Δεν μιλάω Ελληνικά</text:p>
          </table:table-cell>
          <table:table-cell table:formula="of:=CONCATENATE([.C249];&quot;=&quot;;[.D249])"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9"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IncompleteAccountTitle=Ολοκλήρωση της εγγραφής">
            <text:p>IncompleteAccountTitle=Ολοκλήρωση της εγγραφής</text:p>
          </table:table-cell>
          <table:table-cell table:formula="of:=CONCATENATE([.C250];&quot;=&quot;;[.D250])"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Academic Institution/Research Center</text:p>
          </table:table-cell>
          <table:table-cell table:style-name="ce9"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Institution=Ίδρυμα/Ερευνητικό Κέντρο">
            <text:p>Institution=Ίδρυμα/Ερευνητικό Κέντρο</text:p>
          </table:table-cell>
          <table:table-cell table:formula="of:=CONCATENATE([.C251];&quot;=&quot;;[.D251])" office:value-type="string" office:string-value="Institution=Academic Institution/Research Center">
            <text:p>Institution=Academic 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9"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INSTITUTION_ASSISTANT=Βοηθός Ιδρύματος">
            <text:p>INSTITUTION_ASSISTANT=Βοηθός Ιδρύματος</text:p>
          </table:table-cell>
          <table:table-cell table:formula="of:=CONCATENATE([.C252];&quot;=&quot;;[.D252])"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9"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INSTITUTION_MANAGER=Διαχειριστής Ιδρύματος">
            <text:p>INSTITUTION_MANAGER=Διαχειριστής Ιδρύματος</text:p>
          </table:table-cell>
          <table:table-cell table:formula="of:=CONCATENATE([.C253];&quot;=&quot;;[.D253])"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9" office:value-type="date" office:date-value="2013-12-03">
            <text:p>03/12/13</text:p>
          </table:table-cell>
          <table:table-cell table:formula="of:=IF([.A254]=[.C254];&quot;OK&quot;;&quot;ERROR&quot;)" office:value-type="string" office:string-value="OK">
            <text:p>OK</text:p>
          </table:table-cell>
          <table:table-cell table:formula="of:=CONCATENATE([.A254];&quot;=&quot;;[.B254])"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54];&quot;=&quot;;[.D254])"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9"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InstitutionCategory=Ίδρυμα / Ερευνητικό Κέντρο">
            <text:p>InstitutionCategory=Ίδρυμα / Ερευνητικό Κέντρο</text:p>
          </table:table-cell>
          <table:table-cell table:formula="of:=CONCATENATE([.C255];&quot;=&quot;;[.D255])"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9"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InstitutionCategory_INSTITUTION=Ίδρυμα">
            <text:p>InstitutionCategory_INSTITUTION=Ίδρυμα</text:p>
          </table:table-cell>
          <table:table-cell table:formula="of:=CONCATENATE([.C256];&quot;=&quot;;[.D256])"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9"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InstitutionCategory_RESEARCH_CENTER=Ερευνητικό Κέντρο">
            <text:p>InstitutionCategory_RESEARCH_CENTER=Ερευνητικό Κέντρο</text:p>
          </table:table-cell>
          <table:table-cell table:formula="of:=CONCATENATE([.C257];&quot;=&quot;;[.D257])"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9"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InstitutionContact=Υπεύθυνος Ιδρύματος">
            <text:p>InstitutionContact=Υπεύθυνος Ιδρύματος</text:p>
          </table:table-cell>
          <table:table-cell table:formula="of:=CONCATENATE([.C258];&quot;=&quot;;[.D258])"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Academic Institution/Research Center Country</text:p>
          </table:table-cell>
          <table:table-cell table:style-name="ce9" office:value-type="date" office:date-value="2014-03-04">
            <text:p>04/03/14</text:p>
          </table:table-cell>
          <table:table-cell table:formula="of:=IF([.A259]=[.C259];&quot;OK&quot;;&quot;ERROR&quot;)" office:value-type="string" office:string-value="OK">
            <text:p>OK</text:p>
          </table:table-cell>
          <table:table-cell table:formula="of:=CONCATENATE([.A259];&quot;=&quot;;[.B259])" office:value-type="string" office:string-value="InstitutionCountry=Χώρα Ιδρύματος/Ερευνητικού Κέντρου">
            <text:p>InstitutionCountry=Χώρα Ιδρύματος/Ερευνητικού Κέντρου</text:p>
          </table:table-cell>
          <table:table-cell table:formula="of:=CONCATENATE([.C259];&quot;=&quot;;[.D259])" office:value-type="string" office:string-value="InstitutionCountry=Academic Institution/Research Center Country">
            <text:p>InstitutionCountry=Academic 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9"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60];&quot;=&quot;;[.D260])"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9"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InstitutionManagerForm=Βεβαίωση Συμμετοχής">
            <text:p>InstitutionManagerForm=Βεβαίωση Συμμετοχής</text:p>
          </table:table-cell>
          <table:table-cell table:formula="of:=CONCATENATE([.C261];&quot;=&quot;;[.D261])"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9"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62];&quot;=&quot;;[.D262])"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9"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63];&quot;=&quot;;[.D263])"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9"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InstitutionPhone=Τηλέφωνο Ιδρύματος">
            <text:p>InstitutionPhone=Τηλέφωνο Ιδρύματος</text:p>
          </table:table-cell>
          <table:table-cell table:formula="of:=CONCATENATE([.C264];&quot;=&quot;;[.D264])"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9"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65];&quot;=&quot;;[.D265])"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9"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66];&quot;=&quot;;[.D266])"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9"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Instructions=Οδηγίες">
            <text:p>Instructions=Οδηγίες</text:p>
          </table:table-cell>
          <table:table-cell table:formula="of:=CONCATENATE([.C267];&quot;=&quot;;[.D267])"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9"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68];&quot;=&quot;;[.D268])"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9"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69];&quot;=&quot;;[.D269])"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9" office:value-type="date" office:date-value="2014-01-07">
            <text:p>07/01/14</text:p>
          </table:table-cell>
          <table:table-cell table:formula="of:=IF([.A270]=[.C270];&quot;OK&quot;;&quot;ERROR&quot;)" office:value-type="string" office:string-value="OK">
            <text:p>OK</text:p>
          </table:table-cell>
          <table:table-cell table:formula="of:=CONCATENATE([.A270];&quot;=&quot;;[.B2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270];&quot;=&quot;;[.D2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9"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71];&quot;=&quot;;[.D271])"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esearch director or principal researcher) you should use the credentials provided by your home research center, clicking on "Home Organization Login". If your home Research Center has not joined the GRNET Federation yet, please contact the &lt;a href="https://apella.minedu.gov.gr/en/contact-en"&gt;Helpdesk&lt;/a&gt;.&lt;/p&gt;As a domestic professor (full or associate)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style-name="ce9" office:value-type="date" office:date-value="2014-03-04">
            <text:p>04/03/14</text:p>
          </table:table-cell>
          <table:table-cell table:formula="of:=IF([.A272]=[.C272];&quot;OK&quot;;&quot;ERROR&quot;)" office:value-type="string" office:string-value="OK">
            <text:p>OK</text:p>
          </table:table-cell>
          <table:table-cell table:formula="of:=CONCATENATE([.A272];&quot;=&quot;;[.B272])"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272];&quot;=&quot;;[.D272])" office:value-type="string" office:string-value="Instructions_ShibbolethLogin=In order to login as a domestic researcher (research director or principal researcher) you should use the credentials provided by your home research center, clicking on &quot;Home Organization Login&quot;. If your home Research Center has not joined the GRNET Federation yet, please contact the &lt;a href=&quot;https://apella.minedu.gov.gr/en/contact-en&quot;&gt;Helpdesk&lt;/a&gt;.&lt;/p&gt;As a domestic professor (full or associate)  you should first use the link you received via e-mail to complete your registration and then select the connection with your home organization account. If you have not received the e-mail with the link for your account, please contact the &lt;a href=&quot;https://apella.minedu.gov.gr/en/contact-en&quot;&gt;Helpdesk&lt;/a&gt;  to apply for a new one.">
            <text:p>Instructions_ShibbolethLogin=In order to login as a domestic researcher (research director or principal researcher) you should use the credentials provided by your home research center, clicking on "Home Organization Login". If your home Research Center has not joined the GRNET Federation yet, please contact the &lt;a href="https://apella.minedu.gov.gr/en/contact-en"&gt;Helpdesk&lt;/a&gt;.&lt;/p&gt;As a domestic professor (full or associate)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full or associate)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esearch director or principal researcher)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9" office:value-type="date" office:date-value="2014-03-04">
            <text:p>04/03/14</text:p>
          </table:table-cell>
          <table:table-cell table:formula="of:=IF([.A273]=[.C273];&quot;OK&quot;;&quot;ERROR&quot;)" office:value-type="string" office:string-value="OK">
            <text:p>OK</text:p>
          </table:table-cell>
          <table:table-cell table:formula="of:=CONCATENATE([.A273];&quot;=&quot;;[.B273])"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273];&quot;=&quot;;[.D273])" office:value-type="string" office:string-value="Instructions_ShibbolethRegistration=&lt;h3&gt;Domestic Professor&lt;/h3&gt;&lt;p&gt;In order to register as a domestic professor (full or associate)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esearch director or principal researcher)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full or associate)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esearch director or principal researcher)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9"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74];&quot;=&quot;;[.D274])"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9"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ISpeakGreek=Ομιλώ Ελληνικά">
            <text:p>ISpeakGreek=Ομιλώ Ελληνικά</text:p>
          </table:table-cell>
          <table:table-cell table:formula="of:=CONCATENATE([.C275];&quot;=&quot;;[.D275])" office:value-type="string" office:string-value="ISpeakGreek=I speak Greek">
            <text:p>ISpeakGreek=I speak Greek</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9" office:value-type="date" office:date-value="2014-01-15">
            <text:p>15/01/14</text:p>
          </table:table-cell>
          <table:table-cell table:formula="of:=IF([.A276]=[.C276];&quot;OK&quot;;&quot;ERROR&quot;)" office:value-type="string" office:string-value="OK">
            <text:p>OK</text:p>
          </table:table-cell>
          <table:table-cell table:formula="of:=CONCATENATE([.A276];&quot;=&quot;;[.B276])" office:value-type="string" office:string-value="IssueCall=Είδος Κλήσης">
            <text:p>IssueCall=Είδος Κλήσης</text:p>
          </table:table-cell>
          <table:table-cell table:formula="of:=CONCATENATE([.C276];&quot;=&quot;;[.D276])"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9" office:value-type="date" office:date-value="2014-01-15">
            <text:p>15/01/14</text:p>
          </table:table-cell>
          <table:table-cell table:formula="of:=IF([.A277]=[.C277];&quot;OK&quot;;&quot;ERROR&quot;)" office:value-type="string" office:string-value="OK">
            <text:p>OK</text:p>
          </table:table-cell>
          <table:table-cell table:formula="of:=CONCATENATE([.A277];&quot;=&quot;;[.B277])" office:value-type="string" office:string-value="IssueCall_INCOMING=Εισερχόμενη">
            <text:p>IssueCall_INCOMING=Εισερχόμενη</text:p>
          </table:table-cell>
          <table:table-cell table:formula="of:=CONCATENATE([.C277];&quot;=&quot;;[.D277])"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9" office:value-type="date" office:date-value="2014-01-15">
            <text:p>15/01/14</text:p>
          </table:table-cell>
          <table:table-cell table:formula="of:=IF([.A278]=[.C278];&quot;OK&quot;;&quot;ERROR&quot;)" office:value-type="string" office:string-value="OK">
            <text:p>OK</text:p>
          </table:table-cell>
          <table:table-cell table:formula="of:=CONCATENATE([.A278];&quot;=&quot;;[.B278])" office:value-type="string" office:string-value="IssueCall_OUTGOING=Εξερχόμενη">
            <text:p>IssueCall_OUTGOING=Εξερχόμενη</text:p>
          </table:table-cell>
          <table:table-cell table:formula="of:=CONCATENATE([.C278];&quot;=&quot;;[.D278])" office:value-type="string" office:string-value="IssueCall_OUTGOING=Outgoing">
            <text:p>IssueCall_OUTGOING=Outgoing</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9" office:value-type="date" office:date-value="2014-01-23">
            <text:p>23/01/14</text:p>
          </table:table-cell>
          <table:table-cell table:formula="of:=IF([.A279]=[.C279];&quot;OK&quot;;&quot;ERROR&quot;)" office:value-type="string" office:string-value="OK">
            <text:p>OK</text:p>
          </table:table-cell>
          <table:table-cell table:formula="of:=CONCATENATE([.A279];&quot;=&quot;;[.B279])"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279];&quot;=&quot;;[.D279])"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9" office:value-type="date" office:date-value="2014-01-15">
            <text:p>15/01/14</text:p>
          </table:table-cell>
          <table:table-cell table:formula="of:=IF([.A280]=[.C280];&quot;OK&quot;;&quot;ERROR&quot;)" office:value-type="string" office:string-value="OK">
            <text:p>OK</text:p>
          </table:table-cell>
          <table:table-cell table:formula="of:=CONCATENATE([.A280];&quot;=&quot;;[.B280])" office:value-type="string" office:string-value="IssueStatus=Κατάσταση">
            <text:p>IssueStatus=Κατάσταση</text:p>
          </table:table-cell>
          <table:table-cell table:formula="of:=CONCATENATE([.C280];&quot;=&quot;;[.D280])" office:value-type="string" office:string-value="IssueStatus=Status">
            <text:p>IssueStatus=Status</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9" office:value-type="date" office:date-value="2014-01-15">
            <text:p>15/01/14</text:p>
          </table:table-cell>
          <table:table-cell table:formula="of:=IF([.A281]=[.C281];&quot;OK&quot;;&quot;ERROR&quot;)" office:value-type="string" office:string-value="OK">
            <text:p>OK</text:p>
          </table:table-cell>
          <table:table-cell table:formula="of:=CONCATENATE([.A281];&quot;=&quot;;[.B281])" office:value-type="string" office:string-value="IssueStatus_CLOSED=Κλειστό">
            <text:p>IssueStatus_CLOSED=Κλειστό</text:p>
          </table:table-cell>
          <table:table-cell table:formula="of:=CONCATENATE([.C281];&quot;=&quot;;[.D281])"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9" office:value-type="date" office:date-value="2014-01-20">
            <text:p>20/01/14</text:p>
          </table:table-cell>
          <table:table-cell table:formula="of:=IF([.A282]=[.C282];&quot;OK&quot;;&quot;ERROR&quot;)" office:value-type="string" office:string-value="OK">
            <text:p>OK</text:p>
          </table:table-cell>
          <table:table-cell table:formula="of:=CONCATENATE([.A282];&quot;=&quot;;[.B282])" office:value-type="string" office:string-value="IssueStatus_IN_PROGRESSIssueStatus_IN_PROGRESS=Σε εξέλιξη">
            <text:p>IssueStatus_IN_PROGRESSIssueStatus_IN_PROGRESS=Σε εξέλιξη</text:p>
          </table:table-cell>
          <table:table-cell table:formula="of:=CONCATENATE([.C282];&quot;=&quot;;[.D282])"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9" office:value-type="date" office:date-value="2014-01-15">
            <text:p>15/01/14</text:p>
          </table:table-cell>
          <table:table-cell table:formula="of:=IF([.A283]=[.C283];&quot;OK&quot;;&quot;ERROR&quot;)" office:value-type="string" office:string-value="OK">
            <text:p>OK</text:p>
          </table:table-cell>
          <table:table-cell table:formula="of:=CONCATENATE([.A283];&quot;=&quot;;[.B283])" office:value-type="string" office:string-value="IssueStatus_OPEN=Ανοιχτό">
            <text:p>IssueStatus_OPEN=Ανοιχτό</text:p>
          </table:table-cell>
          <table:table-cell table:formula="of:=CONCATENATE([.C283];&quot;=&quot;;[.D283])" office:value-type="string" office:string-value="IssueStatus_OPEN=Open">
            <text:p>IssueStatus_OPEN=Open</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9" office:value-type="date" office:date-value="2014-01-15">
            <text:p>15/01/14</text:p>
          </table:table-cell>
          <table:table-cell table:formula="of:=IF([.A284]=[.C284];&quot;OK&quot;;&quot;ERROR&quot;)" office:value-type="string" office:string-value="OK">
            <text:p>OK</text:p>
          </table:table-cell>
          <table:table-cell table:formula="of:=CONCATENATE([.A284];&quot;=&quot;;[.B284])" office:value-type="string" office:string-value="IssueStatus_REOPENEDIssueStatus_REOPENED=Ανοιχτό εκ νέου">
            <text:p>IssueStatus_REOPENEDIssueStatus_REOPENED=Ανοιχτό εκ νέου</text:p>
          </table:table-cell>
          <table:table-cell table:formula="of:=CONCATENATE([.C284];&quot;=&quot;;[.D284])"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9" office:value-type="date" office:date-value="2014-01-20">
            <text:p>20/01/14</text:p>
          </table:table-cell>
          <table:table-cell table:formula="of:=IF([.A285]=[.C285];&quot;OK&quot;;&quot;ERROR&quot;)" office:value-type="string" office:string-value="OK">
            <text:p>OK</text:p>
          </table:table-cell>
          <table:table-cell table:formula="of:=CONCATENATE([.A285];&quot;=&quot;;[.B285])" office:value-type="string" office:string-value="IssueStatus_RESOLVEDIssueStatus_RESOLVED=Επιλυθέν">
            <text:p>IssueStatus_RESOLVEDIssueStatus_RESOLVED=Επιλυθέν</text:p>
          </table:table-cell>
          <table:table-cell table:formula="of:=CONCATENATE([.C285];&quot;=&quot;;[.D285])"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9" office:value-type="date" office:date-value="2014-01-15">
            <text:p>15/01/14</text:p>
          </table:table-cell>
          <table:table-cell table:formula="of:=IF([.A286]=[.C286];&quot;OK&quot;;&quot;ERROR&quot;)" office:value-type="string" office:string-value="OK">
            <text:p>OK</text:p>
          </table:table-cell>
          <table:table-cell table:formula="of:=CONCATENATE([.A286];&quot;=&quot;;[.B286])" office:value-type="string" office:string-value="IssueSummary=Θέμα">
            <text:p>IssueSummary=Θέμα</text:p>
          </table:table-cell>
          <table:table-cell table:formula="of:=CONCATENATE([.C286];&quot;=&quot;;[.D286])" office:value-type="string" office:string-value="IssueSummary=Subject">
            <text:p>IssueSummary=Subject</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9" office:value-type="date" office:date-value="2014-01-23">
            <text:p>23/01/14</text:p>
          </table:table-cell>
          <table:table-cell table:formula="of:=IF([.A287]=[.C287];&quot;OK&quot;;&quot;ERROR&quot;)" office:value-type="string" office:string-value="OK">
            <text:p>OK</text:p>
          </table:table-cell>
          <table:table-cell table:formula="of:=CONCATENATE([.A287];&quot;=&quot;;[.B287])" office:value-type="string" office:string-value="IssueType=Είδος Αναφοράς">
            <text:p>IssueType=Είδος Αναφοράς</text:p>
          </table:table-cell>
          <table:table-cell table:formula="of:=CONCATENATE([.C287];&quot;=&quot;;[.D287])" office:value-type="string" office:string-value="IssueType=Report Type">
            <text:p>IssueType=Report Type</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9" office:value-type="date" office:date-value="2014-01-23">
            <text:p>23/01/14</text:p>
          </table:table-cell>
          <table:table-cell table:formula="of:=IF([.A288]=[.C288];&quot;OK&quot;;&quot;ERROR&quot;)" office:value-type="string" office:string-value="OK">
            <text:p>OK</text:p>
          </table:table-cell>
          <table:table-cell table:formula="of:=CONCATENATE([.A288];&quot;=&quot;;[.B288])" office:value-type="string" office:string-value="IssueType_ACCOUNT_MODIFICATION=Μεταβολή στοιχείων">
            <text:p>IssueType_ACCOUNT_MODIFICATION=Μεταβολή στοιχείων</text:p>
          </table:table-cell>
          <table:table-cell table:formula="of:=CONCATENATE([.C288];&quot;=&quot;;[.D288])"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9" office:value-type="date" office:date-value="2014-01-14">
            <text:p>14/01/14</text:p>
          </table:table-cell>
          <table:table-cell table:formula="of:=IF([.A289]=[.C289];&quot;OK&quot;;&quot;ERROR&quot;)" office:value-type="string" office:string-value="OK">
            <text:p>OK</text:p>
          </table:table-cell>
          <table:table-cell table:formula="of:=CONCATENATE([.A289];&quot;=&quot;;[.B289])" office:value-type="string" office:string-value="IssueType_COMPLAINT=Παράπονα">
            <text:p>IssueType_COMPLAINT=Παράπονα</text:p>
          </table:table-cell>
          <table:table-cell table:formula="of:=CONCATENATE([.C289];&quot;=&quot;;[.D289])" office:value-type="string" office:string-value="IssueType_COMPLAINT=Complaints">
            <text:p>IssueType_COMPLAINT=Complaint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9" office:value-type="date" office:date-value="2014-01-14">
            <text:p>14/01/14</text:p>
          </table:table-cell>
          <table:table-cell table:formula="of:=IF([.A290]=[.C290];&quot;OK&quot;;&quot;ERROR&quot;)" office:value-type="string" office:string-value="OK">
            <text:p>OK</text:p>
          </table:table-cell>
          <table:table-cell table:formula="of:=CONCATENATE([.A290];&quot;=&quot;;[.B290])" office:value-type="string" office:string-value="IssueType_ERROR=Πρόβλημα">
            <text:p>IssueType_ERROR=Πρόβλημα</text:p>
          </table:table-cell>
          <table:table-cell table:formula="of:=CONCATENATE([.C290];&quot;=&quot;;[.D290])" office:value-type="string" office:string-value="IssueType_ERROR=Problem">
            <text:p>IssueType_ERROR=Problem</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9" office:value-type="date" office:date-value="2014-01-23">
            <text:p>23/01/14</text:p>
          </table:table-cell>
          <table:table-cell table:formula="of:=IF([.A291]=[.C291];&quot;OK&quot;;&quot;ERROR&quot;)" office:value-type="string" office:string-value="OK">
            <text:p>OK</text:p>
          </table:table-cell>
          <table:table-cell table:formula="of:=CONCATENATE([.A291];&quot;=&quot;;[.B291])" office:value-type="string" office:string-value="IssueType_GENERAL_INFORMATION=Γενικές πληροφορίες">
            <text:p>IssueType_GENERAL_INFORMATION=Γενικές πληροφορίες</text:p>
          </table:table-cell>
          <table:table-cell table:formula="of:=CONCATENATE([.C291];&quot;=&quot;;[.D291])"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9" office:value-type="date" office:date-value="2014-01-23">
            <text:p>23/01/14</text:p>
          </table:table-cell>
          <table:table-cell table:formula="of:=IF([.A292]=[.C292];&quot;OK&quot;;&quot;ERROR&quot;)" office:value-type="string" office:string-value="OK">
            <text:p>OK</text:p>
          </table:table-cell>
          <table:table-cell table:formula="of:=CONCATENATE([.A292];&quot;=&quot;;[.B292])" office:value-type="string" office:string-value="IssueType_LOGIN=Θέματα πρόσβασης">
            <text:p>IssueType_LOGIN=Θέματα πρόσβασης</text:p>
          </table:table-cell>
          <table:table-cell table:formula="of:=CONCATENATE([.C292];&quot;=&quot;;[.D292])"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9" office:value-type="date" office:date-value="2014-01-14">
            <text:p>14/01/14</text:p>
          </table:table-cell>
          <table:table-cell table:formula="of:=IF([.A293]=[.C293];&quot;OK&quot;;&quot;ERROR&quot;)" office:value-type="string" office:string-value="OK">
            <text:p>OK</text:p>
          </table:table-cell>
          <table:table-cell table:formula="of:=CONCATENATE([.A293];&quot;=&quot;;[.B293])" office:value-type="string" office:string-value="IssueType_REGISTRATION=Εγγραφή/Πιστοποίηση">
            <text:p>IssueType_REGISTRATION=Εγγραφή/Πιστοποίηση</text:p>
          </table:table-cell>
          <table:table-cell table:formula="of:=CONCATENATE([.C293];&quot;=&quot;;[.D293])"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9" office:value-type="date" office:date-value="2014-01-15">
            <text:p>15/01/14</text:p>
          </table:table-cell>
          <table:table-cell table:formula="of:=IF([.A294]=[.C294];&quot;OK&quot;;&quot;ERROR&quot;)" office:value-type="string" office:string-value="OK">
            <text:p>OK</text:p>
          </table:table-cell>
          <table:table-cell table:formula="of:=CONCATENATE([.A294];&quot;=&quot;;[.B294])" office:value-type="string" office:string-value="IssueUpdated=Τελευταία Τροποποίηση">
            <text:p>IssueUpdated=Τελευταία Τροποποίηση</text:p>
          </table:table-cell>
          <table:table-cell table:formula="of:=CONCATENATE([.C294];&quot;=&quot;;[.D294])" office:value-type="string" office:string-value="IssueUpdated=Last update">
            <text:p>IssueUpdated=Last updat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9" office:value-type="date" office:date-value="2013-12-04">
            <text:p>04/12/13</text:p>
          </table:table-cell>
          <table:table-cell table:formula="of:=IF([.A295]=[.C295];&quot;OK&quot;;&quot;ERROR&quot;)" office:value-type="string" office:string-value="OK">
            <text:p>OK</text:p>
          </table:table-cell>
          <table:table-cell table:formula="of:=CONCATENATE([.A295];&quot;=&quot;;[.B295])" office:value-type="string" office:string-value="Jira=Jira">
            <text:p>Jira=Jira</text:p>
          </table:table-cell>
          <table:table-cell table:formula="of:=CONCATENATE([.C295];&quot;=&quot;;[.D295])" office:value-type="string" office:string-value="Jira=Jira">
            <text:p>Jira=Jira</text:p>
          </table:table-cell>
          <table:table-cell table:number-columns-repeated="1016"/>
        </table:table-row>
        <table:table-row table:style-name="ro4">
          <table:table-cell table:style-name="ce2" office:value-type="string">
            <text:p>JiraIssuesContactHelpdesk</text:p>
          </table:table-cell>
          <table:table-cell table:style-name="ce2" office:value-type="string">
            <text:p>Μπορείτε να επικοινωνείτε με το Γραφείο Αρωγής Χρηστών τηλεφωνικά στο 210 7722022, (Δευτέρα-Παρασκευή, 09:00-17:00).</text:p>
          </table:table-cell>
          <table:table-cell table:style-name="ce2" office:value-type="string">
            <text:p>JiraIssuesContactHelpdesk</text:p>
          </table:table-cell>
          <table:table-cell table:style-name="ce2" office:value-type="string">
            <text:p>You may contact the Helpdesk by calling +30 210 7722022, (Monday-Friday, 09:00-17:00).</text:p>
          </table:table-cell>
          <table:table-cell table:style-name="ce9" office:value-type="date" office:date-value="2014-01-29">
            <text:p>29/01/14</text:p>
          </table:table-cell>
          <table:table-cell table:formula="of:=IF([.A296]=[.C296];&quot;OK&quot;;&quot;ERROR&quot;)" office:value-type="string" office:string-value="OK">
            <text:p>OK</text:p>
          </table:table-cell>
          <table:table-cell table:formula="of:=CONCATENATE([.A296];&quot;=&quot;;[.B296])"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296];&quot;=&quot;;[.D296])"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4">
          <table:table-cell table:style-name="ce2" office:value-type="string">
            <text:p>JiraIssueSubmitSuccess</text:p>
          </table:table-cell>
          <table:table-cell table:style-name="ce2" office:value-type="string">
            <text:p>Η αναφορά απεστάλη με επιτυχία στο Γραφείο Αρωγής Χρηστών.</text:p>
          </table:table-cell>
          <table:table-cell table:style-name="ce2" office:value-type="string">
            <text:p>JiraIssueSubmitSuccess</text:p>
          </table:table-cell>
          <table:table-cell table:style-name="ce2" office:value-type="string">
            <text:p>The issue has been successsfully sent to the Helpdesk</text:p>
          </table:table-cell>
          <table:table-cell table:style-name="ce9" office:value-type="date" office:date-value="2014-01-30">
            <text:p>30/01/14</text:p>
          </table:table-cell>
          <table:table-cell table:formula="of:=IF([.A297]=[.C297];&quot;OK&quot;;&quot;ERROR&quot;)" office:value-type="string" office:string-value="OK">
            <text:p>OK</text:p>
          </table:table-cell>
          <table:table-cell table:formula="of:=CONCATENATE([.A297];&quot;=&quot;;[.B297])"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297];&quot;=&quot;;[.D297])" office:value-type="string" office:string-value="JiraIssueSubmitSuccess=The issue has been successsfully sent to the Helpdesk">
            <text:p>JiraIssueSubmitSuccess=The issue has been successsfully sent to the Helpdes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9"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Login=Είσοδος">
            <text:p>Login=Είσοδος</text:p>
          </table:table-cell>
          <table:table-cell table:formula="of:=CONCATENATE([.C298];&quot;=&quot;;[.D298])" office:value-type="string" office:string-value="Login=Login">
            <text:p>Login=Login</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9" office:value-type="date" office:date-value="2013-12-04">
            <text:p>04/12/13</text:p>
          </table:table-cell>
          <table:table-cell table:formula="of:=IF([.A299]=[.C299];&quot;OK&quot;;&quot;ERROR&quot;)" office:value-type="string" office:string-value="OK">
            <text:p>OK</text:p>
          </table:table-cell>
          <table:table-cell table:formula="of:=CONCATENATE([.A299];&quot;=&quot;;[.B299])" office:value-type="string" office:string-value="LoginEmail=Email εισόδου">
            <text:p>LoginEmail=Email εισόδου</text:p>
          </table:table-cell>
          <table:table-cell table:formula="of:=CONCATENATE([.C299];&quot;=&quot;;[.D299])" office:value-type="string" office:string-value="LoginEmail=Login Email">
            <text:p>LoginEmail=Login Email</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9"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Manager=Διευθυντής">
            <text:p>Manager=Διευθυντής</text:p>
          </table:table-cell>
          <table:table-cell table:formula="of:=CONCATENATE([.C300];&quot;=&quot;;[.D300])"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9"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menu_account=Λογαριασμός">
            <text:p>menu_account=Λογαριασμός</text:p>
          </table:table-cell>
          <table:table-cell table:formula="of:=CONCATENATE([.C301];&quot;=&quot;;[.D301])" office:value-type="string" office:string-value="menu_account=Account">
            <text:p>menu_account=Account</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9"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menu_candidacy=Υποψηφιότητα">
            <text:p>menu_candidacy=Υποψηφιότητα</text:p>
          </table:table-cell>
          <table:table-cell table:formula="of:=CONCATENATE([.C302];&quot;=&quot;;[.D30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9"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menu_candidateCandidacies=Υποψηφιότητες">
            <text:p>menu_candidateCandidacies=Υποψηφιότητες</text:p>
          </table:table-cell>
          <table:table-cell table:formula="of:=CONCATENATE([.C303];&quot;=&quot;;[.D30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9" office:value-type="date" office:date-value="2014-01-30">
            <text:p>30/01/14</text:p>
          </table:table-cell>
          <table:table-cell table:formula="of:=IF([.A304]=[.C304];&quot;OK&quot;;&quot;ERROR&quot;)" office:value-type="string" office:string-value="OK">
            <text:p>OK</text:p>
          </table:table-cell>
          <table:table-cell table:formula="of:=CONCATENATE([.A304];&quot;=&quot;;[.B304])" office:value-type="string" office:string-value="menu_home=Κεντρική">
            <text:p>menu_home=Κεντρική</text:p>
          </table:table-cell>
          <table:table-cell table:formula="of:=CONCATENATE([.C304];&quot;=&quot;;[.D304])" office:value-type="string" office:string-value="menu_home=Main">
            <text:p>menu_home=Main</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9" office:value-type="date" office:date-value="2014-01-30">
            <text:p>30/01/14</text:p>
          </table:table-cell>
          <table:table-cell table:formula="of:=IF([.A305]=[.C305];&quot;OK&quot;;&quot;ERROR&quot;)" office:value-type="string" office:string-value="OK">
            <text:p>OK</text:p>
          </table:table-cell>
          <table:table-cell table:formula="of:=CONCATENATE([.A305];&quot;=&quot;;[.B305])" office:value-type="string" office:string-value="menu_home=Κεντρική">
            <text:p>menu_home=Κεντρική</text:p>
          </table:table-cell>
          <table:table-cell table:formula="of:=CONCATENATE([.C305];&quot;=&quot;;[.D305])" office:value-type="string" office:string-value="menu_home=Main">
            <text:p>menu_home=Main</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9"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menu_iassistants=Βοηθοί Διαχειριστή Ιδρύματος">
            <text:p>menu_iassistants=Βοηθοί Διαχειριστή Ιδρύματος</text:p>
          </table:table-cell>
          <table:table-cell table:formula="of:=CONCATENATE([.C306];&quot;=&quot;;[.D306])"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9" office:value-type="date" office:date-value="2014-01-20">
            <text:p>20/01/14</text:p>
          </table:table-cell>
          <table:table-cell table:formula="of:=IF([.A307]=[.C307];&quot;OK&quot;;&quot;ERROR&quot;)" office:value-type="string" office:string-value="OK">
            <text:p>OK</text:p>
          </table:table-cell>
          <table:table-cell table:formula="of:=CONCATENATE([.A307];&quot;=&quot;;[.B307])" office:value-type="string" office:string-value="menu_issues=Επικοινωνία με Γραφείο Αρωγής">
            <text:p>menu_issues=Επικοινωνία με Γραφείο Αρωγής</text:p>
          </table:table-cell>
          <table:table-cell table:formula="of:=CONCATENATE([.C307];&quot;=&quot;;[.D307])" office:value-type="string" office:string-value="menu_issues=Helpdesk Support">
            <text:p>menu_issues=Helpdesk Support</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9"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menu_logout=Έξοδος">
            <text:p>menu_logout=Έξοδος</text:p>
          </table:table-cell>
          <table:table-cell table:formula="of:=CONCATENATE([.C308];&quot;=&quot;;[.D308])"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9"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menu_massistants=Βοηθοί Διαχειριστή Υπουργείου">
            <text:p>menu_massistants=Βοηθοί Διαχειριστή Υπουργείου</text:p>
          </table:table-cell>
          <table:table-cell table:formula="of:=CONCATENATE([.C309];&quot;=&quot;;[.D309])"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9"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menu_position=Θέση">
            <text:p>menu_position=Θέση</text:p>
          </table:table-cell>
          <table:table-cell table:formula="of:=CONCATENATE([.C310];&quot;=&quot;;[.D310])"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9"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menu_positions=Θέσεις">
            <text:p>menu_positions=Θέσεις</text:p>
          </table:table-cell>
          <table:table-cell table:formula="of:=CONCATENATE([.C311];&quot;=&quot;;[.D311])"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9"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menu_professorCommittees=Επιτροπές">
            <text:p>menu_professorCommittees=Επιτροπές</text:p>
          </table:table-cell>
          <table:table-cell table:formula="of:=CONCATENATE([.C312];&quot;=&quot;;[.D312])"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9"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menu_professorEvaluations=Αξιολογήσεις">
            <text:p>menu_professorEvaluations=Αξιολογήσεις</text:p>
          </table:table-cell>
          <table:table-cell table:formula="of:=CONCATENATE([.C313];&quot;=&quot;;[.D313])"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9"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menu_profile=Προφίλ">
            <text:p>menu_profile=Προφίλ</text:p>
          </table:table-cell>
          <table:table-cell table:formula="of:=CONCATENATE([.C314];&quot;=&quot;;[.D314])"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9"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menu_registers=Μητρώα">
            <text:p>menu_registers=Μητρώα</text:p>
          </table:table-cell>
          <table:table-cell table:formula="of:=CONCATENATE([.C315];&quot;=&quot;;[.D315])"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9"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menu_regulatoryframeworks=Κανονιστικό Πλαίσιο">
            <text:p>menu_regulatoryframeworks=Κανονιστικό Πλαίσιο</text:p>
          </table:table-cell>
          <table:table-cell table:formula="of:=CONCATENATE([.C316];&quot;=&quot;;[.D316])"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earchusers</text:p>
          </table:table-cell>
          <table:table-cell table:style-name="ce2" office:value-type="string">
            <text:p>Αναζήτηση Χρηστών</text:p>
          </table:table-cell>
          <table:table-cell table:style-name="ce2" office:value-type="string">
            <text:p>menu_searchusers</text:p>
          </table:table-cell>
          <table:table-cell table:style-name="ce2" office:value-type="string">
            <text:p>Search Users</text:p>
          </table:table-cell>
          <table:table-cell table:style-name="ce9"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menu_searchusers=Αναζήτηση Χρηστών">
            <text:p>menu_searchusers=Αναζήτηση Χρηστών</text:p>
          </table:table-cell>
          <table:table-cell table:formula="of:=CONCATENATE([.C317];&quot;=&quot;;[.D317])" office:value-type="string" office:string-value="menu_searchusers=Search Users">
            <text:p>menu_searchusers=Search Users</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9"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menu_shibolethAccount=Ολοκλήρωση εγγραφής">
            <text:p>menu_shibolethAccount=Ολοκλήρωση εγγραφής</text:p>
          </table:table-cell>
          <table:table-cell table:formula="of:=CONCATENATE([.C318];&quot;=&quot;;[.D318])"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9"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menu_sposition=Αναζήτηση Θέσεων">
            <text:p>menu_sposition=Αναζήτηση Θέσεων</text:p>
          </table:table-cell>
          <table:table-cell table:formula="of:=CONCATENATE([.C319];&quot;=&quot;;[.D319])"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9"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menu_user=Χρήστης">
            <text:p>menu_user=Χρήστης</text:p>
          </table:table-cell>
          <table:table-cell table:formula="of:=CONCATENATE([.C320];&quot;=&quot;;[.D320])"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9"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Ministry=Υπουργείο">
            <text:p>Ministry=Υπουργείο</text:p>
          </table:table-cell>
          <table:table-cell table:formula="of:=CONCATENATE([.C321];&quot;=&quot;;[.D321])"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9"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MINISTRY_ASSISTANT=Βοηθός Υπουργείου">
            <text:p>MINISTRY_ASSISTANT=Βοηθός Υπουργείου</text:p>
          </table:table-cell>
          <table:table-cell table:formula="of:=CONCATENATE([.C322];&quot;=&quot;;[.D322])"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9"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MINISTRY_MANAGER=Διαχειριστής Υπουργείου">
            <text:p>MINISTRY_MANAGER=Διαχειριστής Υπουργείου</text:p>
          </table:table-cell>
          <table:table-cell table:formula="of:=CONCATENATE([.C323];&quot;=&quot;;[.D323])"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9"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324];&quot;=&quot;;[.D324])"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9"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MitrooFileList=Αρχεία Μητρώων">
            <text:p>MitrooFileList=Αρχεία Μητρώων</text:p>
          </table:table-cell>
          <table:table-cell table:formula="of:=CONCATENATE([.C325];&quot;=&quot;;[.D325])"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9"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Mobile=Κινητό">
            <text:p>Mobile=Κινητό</text:p>
          </table:table-cell>
          <table:table-cell table:formula="of:=CONCATENATE([.C326];&quot;=&quot;;[.D326])"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9"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More=Περισσότερα">
            <text:p>More=Περισσότερα</text:p>
          </table:table-cell>
          <table:table-cell table:formula="of:=CONCATENATE([.C327];&quot;=&quot;;[.D327])"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9"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Name=Όνομα">
            <text:p>Name=Όνομα</text:p>
          </table:table-cell>
          <table:table-cell table:formula="of:=CONCATENATE([.C328];&quot;=&quot;;[.D328])"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9"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NameLatin=Όνομα (Λατινικοί Χαρακτήρες)">
            <text:p>NameLatin=Όνομα (Λατινικοί Χαρακτήρες)</text:p>
          </table:table-cell>
          <table:table-cell table:formula="of:=CONCATENATE([.C329];&quot;=&quot;;[.D329])"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9"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No=Όχι">
            <text:p>No=Όχι</text:p>
          </table:table-cell>
          <table:table-cell table:formula="of:=CONCATENATE([.C330];&quot;=&quot;;[.D330])"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9" office:value-type="date" office:date-value="2014-01-20">
            <text:p>20/01/14</text:p>
          </table:table-cell>
          <table:table-cell table:formula="of:=IF([.A331]=[.C331];&quot;OK&quot;;&quot;ERROR&quot;)" office:value-type="string" office:string-value="OK">
            <text:p>OK</text:p>
          </table:table-cell>
          <table:table-cell table:formula="of:=CONCATENATE([.A331];&quot;=&quot;;[.B331])" office:value-type="string" office:string-value="NominatedCandidacy=Εκλεγείς">
            <text:p>NominatedCandidacy=Εκλεγείς</text:p>
          </table:table-cell>
          <table:table-cell table:formula="of:=CONCATENATE([.C331];&quot;=&quot;;[.D331])"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9"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332];&quot;=&quot;;[.D332])"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9"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NominationFEK=Φ.Ε.Κ. Πράξης Διορισμού">
            <text:p>NominationFEK=Φ.Ε.Κ. Πράξης Διορισμού</text:p>
          </table:table-cell>
          <table:table-cell table:formula="of:=CONCATENATE([.C333];&quot;=&quot;;[.D333])"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9"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334];&quot;=&quot;;[.D334])"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Αναφοράς στο Γραφείο Αρωγής</text:p>
          </table:table-cell>
          <table:table-cell table:style-name="ce2" office:value-type="string">
            <text:p>OpenIssue</text:p>
          </table:table-cell>
          <table:table-cell table:style-name="ce2" office:value-type="string">
            <text:p>Send Report to the Helpdesk</text:p>
          </table:table-cell>
          <table:table-cell table:style-name="ce9" office:value-type="date" office:date-value="2014-01-30">
            <text:p>30/01/14</text:p>
          </table:table-cell>
          <table:table-cell table:formula="of:=IF([.A335]=[.C335];&quot;OK&quot;;&quot;ERROR&quot;)" office:value-type="string" office:string-value="OK">
            <text:p>OK</text:p>
          </table:table-cell>
          <table:table-cell table:formula="of:=CONCATENATE([.A335];&quot;=&quot;;[.B335])" office:value-type="string" office:string-value="OpenIssue=Αποστολή Αναφοράς στο Γραφείο Αρωγής">
            <text:p>OpenIssue=Αποστολή Αναφοράς στο Γραφείο Αρωγής</text:p>
          </table:table-cell>
          <table:table-cell table:formula="of:=CONCATENATE([.C335];&quot;=&quot;;[.D335])" office:value-type="string" office:string-value="OpenIssue=Send Report to the Helpdesk">
            <text:p>OpenIssue=Send Report to the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9" office:value-type="date" office:date-value="2013-12-04">
            <text:p>04/12/13</text:p>
          </table:table-cell>
          <table:table-cell table:formula="of:=IF([.A336]=[.C336];&quot;OK&quot;;&quot;ERROR&quot;)" office:value-type="string" office:string-value="OK">
            <text:p>OK</text:p>
          </table:table-cell>
          <table:table-cell table:formula="of:=CONCATENATE([.A336];&quot;=&quot;;[.B336])" office:value-type="string" office:string-value="Options=Επιλογές">
            <text:p>Options=Επιλογές</text:p>
          </table:table-cell>
          <table:table-cell table:formula="of:=CONCATENATE([.C336];&quot;=&quot;;[.D336])" office:value-type="string" office:string-value="Options=Options">
            <text:p>Options=Options</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9"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OrganismosFile=Οργανισμός">
            <text:p>OrganismosFile=Οργανισμός</text:p>
          </table:table-cell>
          <table:table-cell table:formula="of:=CONCATENATE([.C337];&quot;=&quot;;[.D337])"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9"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OrganismosURL=Οργανισμός (link)">
            <text:p>OrganismosURL=Οργανισμός (link)</text:p>
          </table:table-cell>
          <table:table-cell table:formula="of:=CONCATENATE([.C338];&quot;=&quot;;[.D338])"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9"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OtherPhases=Ιστορικό Καταστάσεων">
            <text:p>OtherPhases=Ιστορικό Καταστάσεων</text:p>
          </table:table-cell>
          <table:table-cell table:formula="of:=CONCATENATE([.C339];&quot;=&quot;;[.D339])"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9"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assword=Συνθηματικό">
            <text:p>Password=Συνθηματικό</text:p>
          </table:table-cell>
          <table:table-cell table:formula="of:=CONCATENATE([.C340];&quot;=&quot;;[.D340])"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9"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asswordReset=Επαναφορά Συνθηματικού">
            <text:p>PasswordReset=Επαναφορά Συνθηματικού</text:p>
          </table:table-cell>
          <table:table-cell table:formula="of:=CONCATENATE([.C341];&quot;=&quot;;[.D341])"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9"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hone=Σταθερό Τηλέφωνο">
            <text:p>Phone=Σταθερό Τηλέφωνο</text:p>
          </table:table-cell>
          <table:table-cell table:formula="of:=CONCATENATE([.C342];&quot;=&quot;;[.D342])" office:value-type="string" office:string-value="Phone=Phone">
            <text:p>Phone=Phone</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9" office:value-type="date" office:date-value="2013-12-11">
            <text:p>11/12/13</text:p>
          </table:table-cell>
          <table:table-cell table:formula="of:=IF([.A343]=[.C343];&quot;OK&quot;;&quot;ERROR&quot;)" office:value-type="string" office:string-value="OK">
            <text:p>OK</text:p>
          </table:table-cell>
          <table:table-cell table:formula="of:=CONCATENATE([.A343];&quot;=&quot;;[.B34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343];&quot;=&quot;;[.D34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9" office:value-type="date" office:date-value="2013-12-03">
            <text:p>03/12/13</text:p>
          </table:table-cell>
          <table:table-cell table:formula="of:=IF([.A344]=[.C344];&quot;OK&quot;;&quot;ERROR&quot;)" office:value-type="string" office:string-value="OK">
            <text:p>OK</text:p>
          </table:table-cell>
          <table:table-cell table:formula="of:=CONCATENATE([.A344];&quot;=&quot;;[.B344])"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344];&quot;=&quot;;[.D344])"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9"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osition=Θέση">
            <text:p>Position=Θέση</text:p>
          </table:table-cell>
          <table:table-cell table:formula="of:=CONCATENATE([.C345];&quot;=&quot;;[.D345])"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9"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ositionCandidacies=Υποψηφιότητες">
            <text:p>PositionCandidacies=Υποψηφιότητες</text:p>
          </table:table-cell>
          <table:table-cell table:formula="of:=CONCATENATE([.C346];&quot;=&quot;;[.D346])"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9"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PositionCandidacyList=Λίστα Υποψηφίων">
            <text:p>PositionCandidacyList=Λίστα Υποψηφίων</text:p>
          </table:table-cell>
          <table:table-cell table:formula="of:=CONCATENATE([.C347];&quot;=&quot;;[.D347])"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9"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PositionClosingDate=Ημερομηνία Λήξης Υποβολών">
            <text:p>PositionClosingDate=Ημερομηνία Λήξης Υποβολών</text:p>
          </table:table-cell>
          <table:table-cell table:formula="of:=CONCATENATE([.C348];&quot;=&quot;;[.D348])"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9"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PositionCommiteeMember=Μέλος Επιτροπής">
            <text:p>PositionCommiteeMember=Μέλος Επιτροπής</text:p>
          </table:table-cell>
          <table:table-cell table:formula="of:=CONCATENATE([.C349];&quot;=&quot;;[.D349])"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9"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PositionCommittee=Επιτροπή">
            <text:p>PositionCommittee=Επιτροπή</text:p>
          </table:table-cell>
          <table:table-cell table:formula="of:=CONCATENATE([.C350];&quot;=&quot;;[.D350])"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9"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PositionCommitteeMemberType=Τύπος">
            <text:p>PositionCommitteeMemberType=Τύπος</text:p>
          </table:table-cell>
          <table:table-cell table:formula="of:=CONCATENATE([.C351];&quot;=&quot;;[.D351])"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9"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PositionCommitteeMemberTypeREGULAR=Τακτικός">
            <text:p>PositionCommitteeMemberTypeREGULAR=Τακτικός</text:p>
          </table:table-cell>
          <table:table-cell table:formula="of:=CONCATENATE([.C352];&quot;=&quot;;[.D352])"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9"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PositionCommitteeMemberTypeSUBSTITUTE=Αναπληρωματικός">
            <text:p>PositionCommitteeMemberTypeSUBSTITUTE=Αναπληρωματικός</text:p>
          </table:table-cell>
          <table:table-cell table:formula="of:=CONCATENATE([.C353];&quot;=&quot;;[.D353])"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9"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PositionCreatedBy=Ανάρτηση Θέσης από">
            <text:p>PositionCreatedBy=Ανάρτηση Θέσης από</text:p>
          </table:table-cell>
          <table:table-cell table:formula="of:=CONCATENATE([.C354];&quot;=&quot;;[.D354])"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9"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PositionDates=Ημερομηνίες Υποβολών">
            <text:p>PositionDates=Ημερομηνίες Υποβολών</text:p>
          </table:table-cell>
          <table:table-cell table:formula="of:=CONCATENATE([.C355];&quot;=&quot;;[.D355])"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9"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PositionEvaluations=Αξιολογήσεις">
            <text:p>PositionEvaluations=Αξιολογήσεις</text:p>
          </table:table-cell>
          <table:table-cell table:formula="of:=CONCATENATE([.C356];&quot;=&quot;;[.D356])"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9"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PositionEvaluatorFirst=Πρώτος Αξιολογητής">
            <text:p>PositionEvaluatorFirst=Πρώτος Αξιολογητής</text:p>
          </table:table-cell>
          <table:table-cell table:formula="of:=CONCATENATE([.C357];&quot;=&quot;;[.D357])"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9"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PositionEvaluators=Προτεινόμενοι Αξιολογητές">
            <text:p>PositionEvaluators=Προτεινόμενοι Αξιολογητές</text:p>
          </table:table-cell>
          <table:table-cell table:formula="of:=CONCATENATE([.C358];&quot;=&quot;;[.D358])"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9" office:value-type="date" office:date-value="2013-12-03">
            <text:p>03/12/13</text:p>
          </table:table-cell>
          <table:table-cell table:formula="of:=IF([.A359]=[.C359];&quot;OK&quot;;&quot;ERROR&quot;)" office:value-type="string" office:string-value="OK">
            <text:p>OK</text:p>
          </table:table-cell>
          <table:table-cell table:formula="of:=CONCATENATE([.A359];&quot;=&quot;;[.B359])" office:value-type="string" office:string-value="PositionEvaluatorSecond=Δεύτερος Αξιολογητής">
            <text:p>PositionEvaluatorSecond=Δεύτερος Αξιολογητής</text:p>
          </table:table-cell>
          <table:table-cell table:formula="of:=CONCATENATE([.C359];&quot;=&quot;;[.D359])"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9"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PositionID=Κωδικός ΑΠΕΛΛΑ">
            <text:p>PositionID=Κωδικός ΑΠΕΛΛΑ</text:p>
          </table:table-cell>
          <table:table-cell table:formula="of:=CONCATENATE([.C360];&quot;=&quot;;[.D360])"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9"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61];&quot;=&quot;;[.D361])"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9"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PositionLoipaDioikitikaEggrafa=Λοιπά Διοικητικά Έγγραφα">
            <text:p>PositionLoipaDioikitikaEggrafa=Λοιπά Διοικητικά Έγγραφα</text:p>
          </table:table-cell>
          <table:table-cell table:formula="of:=CONCATENATE([.C362];&quot;=&quot;;[.D362])"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9"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PositionMain=Στοιχεία">
            <text:p>PositionMain=Στοιχεία</text:p>
          </table:table-cell>
          <table:table-cell table:formula="of:=CONCATENATE([.C363];&quot;=&quot;;[.D363])" office:value-type="string" office:string-value="PositionMain=Main Fields">
            <text:p>PositionMain=Main Fields</text:p>
          </table:table-cell>
          <table:table-cell table:number-columns-repeated="1016"/>
        </table:table-row>
        <table:table-row table:style-name="ro4">
          <table:table-cell table:style-name="ce2" office:value-type="string">
            <text:p>PositionManager</text:p>
          </table:table-cell>
          <table:table-cell table:style-name="ce2" office:value-type="string">
            <text:p>Υπεύθυνος Ιδρύματος</text:p>
          </table:table-cell>
          <table:table-cell table:style-name="ce2" office:value-type="string">
            <text:p>PositionManager</text:p>
          </table:table-cell>
          <table:table-cell table:style-name="ce2" office:value-type="string">
            <text:p>Institution's Administrator</text:p>
          </table:table-cell>
          <table:table-cell table:style-name="ce9" office:value-type="date" office:date-value="2014-03-04">
            <text:p>04/03/14</text:p>
          </table:table-cell>
          <table:table-cell table:formula="of:=IF([.A364]=[.C364];&quot;OK&quot;;&quot;ERROR&quot;)" office:value-type="string" office:string-value="OK">
            <text:p>OK</text:p>
          </table:table-cell>
          <table:table-cell table:formula="of:=CONCATENATE([.A364];&quot;=&quot;;[.B364])" office:value-type="string" office:string-value="PositionManager=Υπεύθυνος Ιδρύματος">
            <text:p>PositionManager=Υπεύθυνος Ιδρύματος</text:p>
          </table:table-cell>
          <table:table-cell table:formula="of:=CONCATENATE([.C364];&quot;=&quot;;[.D364])" office:value-type="string" office:string-value="PositionManager=Institution's Administrator">
            <text:p>PositionManager=Institution's Administrator</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9"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PositionName=Τίτλος Θέσης">
            <text:p>PositionName=Τίτλος Θέσης</text:p>
          </table:table-cell>
          <table:table-cell table:formula="of:=CONCATENATE([.C365];&quot;=&quot;;[.D365])"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9"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PositionNomination=Διορισμός">
            <text:p>PositionNomination=Διορισμός</text:p>
          </table:table-cell>
          <table:table-cell table:formula="of:=CONCATENATE([.C366];&quot;=&quot;;[.D366])"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9"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PositionOpeningDate=Ημερομηνία Έναρξης Υποβολών">
            <text:p>PositionOpeningDate=Ημερομηνία Έναρξης Υποβολών</text:p>
          </table:table-cell>
          <table:table-cell table:formula="of:=CONCATENATE([.C367];&quot;=&quot;;[.D367])"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9"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PositionOrganization=Οργανισμός">
            <text:p>PositionOrganization=Οργανισμός</text:p>
          </table:table-cell>
          <table:table-cell table:formula="of:=CONCATENATE([.C368];&quot;=&quot;;[.D368])"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9"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PositionProposals=Εισηγήσεις">
            <text:p>PositionProposals=Εισηγήσεις</text:p>
          </table:table-cell>
          <table:table-cell table:formula="of:=CONCATENATE([.C369];&quot;=&quot;;[.D369])"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9"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PositionSearchCriteria=Κριτήρια Αναζήτησης">
            <text:p>PositionSearchCriteria=Κριτήρια Αναζήτησης</text:p>
          </table:table-cell>
          <table:table-cell table:formula="of:=CONCATENATE([.C370];&quot;=&quot;;[.D370])"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9"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PositionSearchTitle=Αναζήτηση Θέσεων">
            <text:p>PositionSearchTitle=Αναζήτηση Θέσεων</text:p>
          </table:table-cell>
          <table:table-cell table:formula="of:=CONCATENATE([.C371];&quot;=&quot;;[.D371])"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9"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PositionStatus=Κατάσταση">
            <text:p>PositionStatus=Κατάσταση</text:p>
          </table:table-cell>
          <table:table-cell table:formula="of:=CONCATENATE([.C372];&quot;=&quot;;[.D372])"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9"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PositionStatus_ANAPOMPI=Αναπομπή">
            <text:p>PositionStatus_ANAPOMPI=Αναπομπή</text:p>
          </table:table-cell>
          <table:table-cell table:formula="of:=CONCATENATE([.C373];&quot;=&quot;;[.D373])"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9" office:value-type="date" office:date-value="2013-12-03">
            <text:p>03/12/13</text:p>
          </table:table-cell>
          <table:table-cell table:formula="of:=IF([.A374]=[.C374];&quot;OK&quot;;&quot;ERROR&quot;)" office:value-type="string" office:string-value="OK">
            <text:p>OK</text:p>
          </table:table-cell>
          <table:table-cell table:formula="of:=CONCATENATE([.A374];&quot;=&quot;;[.B374])" office:value-type="string" office:string-value="PositionStatus_ANOIXTI=Ανοιχτή">
            <text:p>PositionStatus_ANOIXTI=Ανοιχτή</text:p>
          </table:table-cell>
          <table:table-cell table:formula="of:=CONCATENATE([.C374];&quot;=&quot;;[.D374])"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9"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PositionStatus_CANCELLED=Ακυρωθείσα">
            <text:p>PositionStatus_CANCELLED=Ακυρωθείσα</text:p>
          </table:table-cell>
          <table:table-cell table:formula="of:=CONCATENATE([.C375];&quot;=&quot;;[.D375])"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9"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PositionStatus_ENTAGMENI=Ενταγμένη">
            <text:p>PositionStatus_ENTAGMENI=Ενταγμένη</text:p>
          </table:table-cell>
          <table:table-cell table:formula="of:=CONCATENATE([.C376];&quot;=&quot;;[.D376])"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9"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PositionStatus_EPILOGI=Επιλογή">
            <text:p>PositionStatus_EPILOGI=Επιλογή</text:p>
          </table:table-cell>
          <table:table-cell table:formula="of:=CONCATENATE([.C377];&quot;=&quot;;[.D377])"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9"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PositionStatus_KLEISTI=Κλειστή">
            <text:p>PositionStatus_KLEISTI=Κλειστή</text:p>
          </table:table-cell>
          <table:table-cell table:formula="of:=CONCATENATE([.C378];&quot;=&quot;;[.D378])"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9"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PositionStatus_STELEXOMENI=Στελεχωμένη">
            <text:p>PositionStatus_STELEXOMENI=Στελεχωμένη</text:p>
          </table:table-cell>
          <table:table-cell table:formula="of:=CONCATENATE([.C379];&quot;=&quot;;[.D379])"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9"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80];&quot;=&quot;;[.D380])"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9"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PositionsTitle=Διαχείριση Θέσεων">
            <text:p>PositionsTitle=Διαχείριση Θέσεων</text:p>
          </table:table-cell>
          <table:table-cell table:formula="of:=CONCATENATE([.C381];&quot;=&quot;;[.D381])"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9"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PositionTitle=Πληροφορίες Θέσης">
            <text:p>PositionTitle=Πληροφορίες Θέσης</text:p>
          </table:table-cell>
          <table:table-cell table:formula="of:=CONCATENATE([.C382];&quot;=&quot;;[.D382])"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9"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PraksiDiorismouFile=Πράξη Διορισμού">
            <text:p>PraksiDiorismouFile=Πράξη Διορισμού</text:p>
          </table:table-cell>
          <table:table-cell table:formula="of:=CONCATENATE([.C383];&quot;=&quot;;[.D383])"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9"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PraktikoEpilogisFile=Πρακτικό Επιλογής">
            <text:p>PraktikoEpilogisFile=Πρακτικό Επιλογής</text:p>
          </table:table-cell>
          <table:table-cell table:formula="of:=CONCATENATE([.C384];&quot;=&quot;;[.D384])"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9"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85];&quot;=&quot;;[.D385])"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9"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PressHere=Πατήστε εδώ">
            <text:p>PressHere=Πατήστε εδώ</text:p>
          </table:table-cell>
          <table:table-cell table:formula="of:=CONCATENATE([.C386];&quot;=&quot;;[.D386])"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9"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87];&quot;=&quot;;[.D387])"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9"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Professor=Καθηγητής / Ερευνητής">
            <text:p>Professor=Καθηγητής / Ερευνητής</text:p>
          </table:table-cell>
          <table:table-cell table:formula="of:=CONCATENATE([.C388];&quot;=&quot;;[.D388])"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9"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PROFESSOR_DOMESTIC=Καθηγητής / Ερευνητής Ημεδαπής">
            <text:p>PROFESSOR_DOMESTIC=Καθηγητής / Ερευνητής Ημεδαπής</text:p>
          </table:table-cell>
          <table:table-cell table:formula="of:=CONCATENATE([.C389];&quot;=&quot;;[.D389])"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9"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PROFESSOR_FOREIGN=Καθηγητής / Ερευνητής Αλλοδαπής">
            <text:p>PROFESSOR_FOREIGN=Καθηγητής / Ερευνητής Αλλοδαπής</text:p>
          </table:table-cell>
          <table:table-cell table:formula="of:=CONCATENATE([.C390];&quot;=&quot;;[.D390])"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9"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91];&quot;=&quot;;[.D391])"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9"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92];&quot;=&quot;;[.D392])"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9"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Profile=Προφίλ Χρήστη">
            <text:p>Profile=Προφίλ Χρήστη</text:p>
          </table:table-cell>
          <table:table-cell table:formula="of:=CONCATENATE([.C393];&quot;=&quot;;[.D393])"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website of my Academic Institution/Research Center.</text:p>
          </table:table-cell>
          <table:table-cell table:style-name="ce9" office:value-type="date" office:date-value="2014-03-04">
            <text:p>04/03/14</text:p>
          </table:table-cell>
          <table:table-cell table:formula="of:=IF([.A394]=[.C394];&quot;OK&quot;;&quot;ERROR&quot;)" office:value-type="string" office:string-value="OK">
            <text:p>OK</text:p>
          </table:table-cell>
          <table:table-cell table:formula="of:=CONCATENATE([.A394];&quot;=&quot;;[.B394])"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94];&quot;=&quot;;[.D394])" office:value-type="string" office:string-value="ProfileCheckbox=My CV is not on the website of my Academic Institution/Research Center.">
            <text:p>ProfileCheckbox=My CV is not on the website of my Academic Institution/Research Center.</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9"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ProfileFile=Αρχείο Βιογραφικού Σημειώματος">
            <text:p>ProfileFile=Αρχείο Βιογραφικού Σημειώματος</text:p>
          </table:table-cell>
          <table:table-cell table:formula="of:=CONCATENATE([.C395];&quot;=&quot;;[.D395])"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9"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Profiles=Προφίλ Χρήστη">
            <text:p>Profiles=Προφίλ Χρήστη</text:p>
          </table:table-cell>
          <table:table-cell table:formula="of:=CONCATENATE([.C396];&quot;=&quot;;[.D396])"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9"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ProfileTitle=Προφίλ Χρήστη στο σύστημα">
            <text:p>ProfileTitle=Προφίλ Χρήστη στο σύστημα</text:p>
          </table:table-cell>
          <table:table-cell table:formula="of:=CONCATENATE([.C397];&quot;=&quot;;[.D397])"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the website of your Academic Institution/Research Center</text:p>
          </table:table-cell>
          <table:table-cell table:style-name="ce9" office:value-type="date" office:date-value="2014-03-04">
            <text:p>04/03/14</text:p>
          </table:table-cell>
          <table:table-cell table:formula="of:=IF([.A398]=[.C398];&quot;OK&quot;;&quot;ERROR&quot;)" office:value-type="string" office:string-value="OK">
            <text:p>OK</text:p>
          </table:table-cell>
          <table:table-cell table:formula="of:=CONCATENATE([.A398];&quot;=&quot;;[.B398])"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98];&quot;=&quot;;[.D398])" office:value-type="string" office:string-value="ProfileURL=URL with CV on the website of your Academic Institution/Research Center">
            <text:p>ProfileURL=URL with CV on the website of your Academic Institution/Research Center</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9"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ProposedEvaluator=Προτεινόμενος Αξιολογητής">
            <text:p>ProposedEvaluator=Προτεινόμενος Αξιολογητής</text:p>
          </table:table-cell>
          <table:table-cell table:formula="of:=CONCATENATE([.C399];&quot;=&quot;;[.D399])"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9"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ProposedEvaluators=Προτεινόμενοι Αξιολογητές">
            <text:p>ProposedEvaluators=Προτεινόμενοι Αξιολογητές</text:p>
          </table:table-cell>
          <table:table-cell table:formula="of:=CONCATENATE([.C400];&quot;=&quot;;[.D400])"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Προέδρου για Σύγκληση της Επιτροπής για επιλογή</text:p>
          </table:table-cell>
          <table:table-cell table:style-name="ce2" office:value-type="string">
            <text:p>ProsklisiKosmitoraFile</text:p>
          </table:table-cell>
          <table:table-cell table:style-name="ce2" office:value-type="string">
            <text:p>President's invitation for convocation of the Committee</text:p>
          </table:table-cell>
          <table:table-cell table:style-name="ce9" office:value-type="date" office:date-value="2014-01-30">
            <text:p>30/01/14</text:p>
          </table:table-cell>
          <table:table-cell table:formula="of:=IF([.A401]=[.C401];&quot;OK&quot;;&quot;ERROR&quot;)" office:value-type="string" office:string-value="OK">
            <text:p>OK</text:p>
          </table:table-cell>
          <table:table-cell table:formula="of:=CONCATENATE([.A401];&quot;=&quot;;[.B401])" office:value-type="string" office:string-value="ProsklisiKosmitoraFile=Πρόσκληση Προέδρου για Σύγκληση της Επιτροπής για επιλογή">
            <text:p>ProsklisiKosmitoraFile=Πρόσκληση Προέδρου για Σύγκληση της Επιτροπής για επιλογή</text:p>
          </table:table-cell>
          <table:table-cell table:formula="of:=CONCATENATE([.C401];&quot;=&quot;;[.D401])" office:value-type="string" office:string-value="ProsklisiKosmitoraFile=President's invitation for convocation of the Committee">
            <text:p>ProsklisiKosmitoraFile=President'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9"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PtyxioFileList=Αντίγραφα πτυχίων">
            <text:p>PtyxioFileList=Αντίγραφα πτυχίων</text:p>
          </table:table-cell>
          <table:table-cell table:formula="of:=CONCATENATE([.C402];&quot;=&quot;;[.D402])"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9"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PublicationsFiles=Δημοσιεύσεις">
            <text:p>PublicationsFiles=Δημοσιεύσεις</text:p>
          </table:table-cell>
          <table:table-cell table:formula="of:=CONCATENATE([.C403];&quot;=&quot;;[.D403])" office:value-type="string" office:string-value="PublicationsFiles=Publications">
            <text:p>PublicationsFiles=Publications</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9" office:value-type="date" office:date-value="2014-01-30">
            <text:p>30/01/14</text:p>
          </table:table-cell>
          <table:table-cell table:formula="of:=IF([.A404]=[.C404];&quot;OK&quot;;&quot;ERROR&quot;)" office:value-type="string" office:string-value="OK">
            <text:p>OK</text:p>
          </table:table-cell>
          <table:table-cell table:formula="of:=CONCATENATE([.A404];&quot;=&quot;;[.B404])"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404];&quot;=&quot;;[.D404])" office:value-type="string" office:string-value="PublicJiraIssuesTitle=Apella – Helpdesk Contact Form">
            <text:p>PublicJiraIssuesTitle=Apella – Helpdesk Contact Form</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9"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Rank=Βαθμίδα">
            <text:p>Rank=Βαθμίδα</text:p>
          </table:table-cell>
          <table:table-cell table:formula="of:=CONCATENATE([.C405];&quot;=&quot;;[.D405])"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9" office:value-type="date" office:date-value="2013-12-03">
            <text:p>03/12/13</text:p>
          </table:table-cell>
          <table:table-cell table:formula="of:=IF([.A406]=[.C406];&quot;OK&quot;;&quot;ERROR&quot;)" office:value-type="string" office:string-value="OK">
            <text:p>OK</text:p>
          </table:table-cell>
          <table:table-cell table:formula="of:=CONCATENATE([.A406];&quot;=&quot;;[.B406])" office:value-type="string" office:string-value="Register=Μητρώο">
            <text:p>Register=Μητρώο</text:p>
          </table:table-cell>
          <table:table-cell table:formula="of:=CONCATENATE([.C406];&quot;=&quot;;[.D406])"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9"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RegisterFile=Αρχείο Μητρώου">
            <text:p>RegisterFile=Αρχείο Μητρώου</text:p>
          </table:table-cell>
          <table:table-cell table:formula="of:=CONCATENATE([.C407];&quot;=&quot;;[.D407])"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9"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RegisterMember=Μέλος Μητρώου">
            <text:p>RegisterMember=Μέλος Μητρώου</text:p>
          </table:table-cell>
          <table:table-cell table:formula="of:=CONCATENATE([.C408];&quot;=&quot;;[.D408])"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9" office:value-type="date" office:date-value="2013-12-03">
            <text:p>03/12/13</text:p>
          </table:table-cell>
          <table:table-cell table:formula="of:=IF([.A409]=[.C409];&quot;OK&quot;;&quot;ERROR&quot;)" office:value-type="string" office:string-value="OK">
            <text:p>OK</text:p>
          </table:table-cell>
          <table:table-cell table:formula="of:=CONCATENATE([.A409];&quot;=&quot;;[.B409])" office:value-type="string" office:string-value="RegisterMemberExternal=Εξωτερικό Μέλος">
            <text:p>RegisterMemberExternal=Εξωτερικό Μέλος</text:p>
          </table:table-cell>
          <table:table-cell table:formula="of:=CONCATENATE([.C409];&quot;=&quot;;[.D409])"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9"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RegisterMemberInternal=Εσωτερικό Μέλος">
            <text:p>RegisterMemberInternal=Εσωτερικό Μέλος</text:p>
          </table:table-cell>
          <table:table-cell table:formula="of:=CONCATENATE([.C410];&quot;=&quot;;[.D410])"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9"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RegisterMembers=Μέλη Μητρώου">
            <text:p>RegisterMembers=Μέλη Μητρώου</text:p>
          </table:table-cell>
          <table:table-cell table:formula="of:=CONCATENATE([.C411];&quot;=&quot;;[.D411])"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9"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RegistersTitle=Μητρώα Ιδρυμάτων">
            <text:p>RegistersTitle=Μητρώα Ιδρυμάτων</text:p>
          </table:table-cell>
          <table:table-cell table:formula="of:=CONCATENATE([.C412];&quot;=&quot;;[.D412])"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9"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Registration=Εγγραφή Χρήστη">
            <text:p>Registration=Εγγραφή Χρήστη</text:p>
          </table:table-cell>
          <table:table-cell table:formula="of:=CONCATENATE([.C413];&quot;=&quot;;[.D413])"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9"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RegistrationForm=Εγγραφή Χρήστη">
            <text:p>RegistrationForm=Εγγραφή Χρήστη</text:p>
          </table:table-cell>
          <table:table-cell table:formula="of:=CONCATENATE([.C414];&quot;=&quot;;[.D414])"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9"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RegistrationSuccess=Επιτυχής εγγραφή χρήστη">
            <text:p>RegistrationSuccess=Επιτυχής εγγραφή χρήστη</text:p>
          </table:table-cell>
          <table:table-cell table:formula="of:=CONCATENATE([.C415];&quot;=&quot;;[.D415])"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eminderLoginEmail</text:p>
          </table:table-cell>
          <table:table-cell table:style-name="ce2" office:value-type="string">
            <text:p>Email Υπενθύμισης Εγγραφής</text:p>
          </table:table-cell>
          <table:table-cell table:style-name="ce2" office:value-type="string">
            <text:p>ReminderLoginEmail</text:p>
          </table:table-cell>
          <table:table-cell table:style-name="ce2" office:value-type="string">
            <text:p>Registration Reminder Email</text:p>
          </table:table-cell>
          <table:table-cell table:style-name="ce9" office:value-type="date" office:date-value="2014-02-11">
            <text:p>11/02/14</text:p>
          </table:table-cell>
          <table:table-cell table:formula="of:=IF([.A416]=[.C416];&quot;OK&quot;;&quot;ERROR&quot;)" office:value-type="string" office:string-value="OK">
            <text:p>OK</text:p>
          </table:table-cell>
          <table:table-cell table:formula="of:=CONCATENATE([.A416];&quot;=&quot;;[.B416])" office:value-type="string" office:string-value="ReminderLoginEmail=Email Υπενθύμισης Εγγραφής">
            <text:p>ReminderLoginEmail=Email Υπενθύμισης Εγγραφής</text:p>
          </table:table-cell>
          <table:table-cell table:formula="of:=CONCATENATE([.C416];&quot;=&quot;;[.D416])" office:value-type="string" office:string-value="ReminderLoginEmail=Registration Reminder Email">
            <text:p>ReminderLoginEmail=Registration Reminder Email</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9"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RoleStatus=Κατάσταση Προφίλ">
            <text:p>RoleStatus=Κατάσταση Προφίλ</text:p>
          </table:table-cell>
          <table:table-cell table:formula="of:=CONCATENATE([.C417];&quot;=&quot;;[.D417])"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9" office:value-type="date" office:date-value="2014-01-30">
            <text:p>30/01/14</text:p>
          </table:table-cell>
          <table:table-cell table:formula="of:=IF([.A418]=[.C418];&quot;OK&quot;;&quot;ERROR&quot;)" office:value-type="string" office:string-value="OK">
            <text:p>OK</text:p>
          </table:table-cell>
          <table:table-cell table:formula="of:=CONCATENATE([.A418];&quot;=&quot;;[.B418])" office:value-type="string" office:string-value="SaveInstructions=Για να αποθηκευτούν οι ενέργειές σας πατήστε το κουμπί &quot;Αποθήκευση&quot;. Σε περίπτωση που αυτό είναι ανενεργό, οι ενέργειέ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formula="of:=CONCATENATE([.C418];&quot;=&quot;;[.D418])"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9"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School=Σχολή/-">
            <text:p>School=Σχολή/-</text:p>
          </table:table-cell>
          <table:table-cell table:formula="of:=CONCATENATE([.C419];&quot;=&quot;;[.D419])"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9"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420];&quot;=&quot;;[.D420])"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9"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Sector=Θεματική Περιοχή">
            <text:p>Sector=Θεματική Περιοχή</text:p>
          </table:table-cell>
          <table:table-cell table:formula="of:=CONCATENATE([.C421];&quot;=&quot;;[.D421])"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9"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ShibbolethAffiliation=Ιδιότητα">
            <text:p>ShibbolethAffiliation=Ιδιότητα</text:p>
          </table:table-cell>
          <table:table-cell table:formula="of:=CONCATENATE([.C422];&quot;=&quot;;[.D422])"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οικείου φορέα</text:p>
          </table:table-cell>
          <table:table-cell table:style-name="ce2" office:value-type="string">
            <text:p>ShibbolethFields</text:p>
          </table:table-cell>
          <table:table-cell table:style-name="ce2" office:value-type="string">
            <text:p>Fields specified from your home organization</text:p>
          </table:table-cell>
          <table:table-cell table:style-name="ce9" office:value-type="date" office:date-value="2014-01-30">
            <text:p>30/01/14</text:p>
          </table:table-cell>
          <table:table-cell table:formula="of:=IF([.A423]=[.C423];&quot;OK&quot;;&quot;ERROR&quot;)" office:value-type="string" office:string-value="OK">
            <text:p>OK</text:p>
          </table:table-cell>
          <table:table-cell table:formula="of:=CONCATENATE([.A423];&quot;=&quot;;[.B423])" office:value-type="string" office:string-value="ShibbolethFields=Πεδία που επεστράφησαν από τον Κατάλογο του οικείου φορέα">
            <text:p>ShibbolethFields=Πεδία που επεστράφησαν από τον Κατάλογο του οικείου φορέα</text:p>
          </table:table-cell>
          <table:table-cell table:formula="of:=CONCATENATE([.C423];&quot;=&quot;;[.D423])"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9"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ShibbolethGivenName=Όνομα">
            <text:p>ShibbolethGivenName=Όνομα</text:p>
          </table:table-cell>
          <table:table-cell table:formula="of:=CONCATENATE([.C424];&quot;=&quot;;[.D424])" office:value-type="string" office:string-value="ShibbolethGivenName=Name">
            <text:p>ShibbolethGivenName=Na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Καθηγητές/Ερευνητές Ημεδαπής Α' και Β' βαθμίδας)</text:p>
          </table:table-cell>
          <table:table-cell table:style-name="ce2" office:value-type="string">
            <text:p>ShibbolethLogin</text:p>
          </table:table-cell>
          <table:table-cell table:style-name="ce2" office:value-type="string">
            <text:p>Home organization Login (domestic Professors/Researchers rank A' or B')</text:p>
          </table:table-cell>
          <table:table-cell table:style-name="ce9" office:value-type="date" office:date-value="2014-01-30">
            <text:p>30/01/14</text:p>
          </table:table-cell>
          <table:table-cell table:formula="of:=IF([.A425]=[.C425];&quot;OK&quot;;&quot;ERROR&quot;)" office:value-type="string" office:string-value="OK">
            <text:p>OK</text:p>
          </table:table-cell>
          <table:table-cell table:formula="of:=CONCATENATE([.A425];&quot;=&quot;;[.B425])"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425];&quot;=&quot;;[.D425])" office:value-type="string" office:string-value="ShibbolethLogin=Home organization Login (domestic Professors/Researchers rank A' or B')">
            <text:p>ShibbolethLogin=Home organization Login (domestic Professors/Researchers rank A' or B')</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9"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ShibbolethRemoteUser=Μοναδικός κωδικός">
            <text:p>ShibbolethRemoteUser=Μοναδικός κωδικός</text:p>
          </table:table-cell>
          <table:table-cell table:formula="of:=CONCATENATE([.C426];&quot;=&quot;;[.D42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9" office:value-type="date" office:date-value="2013-12-03">
            <text:p>03/12/13</text:p>
          </table:table-cell>
          <table:table-cell table:formula="of:=IF([.A427]=[.C427];&quot;OK&quot;;&quot;ERROR&quot;)" office:value-type="string" office:string-value="OK">
            <text:p>OK</text:p>
          </table:table-cell>
          <table:table-cell table:formula="of:=CONCATENATE([.A427];&quot;=&quot;;[.B427])" office:value-type="string" office:string-value="ShibbolethSchacHomeOrganization=Οικείος Φορέας">
            <text:p>ShibbolethSchacHomeOrganization=Οικείος Φορέας</text:p>
          </table:table-cell>
          <table:table-cell table:formula="of:=CONCATENATE([.C427];&quot;=&quot;;[.D42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9"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ShibbolethSN=Επώνυμο">
            <text:p>ShibbolethSN=Επώνυμο</text:p>
          </table:table-cell>
          <table:table-cell table:formula="of:=CONCATENATE([.C428];&quot;=&quot;;[.D42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9"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SpeakingGreek=Γλώσσα">
            <text:p>SpeakingGreek=Γλώσσα</text:p>
          </table:table-cell>
          <table:table-cell table:formula="of:=CONCATENATE([.C429];&quot;=&quot;;[.D42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9"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status=-">
            <text:p>status=-</text:p>
          </table:table-cell>
          <table:table-cell table:formula="of:=CONCATENATE([.C430];&quot;=&quot;;[.D43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9"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statusACTIVE=Ενεργός">
            <text:p>statusACTIVE=Ενεργός</text:p>
          </table:table-cell>
          <table:table-cell table:formula="of:=CONCATENATE([.C431];&quot;=&quot;;[.D43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9" office:value-type="date" office:date-value="2013-12-03">
            <text:p>03/12/13</text:p>
          </table:table-cell>
          <table:table-cell table:formula="of:=IF([.A432]=[.C432];&quot;OK&quot;;&quot;ERROR&quot;)" office:value-type="string" office:string-value="OK">
            <text:p>OK</text:p>
          </table:table-cell>
          <table:table-cell table:formula="of:=CONCATENATE([.A432];&quot;=&quot;;[.B432])" office:value-type="string" office:string-value="statusACTIVEHelp=Το προφίλ είναι ενεργό.">
            <text:p>statusACTIVEHelp=Το προφίλ είναι ενεργό.</text:p>
          </table:table-cell>
          <table:table-cell table:formula="of:=CONCATENATE([.C432];&quot;=&quot;;[.D43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9"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statusBLOCKED=Απενεργοποιημένος">
            <text:p>statusBLOCKED=Απενεργοποιημένος</text:p>
          </table:table-cell>
          <table:table-cell table:formula="of:=CONCATENATE([.C433];&quot;=&quot;;[.D43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9" office:value-type="date" office:date-value="2014-01-30">
            <text:p>30/01/14</text:p>
          </table:table-cell>
          <table:table-cell table:formula="of:=IF([.A434]=[.C434];&quot;OK&quot;;&quot;ERROR&quot;)" office:value-type="string" office:string-value="OK">
            <text:p>OK</text:p>
          </table:table-cell>
          <table:table-cell table:formula="of:=CONCATENATE([.A434];&quot;=&quot;;[.B43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434];&quot;=&quot;;[.D43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9"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statusINACTIVE=Απενεργοποιημένος">
            <text:p>statusINACTIVE=Απενεργοποιημένος</text:p>
          </table:table-cell>
          <table:table-cell table:formula="of:=CONCATENATE([.C435];&quot;=&quot;;[.D43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9"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436];&quot;=&quot;;[.D43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9"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statusUNAPPROVED=Αναμένεται Έγκριση">
            <text:p>statusUNAPPROVED=Αναμένεται Έγκριση</text:p>
          </table:table-cell>
          <table:table-cell table:formula="of:=CONCATENATE([.C437];&quot;=&quot;;[.D43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9"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438];&quot;=&quot;;[.D43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9"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statusundefined=Μη ορισμένο">
            <text:p>statusundefined=Μη ορισμένο</text:p>
          </table:table-cell>
          <table:table-cell table:formula="of:=CONCATENATE([.C439];&quot;=&quot;;[.D43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9"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statusUNVERIFIED=Αναμένεται Επαλήθευση E-Mail">
            <text:p>statusUNVERIFIED=Αναμένεται Επαλήθευση E-Mail</text:p>
          </table:table-cell>
          <table:table-cell table:formula="of:=CONCATENATE([.C440];&quot;=&quot;;[.D44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9"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441];&quot;=&quot;;[.D44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9"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Street=Οδός">
            <text:p>Street=Οδός</text:p>
          </table:table-cell>
          <table:table-cell table:formula="of:=CONCATENATE([.C442];&quot;=&quot;;[.D44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9"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StreetNumber=Αριθμός">
            <text:p>StreetNumber=Αριθμός</text:p>
          </table:table-cell>
          <table:table-cell table:formula="of:=CONCATENATE([.C443];&quot;=&quot;;[.D443])" office:value-type="string" office:string-value="StreetNumber=Street Number">
            <text:p>StreetNumber=Street Number</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9" office:value-type="date" office:date-value="2013-12-11">
            <text:p>11/12/13</text:p>
          </table:table-cell>
          <table:table-cell table:formula="of:=IF([.A444]=[.C444];&quot;OK&quot;;&quot;ERROR&quot;)" office:value-type="string" office:string-value="OK">
            <text:p>OK</text:p>
          </table:table-cell>
          <table:table-cell table:formula="of:=CONCATENATE([.A444];&quot;=&quot;;[.B444])" office:value-type="string" office:string-value="Subject=Γνωστικό Αντικείμενο">
            <text:p>Subject=Γνωστικό Αντικείμενο</text:p>
          </table:table-cell>
          <table:table-cell table:formula="of:=CONCATENATE([.C444];&quot;=&quot;;[.D444])" office:value-type="string" office:string-value="Subject=Discipline">
            <text:p>Subject=Discipline</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9"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Success=Η ενέργεια ολοκληρώθηκε με επιτυχία">
            <text:p>Success=Η ενέργεια ολοκληρώθηκε με επιτυχία</text:p>
          </table:table-cell>
          <table:table-cell table:formula="of:=CONCATENATE([.C445];&quot;=&quot;;[.D445])"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9"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Surname=Επώνυμο">
            <text:p>Surname=Επώνυμο</text:p>
          </table:table-cell>
          <table:table-cell table:formula="of:=CONCATENATE([.C446];&quot;=&quot;;[.D446])"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9"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SurnameLatin=Επώνυμο (Λατινικοί Χαρακτήρες)">
            <text:p>SurnameLatin=Επώνυμο (Λατινικοί Χαρακτήρες)</text:p>
          </table:table-cell>
          <table:table-cell table:formula="of:=CONCATENATE([.C447];&quot;=&quot;;[.D447])"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9"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SympliromatikaEggrafaFileList=Συμπληρωματικά Έγγραφα">
            <text:p>SympliromatikaEggrafaFileList=Συμπληρωματικά Έγγραφα</text:p>
          </table:table-cell>
          <table:table-cell table:formula="of:=CONCATENATE([.C448];&quot;=&quot;;[.D448])"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9" office:value-type="date" office:date-value="2013-12-03">
            <text:p>03/12/13</text:p>
          </table:table-cell>
          <table:table-cell table:formula="of:=IF([.A449]=[.C449];&quot;OK&quot;;&quot;ERROR&quot;)" office:value-type="string" office:string-value="OK">
            <text:p>OK</text:p>
          </table:table-cell>
          <table:table-cell table:formula="of:=CONCATENATE([.A449];&quot;=&quot;;[.B449])" office:value-type="string" office:string-value="TautotitaFile=Ταυτότητα">
            <text:p>TautotitaFile=Ταυτότητα</text:p>
          </table:table-cell>
          <table:table-cell table:formula="of:=CONCATENATE([.C449];&quot;=&quot;;[.D449])"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9" office:value-type="date" office:date-value="2013-12-03">
            <text:p>03/12/13</text:p>
          </table:table-cell>
          <table:table-cell table:formula="of:=IF([.A450]=[.C450];&quot;OK&quot;;&quot;ERROR&quot;)" office:value-type="string" office:string-value="OK">
            <text:p>OK</text:p>
          </table:table-cell>
          <table:table-cell table:formula="of:=CONCATENATE([.A450];&quot;=&quot;;[.B450])"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450];&quot;=&quot;;[.D450])"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9" office:value-type="date" office:date-value="2013-12-03">
            <text:p>03/12/13</text:p>
          </table:table-cell>
          <table:table-cell table:formula="of:=IF([.A451]=[.C451];&quot;OK&quot;;&quot;ERROR&quot;)" office:value-type="string" office:string-value="OK">
            <text:p>OK</text:p>
          </table:table-cell>
          <table:table-cell table:formula="of:=CONCATENATE([.A451];&quot;=&quot;;[.B451])" office:value-type="string" office:string-value="Title=Τίτλος">
            <text:p>Title=Τίτλος</text:p>
          </table:table-cell>
          <table:table-cell table:formula="of:=CONCATENATE([.C451];&quot;=&quot;;[.D451])" office:value-type="string" office:string-value="Title=Title">
            <text:p>Title=Title</text:p>
          </table:table-cell>
          <table:table-cell table:number-columns-repeated="1016"/>
        </table:table-row>
        <table:table-row table:style-name="ro4">
          <table:table-cell office:value-type="string">
            <text:p>undefined</text:p>
          </table:table-cell>
          <table:table-cell table:style-name="ce6" office:value-type="string">
            <text:p>Δεν έχει οριστεί</text:p>
          </table:table-cell>
          <table:table-cell office:value-type="string">
            <text:p>undefined</text:p>
          </table:table-cell>
          <table:table-cell office:value-type="string">
            <text:p>Undefined</text:p>
          </table:table-cell>
          <table:table-cell office:value-type="date" office:date-value="2014-03-06">
            <text:p>06/03/14</text:p>
          </table:table-cell>
          <table:table-cell table:formula="of:=IF([.A452]=[.C452];&quot;OK&quot;;&quot;ERROR&quot;)" office:value-type="string" office:string-value="OK">
            <text:p>OK</text:p>
          </table:table-cell>
          <table:table-cell table:formula="of:=CONCATENATE([.A452];&quot;=&quot;;[.B452])" office:value-type="string" office:string-value="undefined=Δεν έχει οριστεί">
            <text:p>undefined=Δεν έχει οριστεί</text:p>
          </table:table-cell>
          <table:table-cell table:formula="of:=CONCATENATE([.C452];&quot;=&quot;;[.D452])" office:value-type="string" office:string-value="undefined=Undefined">
            <text:p>undefined=Undefined</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9" office:value-type="date" office:date-value="2013-12-03">
            <text:p>03/12/13</text:p>
          </table:table-cell>
          <table:table-cell table:formula="of:=IF([.A453]=[.C453];&quot;OK&quot;;&quot;ERROR&quot;)" office:value-type="string" office:string-value="OK">
            <text:p>OK</text:p>
          </table:table-cell>
          <table:table-cell table:formula="of:=CONCATENATE([.A453];&quot;=&quot;;[.B453])"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453];&quot;=&quot;;[.D453])"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9" office:value-type="date" office:date-value="2013-12-03">
            <text:p>03/12/13</text:p>
          </table:table-cell>
          <table:table-cell table:formula="of:=IF([.A454]=[.C454];&quot;OK&quot;;&quot;ERROR&quot;)" office:value-type="string" office:string-value="OK">
            <text:p>OK</text:p>
          </table:table-cell>
          <table:table-cell table:formula="of:=CONCATENATE([.A454];&quot;=&quot;;[.B454])" office:value-type="string" office:string-value="User=Χρήστης">
            <text:p>User=Χρήστης</text:p>
          </table:table-cell>
          <table:table-cell table:formula="of:=CONCATENATE([.C454];&quot;=&quot;;[.D454])" office:value-type="string" office:string-value="User=User">
            <text:p>User=User</text:p>
          </table:table-cell>
          <table:table-cell table:number-columns-repeated="1016"/>
        </table:table-row>
        <table:table-row table:style-name="ro4">
          <table:table-cell table:style-name="ce2" office:value-type="string">
            <text:p>UserFathernameHelp</text:p>
          </table:table-cell>
          <table:table-cell table:style-name="ce2" office:value-type="string">
            <text:p>Συμπληρώστε το πατρώνυμό σας με ελληνικούς χαρακτήρες, εφόσον πρόκειται για ελληνικό πατρώνυμο.</text:p>
          </table:table-cell>
          <table:table-cell table:style-name="ce2" office:value-type="string">
            <text:p>UserFathernameHelp</text:p>
          </table:table-cell>
          <table:table-cell table:style-name="ce2" office:value-type="string">
            <text:p>Fill in your father's first name in Greek characters, in the case of Greek father's name.</text:p>
          </table:table-cell>
          <table:table-cell table:style-name="ce9" office:value-type="date" office:date-value="2014-02-21">
            <text:p>21/02/14</text:p>
          </table:table-cell>
          <table:table-cell table:formula="of:=IF([.A455]=[.C455];&quot;OK&quot;;&quot;ERROR&quot;)" office:value-type="string" office:string-value="OK">
            <text:p>OK</text:p>
          </table:table-cell>
          <table:table-cell table:formula="of:=CONCATENATE([.A455];&quot;=&quot;;[.B455])" office:value-type="string" office:string-value="UserFathernameHelp=Συμπληρώστε το πατρώνυμό σας με ελληνικούς χαρακτήρες, εφόσον πρόκειται για ελληνικό πατρώνυμο.">
            <text:p>UserFathernameHelp=Συμπληρώστε το πατρώνυμό σας με ελληνικούς χαρακτήρες, εφόσον πρόκειται για ελληνικό πατρώνυμο.</text:p>
          </table:table-cell>
          <table:table-cell table:formula="of:=CONCATENATE([.C455];&quot;=&quot;;[.D455])" office:value-type="string" office:string-value="UserFathernameHelp=Fill in your father's first name in Greek characters, in the case of Greek father's name.">
            <text:p>UserFathernameHelp=Fill in your father's first name in Greek characters, in the case of Greek father's name.</text:p>
          </table:table-cell>
          <table:table-cell table:number-columns-repeated="1016"/>
        </table:table-row>
        <table:table-row table:style-name="ro4">
          <table:table-cell table:style-name="ce2" office:value-type="string">
            <text:p>UserFathernameLatinHelp</text:p>
          </table:table-cell>
          <table:table-cell table:style-name="ce2" office:value-type="string">
            <text: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text:p>
          </table:table-cell>
          <table:table-cell table:style-name="ce2" office:value-type="string">
            <text:p>UserFathernameLatinHelp</text:p>
          </table:table-cell>
          <table:table-cell table:style-name="ce2" office:value-type="string">
            <text:p>Fill in your father's first name in Latin characters, in case you completed the field Father's name in Greek. The field is not required if you have completed the field Father's name in Latin characters.</text:p>
          </table:table-cell>
          <table:table-cell table:style-name="ce9" office:value-type="date" office:date-value="2014-02-21">
            <text:p>21/02/14</text:p>
          </table:table-cell>
          <table:table-cell table:formula="of:=IF([.A456]=[.C456];&quot;OK&quot;;&quot;ERROR&quot;)" office:value-type="string" office:string-value="OK">
            <text:p>OK</text:p>
          </table:table-cell>
          <table:table-cell table:formula="of:=CONCATENATE([.A456];&quot;=&quot;;[.B456])" office:value-type="string" office:string-value="UserFathernameLatinHel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
            <text:p>UserFathernameLatinHelp=Συμπληρώστε το πατρώνυμό σας με λατινικούς χαρακτήρες, εφόσον έχει συμπληρωθεί το πεδίο Όνομα Πατρός με ελληνικούς. Δεν απαιτείται η συμπλήρωσή του εφόσον έχετε συμπληρώσει το πεδίο Όνομα Πατρός με λατινικούς χαρακτήρες.</text:p>
          </table:table-cell>
          <table:table-cell table:formula="of:=CONCATENATE([.C456];&quot;=&quot;;[.D456])" office:value-type="string" office:string-value="UserFathernameLatinHelp=Fill in your father's first name in Latin characters, in case you completed the field Father's name in Greek. The field is not required if you have completed the field Father's name in Latin characters.">
            <text:p>UserFathernameLatinHelp=Fill in your father's first name in Latin characters, in case you completed the field Father's name in Greek. The field is not required if you have completed the field Father's name in Latin characters.</text:p>
          </table:table-cell>
          <table:table-cell table:number-columns-repeated="1016"/>
        </table:table-row>
        <table:table-row table:style-name="ro4">
          <table:table-cell table:style-name="ce2" office:value-type="string">
            <text:p>UserFirstnameHelp</text:p>
          </table:table-cell>
          <table:table-cell table:style-name="ce2" office:value-type="string">
            <text:p>Συμπληρώστε το όνομά σας με ελληνικούς χαρακτήρες, εφόσον πρόκειται για ελληνικό όνομα.</text:p>
          </table:table-cell>
          <table:table-cell table:style-name="ce2" office:value-type="string">
            <text:p>UserFirstnameHelp</text:p>
          </table:table-cell>
          <table:table-cell table:style-name="ce2" office:value-type="string">
            <text:p>Fill in your name in Greek characters, in the case of Greek name.</text:p>
          </table:table-cell>
          <table:table-cell table:style-name="ce9" office:value-type="date" office:date-value="2014-02-21">
            <text:p>21/02/14</text:p>
          </table:table-cell>
          <table:table-cell table:formula="of:=IF([.A457]=[.C457];&quot;OK&quot;;&quot;ERROR&quot;)" office:value-type="string" office:string-value="OK">
            <text:p>OK</text:p>
          </table:table-cell>
          <table:table-cell table:formula="of:=CONCATENATE([.A457];&quot;=&quot;;[.B457])" office:value-type="string" office:string-value="UserFirstnameHelp=Συμπληρώστε το όνομά σας με ελληνικούς χαρακτήρες, εφόσον πρόκειται για ελληνικό όνομα.">
            <text:p>UserFirstnameHelp=Συμπληρώστε το όνομά σας με ελληνικούς χαρακτήρες, εφόσον πρόκειται για ελληνικό όνομα.</text:p>
          </table:table-cell>
          <table:table-cell table:formula="of:=CONCATENATE([.C457];&quot;=&quot;;[.D457])" office:value-type="string" office:string-value="UserFirstnameHelp=Fill in your name in Greek characters, in the case of Greek name.">
            <text:p>UserFirstnameHelp=Fill in your name in Greek characters, in the case of Greek name.</text:p>
          </table:table-cell>
          <table:table-cell table:number-columns-repeated="1016"/>
        </table:table-row>
        <table:table-row table:style-name="ro4">
          <table:table-cell table:style-name="ce2" office:value-type="string">
            <text:p>UserFirstnameLatinHelp</text:p>
          </table:table-cell>
          <table:table-cell table:style-name="ce2" office:value-type="string">
            <text: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text:p>
          </table:table-cell>
          <table:table-cell table:style-name="ce2" office:value-type="string">
            <text:p>UserFirstnameLatinHelp</text:p>
          </table:table-cell>
          <table:table-cell table:style-name="ce2" office:value-type="string">
            <text:p>Fill in your name in Latin characters, in case you completed the field Name in Greek. The field is not required if you have completed the field Name in Latin characters.</text:p>
          </table:table-cell>
          <table:table-cell table:style-name="ce9" office:value-type="date" office:date-value="2014-02-21">
            <text:p>21/02/14</text:p>
          </table:table-cell>
          <table:table-cell table:formula="of:=IF([.A458]=[.C458];&quot;OK&quot;;&quot;ERROR&quot;)" office:value-type="string" office:string-value="OK">
            <text:p>OK</text:p>
          </table:table-cell>
          <table:table-cell table:formula="of:=CONCATENATE([.A458];&quot;=&quot;;[.B458])" office:value-type="string" office:string-value="UserFirstnameLatinHel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
            <text:p>UserFirstnameLatinHelp=Συμπληρώστε το όνομά σας με λατινικούς χαρακτήρες, εφόσον έχει συμπληρωθεί το πεδίο Όνομα με ελληνικούς. Δεν απαιτείται η συμπλήρωσή του εφόσον έχετε συμπληρώσει το πεδίο Όνομα με λατινικούς χαρακτήρες.</text:p>
          </table:table-cell>
          <table:table-cell table:formula="of:=CONCATENATE([.C458];&quot;=&quot;;[.D458])" office:value-type="string" office:string-value="UserFirstnameLatinHelp=Fill in your name in Latin characters, in case you completed the field Name in Greek. The field is not required if you have completed the field Name in Latin characters.">
            <text:p>UserFirstnameLatinHelp=Fill in your name in Latin characters, in case you completed the field Name in Greek. The field is not required if you have completed the field Name in Latin characters.</text:p>
          </table:table-cell>
          <table:table-cell table:number-columns-repeated="1016"/>
        </table:table-row>
        <table:table-row table:style-name="ro4">
          <table:table-cell table:style-name="ce2" office:value-type="string">
            <text:p>UserLastnameHelp</text:p>
          </table:table-cell>
          <table:table-cell table:style-name="ce2" office:value-type="string">
            <text:p>Συμπληρώστε το επώνυμό σας με ελληνικούς χαρακτήρες, εφόσον πρόκειται για ελληνικό επώνυμο.</text:p>
          </table:table-cell>
          <table:table-cell table:style-name="ce2" office:value-type="string">
            <text:p>UserLastnameHelp</text:p>
          </table:table-cell>
          <table:table-cell table:style-name="ce2" office:value-type="string">
            <text:p>Fill in your surname in Greek characters, in the case of Greek surname.</text:p>
          </table:table-cell>
          <table:table-cell table:style-name="ce9" office:value-type="date" office:date-value="2014-02-21">
            <text:p>21/02/14</text:p>
          </table:table-cell>
          <table:table-cell table:formula="of:=IF([.A459]=[.C459];&quot;OK&quot;;&quot;ERROR&quot;)" office:value-type="string" office:string-value="OK">
            <text:p>OK</text:p>
          </table:table-cell>
          <table:table-cell table:formula="of:=CONCATENATE([.A459];&quot;=&quot;;[.B459])" office:value-type="string" office:string-value="UserLastnameHelp=Συμπληρώστε το επώνυμό σας με ελληνικούς χαρακτήρες, εφόσον πρόκειται για ελληνικό επώνυμο.">
            <text:p>UserLastnameHelp=Συμπληρώστε το επώνυμό σας με ελληνικούς χαρακτήρες, εφόσον πρόκειται για ελληνικό επώνυμο.</text:p>
          </table:table-cell>
          <table:table-cell table:formula="of:=CONCATENATE([.C459];&quot;=&quot;;[.D459])" office:value-type="string" office:string-value="UserLastnameHelp=Fill in your surname in Greek characters, in the case of Greek surname.">
            <text:p>UserLastnameHelp=Fill in your surname in Greek characters, in the case of Greek surname.</text:p>
          </table:table-cell>
          <table:table-cell table:number-columns-repeated="1016"/>
        </table:table-row>
        <table:table-row table:style-name="ro4">
          <table:table-cell table:style-name="ce2" office:value-type="string">
            <text:p>UserLastnameLatinHelp</text:p>
          </table:table-cell>
          <table:table-cell table:style-name="ce2" office:value-type="string">
            <text: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text:p>
          </table:table-cell>
          <table:table-cell table:style-name="ce2" office:value-type="string">
            <text:p>UserLastnameLatinHelp</text:p>
          </table:table-cell>
          <table:table-cell table:style-name="ce2" office:value-type="string">
            <text:p>Fill in your surname in Latin characters, in case you completed the field Surname in Greek. The field is not required if you have completed the field Surname in Latin characters.</text:p>
          </table:table-cell>
          <table:table-cell table:style-name="ce9" office:value-type="date" office:date-value="2014-02-21">
            <text:p>21/02/14</text:p>
          </table:table-cell>
          <table:table-cell table:formula="of:=IF([.A460]=[.C460];&quot;OK&quot;;&quot;ERROR&quot;)" office:value-type="string" office:string-value="OK">
            <text:p>OK</text:p>
          </table:table-cell>
          <table:table-cell table:formula="of:=CONCATENATE([.A460];&quot;=&quot;;[.B460])" office:value-type="string" office:string-value="UserLastnameLatinHel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
            <text:p>UserLastnameLatinHelp=Συμπληρώστε το επώνυμό σας με λατινικούς χαρακτήρες, εφόσον έχει συμπληρωθεί το πεδίο Επώνυμο με ελληνικούς. Δεν απαιτείται η συμπλήρωσή του εφόσον έχετε συμπληρώσει το πεδίο Επώνυμο με λατινικούς χαρακτήρες.</text:p>
          </table:table-cell>
          <table:table-cell table:formula="of:=CONCATENATE([.C460];&quot;=&quot;;[.D460])" office:value-type="string" office:string-value="UserLastnameLatinHelp=Fill in your surname in Latin characters, in case you completed the field Surname in Greek. The field is not required if you have completed the field Surname in Latin characters.">
            <text:p>UserLastnameLatinHelp=Fill in your surname in Latin characters, in case you completed the field Surname in Greek. The field is not required if you have completed the field Surname in Latin characters.</text:p>
          </table:table-cell>
          <table:table-cell table:number-columns-repeated="1016"/>
        </table:table-row>
        <table:table-row table:style-name="ro4">
          <table:table-cell table:style-name="ce2" office:value-type="string">
            <text:p>UserMobileHelp</text:p>
          </table:table-cell>
          <table:table-cell table:style-name="ce2" office:value-type="string">
            <text: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text:p>
          </table:table-cell>
          <table:table-cell table:style-name="ce2" office:value-type="string">
            <text:p>UserMobileHelp</text:p>
          </table:table-cell>
          <table:table-cell table:style-name="ce2" office:value-type="string">
            <text:p>Please enter the full number with the country code (e.g. 00447777777777). If you do not have a mobile phone, it is suggested that you complete your office phone number.</text:p>
          </table:table-cell>
          <table:table-cell table:style-name="ce9" office:value-type="date" office:date-value="2014-02-21">
            <text:p>21/02/14</text:p>
          </table:table-cell>
          <table:table-cell table:formula="of:=IF([.A461]=[.C461];&quot;OK&quot;;&quot;ERROR&quot;)" office:value-type="string" office:string-value="OK">
            <text:p>OK</text:p>
          </table:table-cell>
          <table:table-cell table:formula="of:=CONCATENATE([.A461];&quot;=&quot;;[.B461])" office:value-type="string" office:string-value="UserMobileHel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
            <text:p>UserMobileHelp=Παρακαλούμε συμπληρώστε το πλήρες νούμερο μαζί με τον κωδικό της χώρας (π.χ. 00306999999999). Εάν δε διαθέτετε κινητό τηλέφωνο, προτείνεται να συμπληρώσετε το υπηρεσιακό σας τηλέφωνο.</text:p>
          </table:table-cell>
          <table:table-cell table:formula="of:=CONCATENATE([.C461];&quot;=&quot;;[.D461])" office:value-type="string" office:string-value="UserMobileHelp=Please enter the full number with the country code (e.g. 00447777777777). If you do not have a mobile phone, it is suggested that you complete your office phone number.">
            <text:p>UserMobileHelp=Please enter the full number with the country code (e.g. 00447777777777). If you do not have a mobile phone, it is suggested that you complete your office phone numb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9" office:value-type="date" office:date-value="2013-12-03">
            <text:p>03/12/13</text:p>
          </table:table-cell>
          <table:table-cell table:formula="of:=IF([.A462]=[.C462];&quot;OK&quot;;&quot;ERROR&quot;)" office:value-type="string" office:string-value="OK">
            <text:p>OK</text:p>
          </table:table-cell>
          <table:table-cell table:formula="of:=CONCATENATE([.A462];&quot;=&quot;;[.B462])" office:value-type="string" office:string-value="Username=Όνομα Χρήστη">
            <text:p>Username=Όνομα Χρήστη</text:p>
          </table:table-cell>
          <table:table-cell table:formula="of:=CONCATENATE([.C462];&quot;=&quot;;[.D462])"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9" office:value-type="date" office:date-value="2013-12-03">
            <text:p>03/12/13</text:p>
          </table:table-cell>
          <table:table-cell table:formula="of:=IF([.A463]=[.C463];&quot;OK&quot;;&quot;ERROR&quot;)" office:value-type="string" office:string-value="OK">
            <text:p>OK</text:p>
          </table:table-cell>
          <table:table-cell table:formula="of:=CONCATENATE([.A463];&quot;=&quot;;[.B463])" office:value-type="string" office:string-value="UserSearch=Αναζήτηση Χρήστη">
            <text:p>UserSearch=Αναζήτηση Χρήστη</text:p>
          </table:table-cell>
          <table:table-cell table:formula="of:=CONCATENATE([.C463];&quot;=&quot;;[.D463])" office:value-type="string" office:string-value="UserSearch=Search User">
            <text:p>UserSearch=Search User</text:p>
          </table:table-cell>
          <table:table-cell table:number-columns-repeated="1016"/>
        </table:table-row>
        <table:table-row table:style-name="ro4">
          <table:table-cell table:style-name="ce2" office:value-type="string">
            <text:p>UserSearchTitle</text:p>
          </table:table-cell>
          <table:table-cell table:style-name="ce2" office:value-type="string">
            <text:p>Αναζήτηση Χρηστών</text:p>
          </table:table-cell>
          <table:table-cell table:style-name="ce2" office:value-type="string">
            <text:p>UserSearchTitle</text:p>
          </table:table-cell>
          <table:table-cell table:style-name="ce2" office:value-type="string">
            <text:p>Search Users</text:p>
          </table:table-cell>
          <table:table-cell table:style-name="ce9" office:value-type="date" office:date-value="2013-12-03">
            <text:p>03/12/13</text:p>
          </table:table-cell>
          <table:table-cell table:formula="of:=IF([.A464]=[.C464];&quot;OK&quot;;&quot;ERROR&quot;)" office:value-type="string" office:string-value="OK">
            <text:p>OK</text:p>
          </table:table-cell>
          <table:table-cell table:formula="of:=CONCATENATE([.A464];&quot;=&quot;;[.B464])" office:value-type="string" office:string-value="UserSearchTitle=Αναζήτηση Χρηστών">
            <text:p>UserSearchTitle=Αναζήτηση Χρηστών</text:p>
          </table:table-cell>
          <table:table-cell table:formula="of:=CONCATENATE([.C464];&quot;=&quot;;[.D464])" office:value-type="string" office:string-value="UserSearchTitle=Search Users">
            <text:p>UserSearchTitle=Search Users</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9" office:value-type="date" office:date-value="2013-12-03">
            <text:p>03/12/13</text:p>
          </table:table-cell>
          <table:table-cell table:formula="of:=IF([.A465]=[.C465];&quot;OK&quot;;&quot;ERROR&quot;)" office:value-type="string" office:string-value="OK">
            <text:p>OK</text:p>
          </table:table-cell>
          <table:table-cell table:formula="of:=CONCATENATE([.A465];&quot;=&quot;;[.B465])" office:value-type="string" office:string-value="UserStatus=Κατάσταση Λογαριασμού">
            <text:p>UserStatus=Κατάσταση Λογαριασμού</text:p>
          </table:table-cell>
          <table:table-cell table:formula="of:=CONCATENATE([.C465];&quot;=&quot;;[.D46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9" office:value-type="date" office:date-value="2013-12-03">
            <text:p>03/12/13</text:p>
          </table:table-cell>
          <table:table-cell table:formula="of:=IF([.A466]=[.C466];&quot;OK&quot;;&quot;ERROR&quot;)" office:value-type="string" office:string-value="OK">
            <text:p>OK</text:p>
          </table:table-cell>
          <table:table-cell table:formula="of:=CONCATENATE([.A466];&quot;=&quot;;[.B466])" office:value-type="string" office:string-value="UserTitle=Πληροφορίες Χρήστη">
            <text:p>UserTitle=Πληροφορίες Χρήστη</text:p>
          </table:table-cell>
          <table:table-cell table:formula="of:=CONCATENATE([.C466];&quot;=&quot;;[.D46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9" office:value-type="date" office:date-value="2013-12-03">
            <text:p>03/12/13</text:p>
          </table:table-cell>
          <table:table-cell table:formula="of:=IF([.A467]=[.C467];&quot;OK&quot;;&quot;ERROR&quot;)" office:value-type="string" office:string-value="OK">
            <text:p>OK</text:p>
          </table:table-cell>
          <table:table-cell table:formula="of:=CONCATENATE([.A467];&quot;=&quot;;[.B467])" office:value-type="string" office:string-value="validation_address=Tο πεδίο είναι υποχρεωτικό">
            <text:p>validation_address=Tο πεδίο είναι υποχρεωτικό</text:p>
          </table:table-cell>
          <table:table-cell table:formula="of:=CONCATENATE([.C467];&quot;=&quot;;[.D46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9" office:value-type="date" office:date-value="2013-12-03">
            <text:p>03/12/13</text:p>
          </table:table-cell>
          <table:table-cell table:formula="of:=IF([.A468]=[.C468];&quot;OK&quot;;&quot;ERROR&quot;)" office:value-type="string" office:string-value="OK">
            <text:p>OK</text:p>
          </table:table-cell>
          <table:table-cell table:formula="of:=CONCATENATE([.A468];&quot;=&quot;;[.B468])" office:value-type="string" office:string-value="validation_city=Το πεδίο &quot;Πόλη&quot; είναι υποχρεωτικό">
            <text:p>validation_city=Το πεδίο "Πόλη" είναι υποχρεωτικό</text:p>
          </table:table-cell>
          <table:table-cell table:formula="of:=CONCATENATE([.C468];&quot;=&quot;;[.D46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9" office:value-type="date" office:date-value="2013-12-03">
            <text:p>03/12/13</text:p>
          </table:table-cell>
          <table:table-cell table:formula="of:=IF([.A469]=[.C469];&quot;OK&quot;;&quot;ERROR&quot;)" office:value-type="string" office:string-value="OK">
            <text:p>OK</text:p>
          </table:table-cell>
          <table:table-cell table:formula="of:=CONCATENATE([.A469];&quot;=&quot;;[.B469])" office:value-type="string" office:string-value="validation_closingDate=Tο πεδίο είναι υποχρεωτικό">
            <text:p>validation_closingDate=Tο πεδίο είναι υποχρεωτικό</text:p>
          </table:table-cell>
          <table:table-cell table:formula="of:=CONCATENATE([.C469];&quot;=&quot;;[.D46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9" office:value-type="date" office:date-value="2013-12-03">
            <text:p>03/12/13</text:p>
          </table:table-cell>
          <table:table-cell table:formula="of:=IF([.A470]=[.C470];&quot;OK&quot;;&quot;ERROR&quot;)" office:value-type="string" office:string-value="OK">
            <text:p>OK</text:p>
          </table:table-cell>
          <table:table-cell table:formula="of:=CONCATENATE([.A470];&quot;=&quot;;[.B47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70];&quot;=&quot;;[.D47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9" office:value-type="date" office:date-value="2013-12-03">
            <text:p>03/12/13</text:p>
          </table:table-cell>
          <table:table-cell table:formula="of:=IF([.A471]=[.C471];&quot;OK&quot;;&quot;ERROR&quot;)" office:value-type="string" office:string-value="OK">
            <text:p>OK</text:p>
          </table:table-cell>
          <table:table-cell table:formula="of:=CONCATENATE([.A471];&quot;=&quot;;[.B471])" office:value-type="string" office:string-value="validation_confirmpassword=Tα συνθηματικά δεν ταιριάζουν.">
            <text:p>validation_confirmpassword=Tα συνθηματικά δεν ταιριάζουν.</text:p>
          </table:table-cell>
          <table:table-cell table:formula="of:=CONCATENATE([.C471];&quot;=&quot;;[.D47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9" office:value-type="date" office:date-value="2013-12-03">
            <text:p>03/12/13</text:p>
          </table:table-cell>
          <table:table-cell table:formula="of:=IF([.A472]=[.C472];&quot;OK&quot;;&quot;ERROR&quot;)" office:value-type="string" office:string-value="OK">
            <text:p>OK</text:p>
          </table:table-cell>
          <table:table-cell table:formula="of:=CONCATENATE([.A472];&quot;=&quot;;[.B472])" office:value-type="string" office:string-value="validation_country=Το πεδίο &quot;Χώρα&quot; είναι υποχρεωτικό">
            <text:p>validation_country=Το πεδίο "Χώρα" είναι υποχρεωτικό</text:p>
          </table:table-cell>
          <table:table-cell table:formula="of:=CONCATENATE([.C472];&quot;=&quot;;[.D47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9" office:value-type="date" office:date-value="2013-12-03">
            <text:p>03/12/13</text:p>
          </table:table-cell>
          <table:table-cell table:formula="of:=IF([.A473]=[.C473];&quot;OK&quot;;&quot;ERROR&quot;)" office:value-type="string" office:string-value="OK">
            <text:p>OK</text:p>
          </table:table-cell>
          <table:table-cell table:formula="of:=CONCATENATE([.A473];&quot;=&quot;;[.B473])" office:value-type="string" office:string-value="validation_department=Το πεδίο είναι υποχρεωτικό">
            <text:p>validation_department=Το πεδίο είναι υποχρεωτικό</text:p>
          </table:table-cell>
          <table:table-cell table:formula="of:=CONCATENATE([.C473];&quot;=&quot;;[.D47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9" office:value-type="date" office:date-value="2013-12-03">
            <text:p>03/12/13</text:p>
          </table:table-cell>
          <table:table-cell table:formula="of:=IF([.A474]=[.C474];&quot;OK&quot;;&quot;ERROR&quot;)" office:value-type="string" office:string-value="OK">
            <text:p>OK</text:p>
          </table:table-cell>
          <table:table-cell table:formula="of:=CONCATENATE([.A474];&quot;=&quot;;[.B474])" office:value-type="string" office:string-value="validation_description=Το πεδίο είναι υποχρεωτικό">
            <text:p>validation_description=Το πεδίο είναι υποχρεωτικό</text:p>
          </table:table-cell>
          <table:table-cell table:formula="of:=CONCATENATE([.C474];&quot;=&quot;;[.D47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9" office:value-type="date" office:date-value="2013-12-03">
            <text:p>03/12/13</text:p>
          </table:table-cell>
          <table:table-cell table:formula="of:=IF([.A475]=[.C475];&quot;OK&quot;;&quot;ERROR&quot;)" office:value-type="string" office:string-value="OK">
            <text:p>OK</text:p>
          </table:table-cell>
          <table:table-cell table:formula="of:=CONCATENATE([.A475];&quot;=&quot;;[.B47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75];&quot;=&quot;;[.D47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9" office:value-type="date" office:date-value="2014-01-30">
            <text:p>30/01/14</text:p>
          </table:table-cell>
          <table:table-cell table:formula="of:=IF([.A476]=[.C476];&quot;OK&quot;;&quot;ERROR&quot;)" office:value-type="string" office:string-value="OK">
            <text:p>OK</text:p>
          </table:table-cell>
          <table:table-cell table:formula="of:=CONCATENATE([.A476];&quot;=&quot;;[.B47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76];&quot;=&quot;;[.D47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9" office:value-type="date" office:date-value="2013-12-03">
            <text:p>03/12/13</text:p>
          </table:table-cell>
          <table:table-cell table:formula="of:=IF([.A477]=[.C477];&quot;OK&quot;;&quot;ERROR&quot;)" office:value-type="string" office:string-value="OK">
            <text:p>OK</text:p>
          </table:table-cell>
          <table:table-cell table:formula="of:=CONCATENATE([.A477];&quot;=&quot;;[.B477])" office:value-type="string" office:string-value="validation_fathername=Το πεδίο είναι υποχρεωτικό">
            <text:p>validation_fathername=Το πεδίο είναι υποχρεωτικό</text:p>
          </table:table-cell>
          <table:table-cell table:formula="of:=CONCATENATE([.C477];&quot;=&quot;;[.D47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9" office:value-type="date" office:date-value="2013-12-03">
            <text:p>03/12/13</text:p>
          </table:table-cell>
          <table:table-cell table:formula="of:=IF([.A478]=[.C478];&quot;OK&quot;;&quot;ERROR&quot;)" office:value-type="string" office:string-value="OK">
            <text:p>OK</text:p>
          </table:table-cell>
          <table:table-cell table:formula="of:=CONCATENATE([.A478];&quot;=&quot;;[.B47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78];&quot;=&quot;;[.D47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9" office:value-type="date" office:date-value="2014-01-30">
            <text:p>30/01/14</text:p>
          </table:table-cell>
          <table:table-cell table:formula="of:=IF([.A479]=[.C479];&quot;OK&quot;;&quot;ERROR&quot;)" office:value-type="string" office:string-value="OK">
            <text:p>OK</text:p>
          </table:table-cell>
          <table:table-cell table:formula="of:=CONCATENATE([.A479];&quot;=&quot;;[.B47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79];&quot;=&quot;;[.D47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9" office:value-type="date" office:date-value="2013-12-03">
            <text:p>03/12/13</text:p>
          </table:table-cell>
          <table:table-cell table:formula="of:=IF([.A480]=[.C480];&quot;OK&quot;;&quot;ERROR&quot;)" office:value-type="string" office:string-value="OK">
            <text:p>OK</text:p>
          </table:table-cell>
          <table:table-cell table:formula="of:=CONCATENATE([.A480];&quot;=&quot;;[.B480])" office:value-type="string" office:string-value="validation_fekSentDate=Το πεδίο είναι υποχρεωτικό">
            <text:p>validation_fekSentDate=Το πεδίο είναι υποχρεωτικό</text:p>
          </table:table-cell>
          <table:table-cell table:formula="of:=CONCATENATE([.C480];&quot;=&quot;;[.D48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9" office:value-type="date" office:date-value="2013-12-03">
            <text:p>03/12/13</text:p>
          </table:table-cell>
          <table:table-cell table:formula="of:=IF([.A481]=[.C481];&quot;OK&quot;;&quot;ERROR&quot;)" office:value-type="string" office:string-value="OK">
            <text:p>OK</text:p>
          </table:table-cell>
          <table:table-cell table:formula="of:=CONCATENATE([.A481];&quot;=&quot;;[.B481])" office:value-type="string" office:string-value="validation_fekSubject=Το πεδίο είναι υποχρεωτικό">
            <text:p>validation_fekSubject=Το πεδίο είναι υποχρεωτικό</text:p>
          </table:table-cell>
          <table:table-cell table:formula="of:=CONCATENATE([.C481];&quot;=&quot;;[.D48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9" office:value-type="date" office:date-value="2013-12-03">
            <text:p>03/12/13</text:p>
          </table:table-cell>
          <table:table-cell table:formula="of:=IF([.A482]=[.C482];&quot;OK&quot;;&quot;ERROR&quot;)" office:value-type="string" office:string-value="OK">
            <text:p>OK</text:p>
          </table:table-cell>
          <table:table-cell table:formula="of:=CONCATENATE([.A482];&quot;=&quot;;[.B482])" office:value-type="string" office:string-value="validation_file=Το αρχείο είναι υποχρεωτικό">
            <text:p>validation_file=Το αρχείο είναι υποχρεωτικό</text:p>
          </table:table-cell>
          <table:table-cell table:formula="of:=CONCATENATE([.C482];&quot;=&quot;;[.D48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9" office:value-type="date" office:date-value="2013-12-03">
            <text:p>03/12/13</text:p>
          </table:table-cell>
          <table:table-cell table:formula="of:=IF([.A483]=[.C483];&quot;OK&quot;;&quot;ERROR&quot;)" office:value-type="string" office:string-value="OK">
            <text:p>OK</text:p>
          </table:table-cell>
          <table:table-cell table:formula="of:=CONCATENATE([.A483];&quot;=&quot;;[.B48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83];&quot;=&quot;;[.D48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9" office:value-type="date" office:date-value="2013-12-03">
            <text:p>03/12/13</text:p>
          </table:table-cell>
          <table:table-cell table:formula="of:=IF([.A484]=[.C484];&quot;OK&quot;;&quot;ERROR&quot;)" office:value-type="string" office:string-value="OK">
            <text:p>OK</text:p>
          </table:table-cell>
          <table:table-cell table:formula="of:=CONCATENATE([.A484];&quot;=&quot;;[.B484])" office:value-type="string" office:string-value="validation_firstname=To πεδίο 'Όνομα' είναι υποχρεωτικό.">
            <text:p>validation_firstname=To πεδίο 'Όνομα' είναι υποχρεωτικό.</text:p>
          </table:table-cell>
          <table:table-cell table:formula="of:=CONCATENATE([.C484];&quot;=&quot;;[.D48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9" office:value-type="date" office:date-value="2013-12-03">
            <text:p>03/12/13</text:p>
          </table:table-cell>
          <table:table-cell table:formula="of:=IF([.A485]=[.C485];&quot;OK&quot;;&quot;ERROR&quot;)" office:value-type="string" office:string-value="OK">
            <text:p>OK</text:p>
          </table:table-cell>
          <table:table-cell table:formula="of:=CONCATENATE([.A485];&quot;=&quot;;[.B48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85];&quot;=&quot;;[.D48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9" office:value-type="date" office:date-value="2013-12-04">
            <text:p>04/12/13</text:p>
          </table:table-cell>
          <table:table-cell table:formula="of:=IF([.A486]=[.C486];&quot;OK&quot;;&quot;ERROR&quot;)" office:value-type="string" office:string-value="OK">
            <text:p>OK</text:p>
          </table:table-cell>
          <table:table-cell table:formula="of:=CONCATENATE([.A486];&quot;=&quot;;[.B486])"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86];&quot;=&quot;;[.D486])"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9" office:value-type="date" office:date-value="2013-12-03">
            <text:p>03/12/13</text:p>
          </table:table-cell>
          <table:table-cell table:formula="of:=IF([.A487]=[.C487];&quot;OK&quot;;&quot;ERROR&quot;)" office:value-type="string" office:string-value="OK">
            <text:p>OK</text:p>
          </table:table-cell>
          <table:table-cell table:formula="of:=CONCATENATE([.A487];&quot;=&quot;;[.B487])" office:value-type="string" office:string-value="validation_institution=το πεδίο είναι υποχρεωτικό">
            <text:p>validation_institution=το πεδίο είναι υποχρεωτικό</text:p>
          </table:table-cell>
          <table:table-cell table:formula="of:=CONCATENATE([.C487];&quot;=&quot;;[.D487])"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9" office:value-type="date" office:date-value="2013-12-03">
            <text:p>03/12/13</text:p>
          </table:table-cell>
          <table:table-cell table:formula="of:=IF([.A488]=[.C488];&quot;OK&quot;;&quot;ERROR&quot;)" office:value-type="string" office:string-value="OK">
            <text:p>OK</text:p>
          </table:table-cell>
          <table:table-cell table:formula="of:=CONCATENATE([.A488];&quot;=&quot;;[.B488])" office:value-type="string" office:string-value="validation_lastname=To πεδίο 'Επώνυμο' είναι υποχρεωτικό.">
            <text:p>validation_lastname=To πεδίο 'Επώνυμο' είναι υποχρεωτικό.</text:p>
          </table:table-cell>
          <table:table-cell table:formula="of:=CONCATENATE([.C488];&quot;=&quot;;[.D488])"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9" office:value-type="date" office:date-value="2013-12-03">
            <text:p>03/12/13</text:p>
          </table:table-cell>
          <table:table-cell table:formula="of:=IF([.A489]=[.C489];&quot;OK&quot;;&quot;ERROR&quot;)" office:value-type="string" office:string-value="OK">
            <text:p>OK</text:p>
          </table:table-cell>
          <table:table-cell table:formula="of:=CONCATENATE([.A489];&quot;=&quot;;[.B489])"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89];&quot;=&quot;;[.D489])"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9" office:value-type="date" office:date-value="2013-12-03">
            <text:p>03/12/13</text:p>
          </table:table-cell>
          <table:table-cell table:formula="of:=IF([.A490]=[.C490];&quot;OK&quot;;&quot;ERROR&quot;)" office:value-type="string" office:string-value="OK">
            <text:p>OK</text:p>
          </table:table-cell>
          <table:table-cell table:formula="of:=CONCATENATE([.A490];&quot;=&quot;;[.B490])"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90];&quot;=&quot;;[.D490])"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9" office:value-type="date" office:date-value="2013-12-03">
            <text:p>03/12/13</text:p>
          </table:table-cell>
          <table:table-cell table:formula="of:=IF([.A491]=[.C491];&quot;OK&quot;;&quot;ERROR&quot;)" office:value-type="string" office:string-value="OK">
            <text:p>OK</text:p>
          </table:table-cell>
          <table:table-cell table:formula="of:=CONCATENATE([.A491];&quot;=&quot;;[.B491])" office:value-type="string" office:string-value="validation_maxlength=Απαιτούνται {0} χαρακτήρες μέγιστο">
            <text:p>validation_maxlength=Απαιτούνται {0} χαρακτήρες μέγιστο</text:p>
          </table:table-cell>
          <table:table-cell table:formula="of:=CONCATENATE([.C491];&quot;=&quot;;[.D491])"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9" office:value-type="date" office:date-value="2013-12-03">
            <text:p>03/12/13</text:p>
          </table:table-cell>
          <table:table-cell table:formula="of:=IF([.A492]=[.C492];&quot;OK&quot;;&quot;ERROR&quot;)" office:value-type="string" office:string-value="OK">
            <text:p>OK</text:p>
          </table:table-cell>
          <table:table-cell table:formula="of:=CONCATENATE([.A492];&quot;=&quot;;[.B492])" office:value-type="string" office:string-value="validation_ministry=Το πεδίο είναι υποχρεωτικό">
            <text:p>validation_ministry=Το πεδίο είναι υποχρεωτικό</text:p>
          </table:table-cell>
          <table:table-cell table:formula="of:=CONCATENATE([.C492];&quot;=&quot;;[.D492])"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9" office:value-type="date" office:date-value="2013-12-03">
            <text:p>03/12/13</text:p>
          </table:table-cell>
          <table:table-cell table:formula="of:=IF([.A493]=[.C493];&quot;OK&quot;;&quot;ERROR&quot;)" office:value-type="string" office:string-value="OK">
            <text:p>OK</text:p>
          </table:table-cell>
          <table:table-cell table:formula="of:=CONCATENATE([.A493];&quot;=&quot;;[.B493])"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93];&quot;=&quot;;[.D493])"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9" office:value-type="date" office:date-value="2013-12-03">
            <text:p>03/12/13</text:p>
          </table:table-cell>
          <table:table-cell table:formula="of:=IF([.A494]=[.C494];&quot;OK&quot;;&quot;ERROR&quot;)" office:value-type="string" office:string-value="OK">
            <text:p>OK</text:p>
          </table:table-cell>
          <table:table-cell table:formula="of:=CONCATENATE([.A494];&quot;=&quot;;[.B494])"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94];&quot;=&quot;;[.D494])"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9" office:value-type="date" office:date-value="2013-12-03">
            <text:p>03/12/13</text:p>
          </table:table-cell>
          <table:table-cell table:formula="of:=IF([.A495]=[.C495];&quot;OK&quot;;&quot;ERROR&quot;)" office:value-type="string" office:string-value="OK">
            <text:p>OK</text:p>
          </table:table-cell>
          <table:table-cell table:formula="of:=CONCATENATE([.A495];&quot;=&quot;;[.B495])" office:value-type="string" office:string-value="validation_number=Το πεδίο πρέπει να είναι αριθμός">
            <text:p>validation_number=Το πεδίο πρέπει να είναι αριθμός</text:p>
          </table:table-cell>
          <table:table-cell table:formula="of:=CONCATENATE([.C495];&quot;=&quot;;[.D495])"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9" office:value-type="date" office:date-value="2013-12-03">
            <text:p>03/12/13</text:p>
          </table:table-cell>
          <table:table-cell table:formula="of:=IF([.A496]=[.C496];&quot;OK&quot;;&quot;ERROR&quot;)" office:value-type="string" office:string-value="OK">
            <text:p>OK</text:p>
          </table:table-cell>
          <table:table-cell table:formula="of:=CONCATENATE([.A496];&quot;=&quot;;[.B496])" office:value-type="string" office:string-value="validation_openingDate=Το πεδίο είναι υποχρεωτικό">
            <text:p>validation_openingDate=Το πεδίο είναι υποχρεωτικό</text:p>
          </table:table-cell>
          <table:table-cell table:formula="of:=CONCATENATE([.C496];&quot;=&quot;;[.D496])"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9" office:value-type="date" office:date-value="2013-12-03">
            <text:p>03/12/13</text:p>
          </table:table-cell>
          <table:table-cell table:formula="of:=IF([.A497]=[.C497];&quot;OK&quot;;&quot;ERROR&quot;)" office:value-type="string" office:string-value="OK">
            <text:p>OK</text:p>
          </table:table-cell>
          <table:table-cell table:formula="of:=CONCATENATE([.A497];&quot;=&quot;;[.B497])"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97];&quot;=&quot;;[.D497])"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9" office:value-type="date" office:date-value="2014-01-30">
            <text:p>30/01/14</text:p>
          </table:table-cell>
          <table:table-cell table:formula="of:=IF([.A498]=[.C498];&quot;OK&quot;;&quot;ERROR&quot;)" office:value-type="string" office:string-value="OK">
            <text:p>OK</text:p>
          </table:table-cell>
          <table:table-cell table:formula="of:=CONCATENATE([.A498];&quot;=&quot;;[.B498])"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98];&quot;=&quot;;[.D498])"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9" office:value-type="date" office:date-value="2013-12-03">
            <text:p>03/12/13</text:p>
          </table:table-cell>
          <table:table-cell table:formula="of:=IF([.A499]=[.C499];&quot;OK&quot;;&quot;ERROR&quot;)" office:value-type="string" office:string-value="OK">
            <text:p>OK</text:p>
          </table:table-cell>
          <table:table-cell table:formula="of:=CONCATENATE([.A499];&quot;=&quot;;[.B499])"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99];&quot;=&quot;;[.D499])"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9" office:value-type="date" office:date-value="2013-12-03">
            <text:p>03/12/13</text:p>
          </table:table-cell>
          <table:table-cell table:formula="of:=IF([.A500]=[.C500];&quot;OK&quot;;&quot;ERROR&quot;)" office:value-type="string" office:string-value="OK">
            <text:p>OK</text:p>
          </table:table-cell>
          <table:table-cell table:formula="of:=CONCATENATE([.A500];&quot;=&quot;;[.B500])"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500];&quot;=&quot;;[.D500])"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9" office:value-type="date" office:date-value="2013-12-03">
            <text:p>03/12/13</text:p>
          </table:table-cell>
          <table:table-cell table:formula="of:=IF([.A501]=[.C501];&quot;OK&quot;;&quot;ERROR&quot;)" office:value-type="string" office:string-value="OK">
            <text:p>OK</text:p>
          </table:table-cell>
          <table:table-cell table:formula="of:=CONCATENATE([.A501];&quot;=&quot;;[.B501])" office:value-type="string" office:string-value="validation_position=Το πεδίο είναι υποχρεωτικό">
            <text:p>validation_position=Το πεδίο είναι υποχρεωτικό</text:p>
          </table:table-cell>
          <table:table-cell table:formula="of:=CONCATENATE([.C501];&quot;=&quot;;[.D501])"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9" office:value-type="date" office:date-value="2013-12-03">
            <text:p>03/12/13</text:p>
          </table:table-cell>
          <table:table-cell table:formula="of:=IF([.A502]=[.C502];&quot;OK&quot;;&quot;ERROR&quot;)" office:value-type="string" office:string-value="OK">
            <text:p>OK</text:p>
          </table:table-cell>
          <table:table-cell table:formula="of:=CONCATENATE([.A502];&quot;=&quot;;[.B502])" office:value-type="string" office:string-value="validation_positionName=Το πεδίο είναι υποχρεωτικό">
            <text:p>validation_positionName=Το πεδίο είναι υποχρεωτικό</text:p>
          </table:table-cell>
          <table:table-cell table:formula="of:=CONCATENATE([.C502];&quot;=&quot;;[.D502])"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9" office:value-type="date" office:date-value="2014-01-30">
            <text:p>30/01/14</text:p>
          </table:table-cell>
          <table:table-cell table:formula="of:=IF([.A503]=[.C503];&quot;OK&quot;;&quot;ERROR&quot;)" office:value-type="string" office:string-value="OK">
            <text:p>OK</text:p>
          </table:table-cell>
          <table:table-cell table:formula="of:=CONCATENATE([.A503];&quot;=&quot;;[.B503])"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503];&quot;=&quot;;[.D503])"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9" office:value-type="date" office:date-value="2013-12-03">
            <text:p>03/12/13</text:p>
          </table:table-cell>
          <table:table-cell table:formula="of:=IF([.A504]=[.C504];&quot;OK&quot;;&quot;ERROR&quot;)" office:value-type="string" office:string-value="OK">
            <text:p>OK</text:p>
          </table:table-cell>
          <table:table-cell table:formula="of:=CONCATENATE([.A504];&quot;=&quot;;[.B504])" office:value-type="string" office:string-value="validation_rank=Το πεδίο είναι υποχρεωτικό">
            <text:p>validation_rank=Το πεδίο είναι υποχρεωτικό</text:p>
          </table:table-cell>
          <table:table-cell table:formula="of:=CONCATENATE([.C504];&quot;=&quot;;[.D504])"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9" office:value-type="date" office:date-value="2013-12-03">
            <text:p>03/12/13</text:p>
          </table:table-cell>
          <table:table-cell table:formula="of:=IF([.A505]=[.C505];&quot;OK&quot;;&quot;ERROR&quot;)" office:value-type="string" office:string-value="OK">
            <text:p>OK</text:p>
          </table:table-cell>
          <table:table-cell table:formula="of:=CONCATENATE([.A505];&quot;=&quot;;[.B505])" office:value-type="string" office:string-value="validation_required=Tο πεδίο είναι υποχρεωτικό">
            <text:p>validation_required=Tο πεδίο είναι υποχρεωτικό</text:p>
          </table:table-cell>
          <table:table-cell table:formula="of:=CONCATENATE([.C505];&quot;=&quot;;[.D505])"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9" office:value-type="date" office:date-value="2013-12-03">
            <text:p>03/12/13</text:p>
          </table:table-cell>
          <table:table-cell table:formula="of:=IF([.A506]=[.C506];&quot;OK&quot;;&quot;ERROR&quot;)" office:value-type="string" office:string-value="OK">
            <text:p>OK</text:p>
          </table:table-cell>
          <table:table-cell table:formula="of:=CONCATENATE([.A506];&quot;=&quot;;[.B506])"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506];&quot;=&quot;;[.D506])"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9" office:value-type="date" office:date-value="2013-12-03">
            <text:p>03/12/13</text:p>
          </table:table-cell>
          <table:table-cell table:formula="of:=IF([.A507]=[.C507];&quot;OK&quot;;&quot;ERROR&quot;)" office:value-type="string" office:string-value="OK">
            <text:p>OK</text:p>
          </table:table-cell>
          <table:table-cell table:formula="of:=CONCATENATE([.A507];&quot;=&quot;;[.B507])" office:value-type="string" office:string-value="validation_street=Το πεδίο 'Οδός' είναι υποχρεωτικό">
            <text:p>validation_street=Το πεδίο 'Οδός' είναι υποχρεωτικό</text:p>
          </table:table-cell>
          <table:table-cell table:formula="of:=CONCATENATE([.C507];&quot;=&quot;;[.D507])"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9" office:value-type="date" office:date-value="2013-12-03">
            <text:p>03/12/13</text:p>
          </table:table-cell>
          <table:table-cell table:formula="of:=IF([.A508]=[.C508];&quot;OK&quot;;&quot;ERROR&quot;)" office:value-type="string" office:string-value="OK">
            <text:p>OK</text:p>
          </table:table-cell>
          <table:table-cell table:formula="of:=CONCATENATE([.A508];&quot;=&quot;;[.B508])" office:value-type="string" office:string-value="validation_subject=Το πεδίο είναι υποχρεωτικό">
            <text:p>validation_subject=Το πεδίο είναι υποχρεωτικό</text:p>
          </table:table-cell>
          <table:table-cell table:formula="of:=CONCATENATE([.C508];&quot;=&quot;;[.D508])"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9" office:value-type="date" office:date-value="2013-12-03">
            <text:p>03/12/13</text:p>
          </table:table-cell>
          <table:table-cell table:formula="of:=IF([.A509]=[.C509];&quot;OK&quot;;&quot;ERROR&quot;)" office:value-type="string" office:string-value="OK">
            <text:p>OK</text:p>
          </table:table-cell>
          <table:table-cell table:formula="of:=CONCATENATE([.A509];&quot;=&quot;;[.B509])" office:value-type="string" office:string-value="validation_title=Το πεδίο είναι υποχρεωτικό">
            <text:p>validation_title=Το πεδίο είναι υποχρεωτικό</text:p>
          </table:table-cell>
          <table:table-cell table:formula="of:=CONCATENATE([.C509];&quot;=&quot;;[.D509])"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9" office:value-type="date" office:date-value="2013-12-03">
            <text:p>03/12/13</text:p>
          </table:table-cell>
          <table:table-cell table:formula="of:=IF([.A510]=[.C510];&quot;OK&quot;;&quot;ERROR&quot;)" office:value-type="string" office:string-value="OK">
            <text:p>OK</text:p>
          </table:table-cell>
          <table:table-cell table:formula="of:=CONCATENATE([.A510];&quot;=&quot;;[.B510])"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510];&quot;=&quot;;[.D510])"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9" office:value-type="date" office:date-value="2013-12-03">
            <text:p>03/12/13</text:p>
          </table:table-cell>
          <table:table-cell table:formula="of:=IF([.A511]=[.C511];&quot;OK&quot;;&quot;ERROR&quot;)" office:value-type="string" office:string-value="OK">
            <text:p>OK</text:p>
          </table:table-cell>
          <table:table-cell table:formula="of:=CONCATENATE([.A511];&quot;=&quot;;[.B511])" office:value-type="string" office:string-value="validation_zip=Το πεδίο &quot;Τ.Κ.&quot; είναι υποχρεωτικό">
            <text:p>validation_zip=Το πεδίο "Τ.Κ." είναι υποχρεωτικό</text:p>
          </table:table-cell>
          <table:table-cell table:formula="of:=CONCATENATE([.C511];&quot;=&quot;;[.D511])"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9" office:value-type="date" office:date-value="2013-12-03">
            <text:p>03/12/13</text:p>
          </table:table-cell>
          <table:table-cell table:formula="of:=IF([.A512]=[.C512];&quot;OK&quot;;&quot;ERROR&quot;)" office:value-type="string" office:string-value="OK">
            <text:p>OK</text:p>
          </table:table-cell>
          <table:table-cell table:formula="of:=CONCATENATE([.A512];&quot;=&quot;;[.B512])" office:value-type="string" office:string-value="VerificationAuthority=Αρχή Πιστοποίησης">
            <text:p>VerificationAuthority=Αρχή Πιστοποίησης</text:p>
          </table:table-cell>
          <table:table-cell table:formula="of:=CONCATENATE([.C512];&quot;=&quot;;[.D512])"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9" office:value-type="date" office:date-value="2013-12-03">
            <text:p>03/12/13</text:p>
          </table:table-cell>
          <table:table-cell table:formula="of:=IF([.A513]=[.C513];&quot;OK&quot;;&quot;ERROR&quot;)" office:value-type="string" office:string-value="OK">
            <text:p>OK</text:p>
          </table:table-cell>
          <table:table-cell table:formula="of:=CONCATENATE([.A513];&quot;=&quot;;[.B513])" office:value-type="string" office:string-value="VerificationAuthorityDEAN=Πρύτανης">
            <text:p>VerificationAuthorityDEAN=Πρύτανης</text:p>
          </table:table-cell>
          <table:table-cell table:formula="of:=CONCATENATE([.C513];&quot;=&quot;;[.D513])"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9" office:value-type="date" office:date-value="2013-12-03">
            <text:p>03/12/13</text:p>
          </table:table-cell>
          <table:table-cell table:formula="of:=IF([.A514]=[.C514];&quot;OK&quot;;&quot;ERROR&quot;)" office:value-type="string" office:string-value="OK">
            <text:p>OK</text:p>
          </table:table-cell>
          <table:table-cell table:formula="of:=CONCATENATE([.A514];&quot;=&quot;;[.B514])" office:value-type="string" office:string-value="VerificationAuthorityName=Ονοματεπώνυμο">
            <text:p>VerificationAuthorityName=Ονοματεπώνυμο</text:p>
          </table:table-cell>
          <table:table-cell table:formula="of:=CONCATENATE([.C514];&quot;=&quot;;[.D514])"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9" office:value-type="date" office:date-value="2013-12-03">
            <text:p>03/12/13</text:p>
          </table:table-cell>
          <table:table-cell table:formula="of:=IF([.A515]=[.C515];&quot;OK&quot;;&quot;ERROR&quot;)" office:value-type="string" office:string-value="OK">
            <text:p>OK</text:p>
          </table:table-cell>
          <table:table-cell table:formula="of:=CONCATENATE([.A515];&quot;=&quot;;[.B515])" office:value-type="string" office:string-value="VerificationAuthorityPRESIDENT=Πρόεδρος Τ.Ε.Ι.">
            <text:p>VerificationAuthorityPRESIDENT=Πρόεδρος Τ.Ε.Ι.</text:p>
          </table:table-cell>
          <table:table-cell table:formula="of:=CONCATENATE([.C515];&quot;=&quot;;[.D515])"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9" office:value-type="date" office:date-value="2013-12-03">
            <text:p>03/12/13</text:p>
          </table:table-cell>
          <table:table-cell table:formula="of:=IF([.A516]=[.C516];&quot;OK&quot;;&quot;ERROR&quot;)" office:value-type="string" office:string-value="OK">
            <text:p>OK</text:p>
          </table:table-cell>
          <table:table-cell table:formula="of:=CONCATENATE([.A516];&quot;=&quot;;[.B516])"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516];&quot;=&quot;;[.D516])"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9" office:value-type="date" office:date-value="2013-12-03">
            <text:p>03/12/13</text:p>
          </table:table-cell>
          <table:table-cell table:formula="of:=IF([.A517]=[.C517];&quot;OK&quot;;&quot;ERROR&quot;)" office:value-type="string" office:string-value="OK">
            <text:p>OK</text:p>
          </table:table-cell>
          <table:table-cell table:formula="of:=CONCATENATE([.A517];&quot;=&quot;;[.B517])" office:value-type="string" office:string-value="VerificationForm=Ενεργοποίηση λογαριασμού">
            <text:p>VerificationForm=Ενεργοποίηση λογαριασμού</text:p>
          </table:table-cell>
          <table:table-cell table:formula="of:=CONCATENATE([.C517];&quot;=&quot;;[.D517])"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9" office:value-type="date" office:date-value="2013-12-03">
            <text:p>03/12/13</text:p>
          </table:table-cell>
          <table:table-cell table:formula="of:=IF([.A518]=[.C518];&quot;OK&quot;;&quot;ERROR&quot;)" office:value-type="string" office:string-value="OK">
            <text:p>OK</text:p>
          </table:table-cell>
          <table:table-cell table:formula="of:=CONCATENATE([.A518];&quot;=&quot;;[.B518])" office:value-type="string" office:string-value="Yes=Ναι">
            <text:p>Yes=Ναι</text:p>
          </table:table-cell>
          <table:table-cell table:formula="of:=CONCATENATE([.C518];&quot;=&quot;;[.D518])"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9" office:value-type="date" office:date-value="2013-12-03">
            <text:p>03/12/13</text:p>
          </table:table-cell>
          <table:table-cell table:formula="of:=IF([.A519]=[.C519];&quot;OK&quot;;&quot;ERROR&quot;)" office:value-type="string" office:string-value="OK">
            <text:p>OK</text:p>
          </table:table-cell>
          <table:table-cell table:formula="of:=CONCATENATE([.A519];&quot;=&quot;;[.B519])" office:value-type="string" office:string-value="Zip=Τ.Κ.">
            <text:p>Zip=Τ.Κ.</text:p>
          </table:table-cell>
          <table:table-cell table:formula="of:=CONCATENATE([.C519];&quot;=&quot;;[.D519])" office:value-type="string" office:string-value="Zip=Zip Code">
            <text:p>Zip=Zip Code</text:p>
          </table:table-cell>
          <table:table-cell table:number-columns-repeated="1016"/>
        </table:table-row>
        <table:table-row table:style-name="ro3">
          <table:table-cell table:style-name="ce5" office:value-type="string">
            <text:p>PositionAssistants</text:p>
          </table:table-cell>
          <table:table-cell table:style-name="ce7" office:value-type="string">
            <text:p>Βοηθοί με πρόσβαση στη θέση</text:p>
          </table:table-cell>
          <table:table-cell table:style-name="ce5" office:value-type="string">
            <text:p>PositionAssistants</text:p>
          </table:table-cell>
          <table:table-cell table:style-name="ce8" office:value-type="string">
            <text:p>Assistants with access to position</text:p>
          </table:table-cell>
          <table:table-cell table:style-name="ce12" office:value-type="date" office:date-value="2014-02-24">
            <text:p>24/02/14</text:p>
          </table:table-cell>
          <table:table-cell table:formula="of:=IF([.A520]=[.C520];&quot;OK&quot;;&quot;ERROR&quot;)" office:value-type="string" office:string-value="OK">
            <text:p>OK</text:p>
          </table:table-cell>
          <table:table-cell table:formula="of:=CONCATENATE([.A520];&quot;=&quot;;[.B520])" office:value-type="string" office:string-value="PositionAssistants=Βοηθοί με πρόσβαση στη θέση">
            <text:p>PositionAssistants=Βοηθοί με πρόσβαση στη θέση</text:p>
          </table:table-cell>
          <table:table-cell table:formula="of:=CONCATENATE([.C520];&quot;=&quot;;[.D520])" office:value-type="string" office:string-value="PositionAssistants=Assistants with access to position">
            <text:p>PositionAssistants=Assistants with access to position</text:p>
          </table:table-cell>
          <table:table-cell table:number-columns-repeated="1016"/>
        </table:table-row>
        <table:table-row table:style-name="ro3" table:number-rows-repeated="1048055">
          <table:table-cell table:number-columns-repeated="1024"/>
        </table:table-row>
        <table:table-row table:style-name="ro3">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date-style style:name="N121">
      <number:day number:style="long"/>
      <number:text>/</number:text>
      <number:month number:style="long"/>
      <number:text>/</number:text>
      <number:year/>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3/06/2014</text:date>, <text:time>17:27: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06T17:27:16</dc:date>
    <dc:creator>Angelos Lenis</dc:creator>
    <meta:generator>OpenOffice/4.0.1$Unix OpenOffice.org_project/401m5$Build-9714</meta:generator>
    <meta:editing-duration>PT7H38M8S</meta:editing-duration>
    <meta:editing-cycles>62</meta:editing-cycles>
    <meta:document-statistic meta:table-count="3" meta:cell-count="4631" meta:object-count="0"/>
    <meta:user-defined meta:name=""/>
  </office:meta>
</office:document-meta>
</file>